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2"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3" style:family="paragraph" style:parent-style-name="Standard">
      <style:text-properties fo:font-size="16pt" fo:font-weight="normal" officeooo:rsid="006b2e85" officeooo:paragraph-rsid="016324e2" style:font-size-asian="16pt" style:font-weight-asian="normal" style:font-size-complex="16pt" style:font-weight-complex="normal"/>
    </style:style>
    <style:style style:name="P4"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150da6b" officeooo:paragraph-rsid="0150da6b" style:font-size-asian="16pt" style:font-weight-asian="normal" style:font-size-complex="16pt" style:font-weight-complex="normal"/>
    </style:style>
    <style:style style:name="P5"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6" style:family="paragraph" style:parent-style-name="Standard">
      <style:text-properties fo:font-weight="bold" officeooo:rsid="0003aa5c" officeooo:paragraph-rsid="016324e2" style:font-weight-asian="bold" style:font-weight-complex="bold"/>
    </style:style>
    <style:style style:name="P7" style:family="paragraph" style:parent-style-name="Standard">
      <style:text-properties fo:font-weight="bold" officeooo:rsid="0003aa5c" officeooo:paragraph-rsid="01b79bd0" style:font-weight-asian="bold" style:font-weight-complex="bold"/>
    </style:style>
    <style:style style:name="P8" style:family="paragraph" style:parent-style-name="Standard">
      <style:text-properties fo:font-weight="bold" officeooo:rsid="0003aa5c" officeooo:paragraph-rsid="01c1eaef" style:font-weight-asian="bold" style:font-weight-complex="bold"/>
    </style:style>
    <style:style style:name="P9" style:family="paragraph" style:parent-style-name="Standard">
      <style:text-properties fo:font-weight="bold" officeooo:rsid="0120f922" officeooo:paragraph-rsid="016324e2"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11" style:family="paragraph" style:parent-style-name="Standard">
      <loext:graphic-properties draw:fill="none"/>
      <style:paragraph-properties fo:background-color="transparent"/>
      <style:text-properties fo:font-weight="bold" officeooo:rsid="01344370" officeooo:paragraph-rsid="01344370" style:font-weight-asian="bold" style:font-weight-complex="bold"/>
    </style:style>
    <style:style style:name="P12" style:family="paragraph" style:parent-style-name="Standard">
      <loext:graphic-properties draw:fill="none"/>
      <style:paragraph-properties fo:background-color="transparent"/>
      <style:text-properties fo:font-weight="bold" officeooo:rsid="01371d26" officeooo:paragraph-rsid="016324e2" style:font-weight-asian="bold" style:font-weight-complex="bold"/>
    </style:style>
    <style:style style:name="P13" style:family="paragraph" style:parent-style-name="Standard">
      <style:text-properties fo:font-weight="bold" officeooo:rsid="001552ba" officeooo:paragraph-rsid="016324e2" style:font-weight-asian="bold" style:font-weight-complex="bold"/>
    </style:style>
    <style:style style:name="P14" style:family="paragraph" style:parent-style-name="Standard">
      <loext:graphic-properties draw:fill="none"/>
      <style:paragraph-properties fo:background-color="transparent"/>
      <style:text-properties fo:font-weight="bold" officeooo:rsid="004041fd" officeooo:paragraph-rsid="016324e2" style:font-weight-asian="bold" style:font-weight-complex="bold"/>
    </style:style>
    <style:style style:name="P15" style:family="paragraph" style:parent-style-name="Standard">
      <loext:graphic-properties draw:fill="none"/>
      <style:paragraph-properties fo:background-color="transparent"/>
      <style:text-properties fo:font-weight="bold" officeooo:rsid="0079153c" officeooo:paragraph-rsid="016324e2" style:font-weight-asian="bold" style:font-weight-complex="bold"/>
    </style:style>
    <style:style style:name="P16" style:family="paragraph" style:parent-style-name="Standard">
      <loext:graphic-properties draw:fill="none"/>
      <style:paragraph-properties fo:background-color="transparent"/>
      <style:text-properties fo:font-weight="bold" officeooo:rsid="01849ffb" officeooo:paragraph-rsid="019dd837" style:font-weight-asian="bold" style:font-weight-complex="bold"/>
    </style:style>
    <style:style style:name="P17" style:family="paragraph" style:parent-style-name="Standard">
      <style:text-properties fo:font-weight="bold" officeooo:rsid="0061d958" officeooo:paragraph-rsid="01c1eaef" style:font-weight-asian="bold" style:font-weight-complex="bold"/>
    </style:style>
    <style:style style:name="P18"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16324e2"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4e2006" officeooo:paragraph-rsid="00baf2f9"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37da2" officeooo:paragraph-rsid="01909387"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bd6691" officeooo:paragraph-rsid="0150da6b"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bebae9" officeooo:paragraph-rsid="0150da6b"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e520b9" officeooo:paragraph-rsid="019dd837"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34d341" officeooo:paragraph-rsid="016324e2"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34d341" officeooo:paragraph-rsid="016ba1c1"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c4c210" officeooo:paragraph-rsid="0150da6b"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dd033b" officeooo:paragraph-rsid="0150da6b"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79153c" officeooo:paragraph-rsid="016324e2"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fcb1de" officeooo:paragraph-rsid="012c1f58"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4cf235" officeooo:paragraph-rsid="0179ee31"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4cf235" officeooo:paragraph-rsid="019dd83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8d2f8c" officeooo:paragraph-rsid="019dd83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854624" officeooo:paragraph-rsid="019dd837"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991088" officeooo:paragraph-rsid="019dd837"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83d8ed" officeooo:paragraph-rsid="019dd837"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1aa3e" officeooo:paragraph-rsid="016324e2"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bf4474" officeooo:paragraph-rsid="0150da6b"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bf4474" officeooo:paragraph-rsid="015c19db"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154258d" officeooo:paragraph-rsid="0154258d"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7fc4ea" officeooo:paragraph-rsid="016324e2" style:font-weight-asian="normal" style:font-weight-complex="normal"/>
    </style:style>
    <style:style style:name="P51" style:family="paragraph" style:parent-style-name="Standard">
      <style:text-properties fo:font-weight="normal" officeooo:rsid="001b59c3" officeooo:paragraph-rsid="016324e2" style:font-weight-asian="normal" style:font-weight-complex="normal"/>
    </style:style>
    <style:style style:name="P52" style:family="paragraph" style:parent-style-name="Standard">
      <style:text-properties fo:font-weight="normal" officeooo:rsid="0004dced" officeooo:paragraph-rsid="016324e2"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23e866" officeooo:paragraph-rsid="016324e2"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2ba5ab" officeooo:paragraph-rsid="016324e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2f3ae0" officeooo:paragraph-rsid="016324e2"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3ae591" officeooo:paragraph-rsid="016324e2"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3b672a" officeooo:paragraph-rsid="016324e2"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44e9e4" officeooo:paragraph-rsid="016324e2"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64adf5" officeooo:paragraph-rsid="016324e2"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682559" officeooo:paragraph-rsid="016324e2"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80a0e7" officeooo:paragraph-rsid="016324e2"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7c5d58" officeooo:paragraph-rsid="016324e2"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7a4aa7" officeooo:paragraph-rsid="016324e2"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61582a" officeooo:paragraph-rsid="019dd837"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7b9c90" officeooo:paragraph-rsid="019dd837"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367b7f" officeooo:paragraph-rsid="019dd837"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399f69" officeooo:paragraph-rsid="019dd837"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5abad1" officeooo:paragraph-rsid="019dd837" style:font-weight-asian="normal" style:font-weight-complex="normal"/>
    </style:style>
    <style:style style:name="P69" style:family="paragraph" style:parent-style-name="Standard">
      <style:text-properties fo:font-weight="normal" officeooo:rsid="002ba201" officeooo:paragraph-rsid="01b79bd0" style:font-weight-asian="normal" style:font-weight-complex="normal"/>
    </style:style>
    <style:style style:name="P70" style:family="paragraph" style:parent-style-name="Standard">
      <style:text-properties fo:font-weight="normal" officeooo:rsid="00305fbd" officeooo:paragraph-rsid="01b79bd0" style:font-weight-asian="normal" style:font-weight-complex="normal"/>
    </style:style>
    <style:style style:name="P71" style:family="paragraph" style:parent-style-name="Standard">
      <style:text-properties fo:font-weight="normal" officeooo:rsid="00305fbd" officeooo:paragraph-rsid="01c4ba5c" style:font-weight-asian="normal" style:font-weight-complex="normal"/>
    </style:style>
    <style:style style:name="P72" style:family="paragraph" style:parent-style-name="Standard">
      <style:text-properties fo:font-weight="normal" officeooo:rsid="007b817d" officeooo:paragraph-rsid="01c4ba5c" style:font-weight-asian="normal" style:font-weight-complex="normal"/>
    </style:style>
    <style:style style:name="P73" style:family="paragraph" style:parent-style-name="Standard">
      <loext:graphic-properties draw:fill="none"/>
      <style:paragraph-properties fo:background-color="transparent"/>
      <style:text-properties fo:font-weight="normal" officeooo:rsid="00968948" officeooo:paragraph-rsid="01d7e9d0" style:font-name-asian="TakaoPGothic1" style:font-weight-asian="normal" style:font-weight-complex="normal"/>
    </style:style>
    <style:style style:name="P74" style:family="paragraph" style:parent-style-name="Standard">
      <loext:graphic-properties draw:fill="none"/>
      <style:paragraph-properties fo:background-color="transparent"/>
      <style:text-properties fo:font-weight="normal" officeooo:rsid="009806e2" officeooo:paragraph-rsid="01d7e9d0" style:font-name-asian="TakaoPGothic1" style:font-weight-asian="normal" style:font-weight-complex="normal"/>
    </style:style>
    <style:style style:name="P75" style:family="paragraph" style:parent-style-name="Standard">
      <loext:graphic-properties draw:fill="none"/>
      <style:paragraph-properties fo:background-color="transparent"/>
      <style:text-properties fo:font-weight="normal" officeooo:rsid="01d7e9d0" officeooo:paragraph-rsid="01d7e9d0" style:font-name-asian="TakaoPGothic1" style:font-weight-asian="normal" style:font-weight-complex="normal"/>
    </style:style>
    <style:style style:name="P76" style:family="paragraph" style:parent-style-name="Standard">
      <loext:graphic-properties draw:fill="none"/>
      <style:paragraph-properties fo:background-color="transparent"/>
      <style:text-properties officeooo:rsid="008b11e4" officeooo:paragraph-rsid="011091c9"/>
    </style:style>
    <style:style style:name="P77"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78" style:family="paragraph" style:parent-style-name="Standard">
      <loext:graphic-properties draw:fill="none"/>
      <style:paragraph-properties fo:background-color="transparent"/>
      <style:text-properties fo:font-size="10pt" fo:font-weight="normal" officeooo:rsid="00bebae9" officeooo:paragraph-rsid="014bafb9" style:font-size-asian="10pt" style:font-weight-asian="normal" style:font-size-complex="10pt" style:font-weight-complex="normal"/>
    </style:style>
    <style:style style:name="P79" style:family="paragraph" style:parent-style-name="Standard">
      <loext:graphic-properties draw:fill="none"/>
      <style:paragraph-properties fo:background-color="transparent"/>
      <style:text-properties fo:font-size="10pt" fo:font-weight="normal" officeooo:rsid="00bebae9" officeooo:paragraph-rsid="0150da6b" style:font-size-asian="10pt" style:font-weight-asian="normal" style:font-size-complex="10pt" style:font-weight-complex="normal"/>
    </style:style>
    <style:style style:name="P80" style:family="paragraph" style:parent-style-name="Standard">
      <loext:graphic-properties draw:fill="none"/>
      <style:paragraph-properties fo:background-color="transparent"/>
      <style:text-properties fo:font-size="10pt" fo:font-weight="normal" officeooo:rsid="00968948" officeooo:paragraph-rsid="01d7e9d0" style:font-name-asian="TakaoPGothic1" style:font-size-asian="10pt" style:font-weight-asian="normal" style:font-size-complex="10pt" style:font-weight-complex="normal"/>
    </style:style>
    <style:style style:name="P81" style:family="paragraph" style:parent-style-name="Standard">
      <style:text-properties fo:font-size="10pt" officeooo:paragraph-rsid="016324e2" fo:background-color="#ffff00" style:font-size-asian="10pt" style:font-size-complex="10pt"/>
    </style:style>
    <style:style style:name="P82" style:family="paragraph" style:parent-style-name="Standard">
      <style:text-properties fo:font-size="10pt" officeooo:rsid="0003aa5c" officeooo:paragraph-rsid="01b79bd0" style:font-size-asian="10pt" style:font-size-complex="10pt"/>
    </style:style>
    <style:style style:name="P83" style:family="paragraph" style:parent-style-name="Standard">
      <loext:graphic-properties draw:fill="none"/>
      <style:paragraph-properties fo:background-color="transparent"/>
    </style:style>
    <style:style style:name="P84" style:family="paragraph" style:parent-style-name="Standard">
      <loext:graphic-properties draw:fill="none"/>
      <style:paragraph-properties fo:background-color="transparent"/>
      <style:text-properties officeooo:rsid="008d3ffe" officeooo:paragraph-rsid="00baf2f9"/>
    </style:style>
    <style:style style:name="P85"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86"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87" style:family="paragraph" style:parent-style-name="Standard">
      <loext:graphic-properties draw:fill="none"/>
      <style:paragraph-properties fo:background-color="transparent"/>
      <style:text-properties officeooo:rsid="008e1a6b" officeooo:paragraph-rsid="00baf2f9"/>
    </style:style>
    <style:style style:name="P88"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89"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90" style:family="paragraph" style:parent-style-name="Standard">
      <loext:graphic-properties draw:fill="none"/>
      <style:paragraph-properties fo:background-color="transparent"/>
      <style:text-properties officeooo:rsid="008a4e9d" officeooo:paragraph-rsid="011091c9"/>
    </style:style>
    <style:style style:name="P91" style:family="paragraph" style:parent-style-name="Standard">
      <style:text-properties officeooo:rsid="0003aa5c" officeooo:paragraph-rsid="016324e2"/>
    </style:style>
    <style:style style:name="P92" style:family="paragraph" style:parent-style-name="Standard">
      <style:text-properties officeooo:rsid="0003aa5c" officeooo:paragraph-rsid="01b79bd0"/>
    </style:style>
    <style:style style:name="P93" style:family="paragraph" style:parent-style-name="Standard">
      <style:text-properties officeooo:rsid="0006eb84" officeooo:paragraph-rsid="016324e2"/>
    </style:style>
    <style:style style:name="P94" style:family="paragraph" style:parent-style-name="Standard">
      <style:text-properties officeooo:rsid="00111cd7" officeooo:paragraph-rsid="016324e2"/>
    </style:style>
    <style:style style:name="P95" style:family="paragraph" style:parent-style-name="Standard">
      <style:text-properties officeooo:rsid="002cec60" officeooo:paragraph-rsid="016324e2"/>
    </style:style>
    <style:style style:name="P96" style:family="paragraph" style:parent-style-name="Standard">
      <style:text-properties officeooo:rsid="002cfeff" officeooo:paragraph-rsid="016324e2"/>
    </style:style>
    <style:style style:name="P97" style:family="paragraph" style:parent-style-name="Standard">
      <style:text-properties officeooo:rsid="002cfeff" officeooo:paragraph-rsid="01858e10"/>
    </style:style>
    <style:style style:name="P98" style:family="paragraph" style:parent-style-name="Standard">
      <loext:graphic-properties draw:fill="none"/>
      <style:paragraph-properties fo:background-color="transparent"/>
      <style:text-properties officeooo:rsid="00c4c210" officeooo:paragraph-rsid="0150da6b"/>
    </style:style>
    <style:style style:name="P99"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00" style:family="paragraph" style:parent-style-name="Standard">
      <loext:graphic-properties draw:fill="none"/>
      <style:paragraph-properties fo:background-color="transparent"/>
      <style:text-properties fo:font-size="12pt" fo:font-weight="bold" officeooo:rsid="016ba1c1" officeooo:paragraph-rsid="016ba1c1" style:font-size-asian="12pt" style:font-weight-asian="bold" style:font-size-complex="12pt" style:font-weight-complex="bold"/>
    </style:style>
    <style:style style:name="P101" style:family="paragraph" style:parent-style-name="Standard">
      <style:text-properties officeooo:rsid="001a32bd" officeooo:paragraph-rsid="016324e2"/>
    </style:style>
    <style:style style:name="P102" style:family="paragraph" style:parent-style-name="Standard">
      <style:text-properties officeooo:rsid="001552ba" officeooo:paragraph-rsid="016324e2"/>
    </style:style>
    <style:style style:name="P103" style:family="paragraph" style:parent-style-name="Standard">
      <loext:graphic-properties draw:fill="none"/>
      <style:paragraph-properties fo:background-color="transparent"/>
      <style:text-properties officeooo:rsid="003c693c" officeooo:paragraph-rsid="016324e2"/>
    </style:style>
    <style:style style:name="P104" style:family="paragraph" style:parent-style-name="Standard">
      <loext:graphic-properties draw:fill="none"/>
      <style:paragraph-properties fo:background-color="transparent"/>
      <style:text-properties officeooo:rsid="0025b3e3" officeooo:paragraph-rsid="016324e2"/>
    </style:style>
    <style:style style:name="P105" style:family="paragraph" style:parent-style-name="Standard">
      <style:text-properties officeooo:paragraph-rsid="016324e2"/>
    </style:style>
    <style:style style:name="P106" style:family="paragraph" style:parent-style-name="Standard">
      <style:text-properties officeooo:rsid="001b59c3" officeooo:paragraph-rsid="016324e2"/>
    </style:style>
    <style:style style:name="P107" style:family="paragraph" style:parent-style-name="Standard">
      <style:text-properties officeooo:rsid="0032eb07" officeooo:paragraph-rsid="01b79bd0"/>
    </style:style>
    <style:style style:name="P108" style:family="paragraph" style:parent-style-name="Standard">
      <style:text-properties officeooo:rsid="003358c2" officeooo:paragraph-rsid="01b79bd0"/>
    </style:style>
    <style:style style:name="P109" style:family="paragraph" style:parent-style-name="Standard">
      <style:text-properties officeooo:rsid="002ba201" officeooo:paragraph-rsid="01b79bd0"/>
    </style:style>
    <style:style style:name="P110" style:family="paragraph" style:parent-style-name="Standard">
      <style:text-properties officeooo:rsid="00266fae" officeooo:paragraph-rsid="016324e2"/>
    </style:style>
    <style:style style:name="P111" style:family="paragraph" style:parent-style-name="Standard">
      <loext:graphic-properties draw:fill="none"/>
      <style:paragraph-properties fo:background-color="transparent"/>
      <style:text-properties officeooo:rsid="01f954c5" officeooo:paragraph-rsid="0223b083"/>
    </style:style>
    <style:style style:name="P112" style:family="paragraph" style:parent-style-name="Standard">
      <loext:graphic-properties draw:fill="none"/>
      <style:paragraph-properties fo:background-color="transparent"/>
      <style:text-properties officeooo:rsid="021056a2" officeooo:paragraph-rsid="02109934"/>
    </style:style>
    <style:style style:name="P113" style:family="paragraph" style:parent-style-name="Standard">
      <loext:graphic-properties draw:fill="none"/>
      <style:paragraph-properties fo:background-color="transparent"/>
      <style:text-properties officeooo:paragraph-rsid="0223b083"/>
    </style:style>
    <style:style style:name="P114" style:family="paragraph" style:parent-style-name="Standard">
      <loext:graphic-properties draw:fill="none"/>
      <style:paragraph-properties fo:background-color="transparent"/>
      <style:text-properties officeooo:rsid="0225d3b1" officeooo:paragraph-rsid="0225d3b1" fo:background-color="#ffff00"/>
    </style:style>
    <style:style style:name="P115"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116" style:family="paragraph" style:parent-style-name="Standard">
      <loext:graphic-properties draw:fill="none"/>
      <style:paragraph-properties fo:margin-left="0.4925in" fo:margin-right="0in" fo:text-indent="0in" style:auto-text-indent="false" fo:background-color="transparent"/>
      <style:text-properties fo:font-weight="normal" officeooo:rsid="0006eb84" officeooo:paragraph-rsid="016324e2" style:font-weight-asian="normal" style:font-weight-complex="normal"/>
    </style:style>
    <style:style style:name="P117"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16324e2" style:font-weight-asian="normal" style:font-weight-complex="normal"/>
    </style:style>
    <style:style style:name="P118"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16324e2" style:font-weight-asian="normal" style:font-weight-complex="normal"/>
    </style:style>
    <style:style style:name="P119"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16324e2" style:font-weight-asian="normal" style:font-weight-complex="normal"/>
    </style:style>
    <style:style style:name="P120"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16324e2" style:font-weight-asian="normal" style:font-weight-complex="normal"/>
    </style:style>
    <style:style style:name="P121"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6324e2" style:font-weight-asian="normal" style:font-weight-complex="normal"/>
    </style:style>
    <style:style style:name="P122"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d18a84" style:font-weight-asian="normal" style:font-weight-complex="normal"/>
    </style:style>
    <style:style style:name="P123"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24" style:family="paragraph" style:parent-style-name="Standard">
      <loext:graphic-properties draw:fill="none"/>
      <style:paragraph-properties fo:margin-left="0.4925in" fo:margin-right="0in" fo:text-indent="0in" style:auto-text-indent="false" fo:background-color="transparent"/>
      <style:text-properties fo:font-weight="normal" officeooo:rsid="01d960b3" officeooo:paragraph-rsid="02147ee7" style:font-name-asian="TakaoPGothic1" style:font-weight-asian="normal" style:font-weight-complex="normal"/>
    </style:style>
    <style:style style:name="P125" style:family="paragraph" style:parent-style-name="Standard">
      <loext:graphic-properties draw:fill="none"/>
      <style:paragraph-properties fo:margin-left="0.4925in" fo:margin-right="0in" fo:text-indent="0in" style:auto-text-indent="false" fo:background-color="transparent"/>
      <style:text-properties fo:font-size="10pt" officeooo:paragraph-rsid="016324e2" style:font-size-asian="10pt" style:font-size-complex="10pt"/>
    </style:style>
    <style:style style:name="P126" style:family="paragraph" style:parent-style-name="Standard">
      <loext:graphic-properties draw:fill="none"/>
      <style:paragraph-properties fo:margin-left="0.4925in" fo:margin-right="0in" fo:text-indent="0in" style:auto-text-indent="false" fo:background-color="transparent"/>
      <style:text-properties fo:font-size="10pt" officeooo:paragraph-rsid="01c1eaef" style:font-size-asian="10pt" style:font-size-complex="10pt"/>
    </style:style>
    <style:style style:name="P127" style:family="paragraph" style:parent-style-name="Standard">
      <loext:graphic-properties draw:fill="none"/>
      <style:paragraph-properties fo:margin-left="0.4925in" fo:margin-right="0in" fo:text-indent="0in" style:auto-text-indent="false" fo:background-color="transparent"/>
      <style:text-properties fo:font-size="10pt" officeooo:paragraph-rsid="01c4ba5c" style:font-size-asian="10pt" style:font-size-complex="10pt"/>
    </style:style>
    <style:style style:name="P128" style:family="paragraph" style:parent-style-name="Standard">
      <loext:graphic-properties draw:fill="none"/>
      <style:paragraph-properties fo:margin-left="0.4925in" fo:margin-right="0in" fo:text-indent="0in" style:auto-text-indent="false" fo:background-color="transparent"/>
      <style:text-properties fo:font-size="10pt" officeooo:paragraph-rsid="020600f9" style:font-size-asian="10pt" style:font-size-complex="10pt"/>
    </style:style>
    <style:style style:name="P129" style:family="paragraph" style:parent-style-name="Standard">
      <loext:graphic-properties draw:fill="none"/>
      <style:paragraph-properties fo:margin-left="0.4925in" fo:margin-right="0in" fo:text-indent="0in" style:auto-text-indent="false" fo:background-color="transparent"/>
      <style:text-properties fo:font-size="10pt" officeooo:paragraph-rsid="02147ee7" style:font-size-asian="10pt" style:font-size-complex="10pt"/>
    </style:style>
    <style:style style:name="P13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16324e2" style:font-size-asian="10pt" style:font-weight-asian="normal" style:font-size-complex="10pt" style:font-weight-complex="normal"/>
    </style:style>
    <style:style style:name="P131"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6324e2" style:font-size-asian="10pt" style:font-weight-asian="normal" style:font-size-complex="10pt" style:font-weight-complex="normal"/>
    </style:style>
    <style:style style:name="P132"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c1eaef" style:font-size-asian="10pt" style:font-weight-asian="normal" style:font-size-complex="10pt" style:font-weight-complex="normal"/>
    </style:style>
    <style:style style:name="P133"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16324e2" style:font-size-asian="10pt" style:font-weight-asian="normal" style:font-size-complex="10pt" style:font-weight-complex="normal"/>
    </style:style>
    <style:style style:name="P134"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305fbd" officeooo:paragraph-rsid="01b79bd0" style:font-size-asian="10pt" style:font-weight-asian="normal" style:font-size-complex="10pt" style:font-weight-complex="normal"/>
    </style:style>
    <style:style style:name="P135" style:family="paragraph" style:parent-style-name="Standard">
      <style:paragraph-properties fo:margin-left="0.4925in" fo:margin-right="0in" fo:text-indent="0in" style:auto-text-indent="false"/>
      <style:text-properties officeooo:rsid="0006eb84" officeooo:paragraph-rsid="016324e2"/>
    </style:style>
    <style:style style:name="P136" style:family="paragraph" style:parent-style-name="Standard">
      <style:paragraph-properties fo:margin-left="0.4925in" fo:margin-right="0in" fo:text-indent="0in" style:auto-text-indent="false"/>
      <style:text-properties officeooo:rsid="0003aa5c" officeooo:paragraph-rsid="016324e2"/>
    </style:style>
    <style:style style:name="P137" style:family="paragraph" style:parent-style-name="Standard">
      <loext:graphic-properties draw:fill="none"/>
      <style:paragraph-properties fo:margin-left="0.4925in" fo:margin-right="0in" fo:text-indent="0in" style:auto-text-indent="false" fo:background-color="transparent"/>
      <style:text-properties officeooo:rsid="0003aa5c" officeooo:paragraph-rsid="01c4ba5c"/>
    </style:style>
    <style:style style:name="P138" style:family="paragraph" style:parent-style-name="Standard">
      <style:paragraph-properties fo:margin-left="0.4925in" fo:margin-right="0in" fo:text-indent="0in" style:auto-text-indent="false"/>
      <style:text-properties fo:font-weight="bold" officeooo:rsid="00214945" officeooo:paragraph-rsid="016324e2" style:font-weight-asian="bold" style:font-weight-complex="bold"/>
    </style:style>
    <style:style style:name="P139"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16324e2"/>
    </style:style>
    <style:style style:name="P140" style:family="paragraph" style:parent-style-name="Standard">
      <style:paragraph-properties fo:margin-left="0.4925in" fo:margin-right="0in" fo:text-align="justify" style:justify-single-word="false" fo:text-indent="0in" style:auto-text-indent="false"/>
      <style:text-properties officeooo:rsid="00111cd7" officeooo:paragraph-rsid="016324e2"/>
    </style:style>
    <style:style style:name="P14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16324e2" style:font-weight-asian="normal" style:font-weight-complex="normal"/>
    </style:style>
    <style:style style:name="P142"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16324e2"/>
    </style:style>
    <style:style style:name="P143" style:family="paragraph" style:parent-style-name="Standard">
      <style:paragraph-properties fo:margin-left="0.4925in" fo:margin-right="0in" fo:text-indent="0in" style:auto-text-indent="false"/>
      <style:text-properties officeooo:paragraph-rsid="016324e2"/>
    </style:style>
    <style:style style:name="P144" style:family="paragraph" style:parent-style-name="Standard">
      <loext:graphic-properties draw:fill="none"/>
      <style:paragraph-properties fo:margin-left="0.4925in" fo:margin-right="0in" fo:text-indent="0in" style:auto-text-indent="false" fo:background-color="transparent"/>
      <style:text-properties officeooo:paragraph-rsid="016324e2"/>
    </style:style>
    <style:style style:name="P145" style:family="paragraph" style:parent-style-name="Standard">
      <loext:graphic-properties draw:fill="none"/>
      <style:paragraph-properties fo:margin-left="0.4925in" fo:margin-right="0in" fo:text-indent="0in" style:auto-text-indent="false" fo:background-color="transparent"/>
      <style:text-properties officeooo:paragraph-rsid="01c1eaef"/>
    </style:style>
    <style:style style:name="P146" style:family="paragraph" style:parent-style-name="Standard">
      <loext:graphic-properties draw:fill="none"/>
      <style:paragraph-properties fo:margin-left="0.4925in" fo:margin-right="0in" fo:text-indent="0in" style:auto-text-indent="false" fo:background-color="transparent"/>
      <style:text-properties officeooo:paragraph-rsid="01fe4507"/>
    </style:style>
    <style:style style:name="P147"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officeooo:paragraph-rsid="016324e2" style:font-size-asian="10pt" style:font-size-complex="10pt"/>
    </style:style>
    <style:style style:name="P148"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fo:font-weight="normal" officeooo:rsid="0061a15a" officeooo:paragraph-rsid="01c1eaef" style:font-size-asian="10pt" style:font-weight-asian="normal" style:font-size-complex="10pt" style:font-weight-complex="normal"/>
    </style:style>
    <style:style style:name="P149" style:family="paragraph" style:parent-style-name="Standard">
      <loext:graphic-properties draw:fill="none"/>
      <style:paragraph-properties fo:margin-top="0in" fo:margin-bottom="0.0799in" loext:contextual-spacing="false" fo:background-color="transparent"/>
      <style:text-properties fo:font-weight="normal" officeooo:rsid="0120f922" officeooo:paragraph-rsid="015176ed" style:font-weight-asian="normal" style:font-weight-complex="normal"/>
    </style:style>
    <style:style style:name="P150"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16324e2" style:font-weight-asian="normal" style:font-weight-complex="normal"/>
    </style:style>
    <style:style style:name="P15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0pt" officeooo:paragraph-rsid="016324e2" style:font-size-asian="10pt" style:font-size-complex="10pt"/>
    </style:style>
    <style:style style:name="P152" style:family="paragraph" style:parent-style-name="Standard">
      <loext:graphic-properties draw:fill="none"/>
      <style:paragraph-properties fo:margin-left="1in" fo:margin-right="0in" fo:text-indent="-0.5in" style:auto-text-indent="false" fo:background-color="transparent"/>
      <style:text-properties officeooo:paragraph-rsid="016324e2"/>
    </style:style>
    <style:style style:name="P153"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147ee7" style:font-name-asian="TakaoPGothic1" style:font-weight-asian="normal" style:font-weight-complex="normal"/>
    </style:style>
    <style:style style:name="P154"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0600f9" style:font-name-asian="TakaoPGothic1" style:font-weight-asian="normal" style:font-weight-complex="normal"/>
    </style:style>
    <style:style style:name="P155"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2b7b9c" style:font-name-asian="TakaoPGothic1" style:font-weight-asian="normal" style:font-weight-complex="normal"/>
    </style:style>
    <style:style style:name="P156"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1d7e9d0" style:font-name-asian="TakaoPGothic1" style:font-weight-asian="normal" style:font-weight-complex="normal"/>
    </style:style>
    <style:style style:name="P157"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30d2a6" style:font-name-asian="TakaoPGothic1" style:font-weight-asian="normal" style:font-weight-complex="normal"/>
    </style:style>
    <style:style style:name="P158"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59" style:family="paragraph" style:parent-style-name="Standard">
      <loext:graphic-properties draw:fill="none"/>
      <style:paragraph-properties fo:margin-left="0in" fo:margin-right="0in" fo:text-indent="0in" style:auto-text-indent="false" fo:background-color="transparent"/>
      <style:text-properties fo:font-weight="normal" officeooo:rsid="01d7e9d0" officeooo:paragraph-rsid="02223012" style:font-name-asian="TakaoPGothic1" style:font-weight-asian="normal" style:font-weight-complex="normal"/>
    </style:style>
    <style:style style:name="P160" style:family="paragraph" style:parent-style-name="Standard">
      <loext:graphic-properties draw:fill="none"/>
      <style:paragraph-properties fo:margin-left="0in" fo:margin-right="0in" fo:text-indent="0in" style:auto-text-indent="false" fo:background-color="transparent"/>
      <style:text-properties fo:font-weight="normal" officeooo:rsid="01d960b3" officeooo:paragraph-rsid="01d960b3" style:font-name-asian="TakaoPGothic1" style:font-weight-asian="normal" style:font-weight-complex="normal"/>
    </style:style>
    <style:style style:name="P161" style:family="paragraph" style:parent-style-name="Standard">
      <loext:graphic-properties draw:fill="none"/>
      <style:paragraph-properties fo:margin-left="0in" fo:margin-right="0in" fo:text-indent="0in" style:auto-text-indent="false" fo:background-color="transparent"/>
      <style:text-properties fo:font-weight="normal" officeooo:rsid="01d960b3" officeooo:paragraph-rsid="02223012" style:font-name-asian="TakaoPGothic1" style:font-weight-asian="normal" style:font-weight-complex="normal"/>
    </style:style>
    <style:style style:name="P162" style:family="paragraph" style:parent-style-name="Standard">
      <loext:graphic-properties draw:fill="none"/>
      <style:paragraph-properties fo:margin-left="0in" fo:margin-right="0in" fo:text-indent="0in" style:auto-text-indent="false" fo:background-color="transparent"/>
      <style:text-properties fo:font-weight="normal" officeooo:rsid="01dd6d3e" officeooo:paragraph-rsid="02223012" style:font-name-asian="TakaoPGothic1" style:font-weight-asian="normal" style:font-weight-complex="normal"/>
    </style:style>
    <style:style style:name="P163" style:family="paragraph" style:parent-style-name="Standard">
      <loext:graphic-properties draw:fill="none"/>
      <style:paragraph-properties fo:margin-left="0in" fo:margin-right="0in" fo:text-indent="0in" style:auto-text-indent="false" fo:background-color="transparent"/>
      <style:text-properties fo:font-weight="normal" officeooo:rsid="01f4a2ff" officeooo:paragraph-rsid="0223b083" style:font-name-asian="TakaoPGothic1" style:font-weight-asian="normal" style:font-weight-complex="normal"/>
    </style:style>
    <style:style style:name="P164" style:family="paragraph" style:parent-style-name="Standard">
      <loext:graphic-properties draw:fill="none"/>
      <style:paragraph-properties fo:margin-left="0in" fo:margin-right="0in" fo:text-indent="0in" style:auto-text-indent="false" fo:background-color="transparent"/>
      <style:text-properties fo:font-weight="normal" officeooo:rsid="01fcc213" officeooo:paragraph-rsid="01fe4507" style:font-name-asian="TakaoPGothic1" style:font-weight-asian="normal" style:font-weight-complex="normal"/>
    </style:style>
    <style:style style:name="P165" style:family="paragraph" style:parent-style-name="Standard">
      <loext:graphic-properties draw:fill="none"/>
      <style:paragraph-properties fo:margin-left="0in" fo:margin-right="0in" fo:text-indent="0in" style:auto-text-indent="false" fo:background-color="transparent"/>
      <style:text-properties fo:font-weight="normal" officeooo:rsid="02124f95" officeooo:paragraph-rsid="022b7b9c" style:font-name-asian="TakaoPGothic1" style:font-weight-asian="normal" style:font-weight-complex="normal"/>
    </style:style>
    <style:style style:name="P166" style:family="paragraph" style:parent-style-name="Standard">
      <loext:graphic-properties draw:fill="none"/>
      <style:paragraph-properties fo:margin-left="0in" fo:margin-right="0in" fo:text-indent="0in" style:auto-text-indent="false" fo:background-color="transparent"/>
      <style:text-properties fo:font-weight="normal" officeooo:rsid="021366de" officeooo:paragraph-rsid="022b7b9c" style:font-name-asian="TakaoPGothic1" style:font-weight-asian="normal" style:font-weight-complex="normal"/>
    </style:style>
    <style:style style:name="P167" style:family="paragraph" style:parent-style-name="Standard">
      <loext:graphic-properties draw:fill="none"/>
      <style:paragraph-properties fo:margin-left="0in" fo:margin-right="0in" fo:text-indent="0in" style:auto-text-indent="false" fo:background-color="transparent"/>
      <style:text-properties fo:font-weight="normal" officeooo:rsid="02147ee7" officeooo:paragraph-rsid="02147ee7" style:font-name-asian="TakaoPGothic1" style:font-weight-asian="normal" style:font-weight-complex="normal"/>
    </style:style>
    <style:style style:name="P168" style:family="paragraph" style:parent-style-name="Standard">
      <loext:graphic-properties draw:fill="none"/>
      <style:paragraph-properties fo:margin-left="0in" fo:margin-right="0in" fo:text-indent="0in" style:auto-text-indent="false" fo:background-color="transparent"/>
      <style:text-properties fo:font-weight="normal" officeooo:rsid="0214e02d" officeooo:paragraph-rsid="0214e02d" style:font-name-asian="TakaoPGothic1" style:font-weight-asian="normal" style:font-weight-complex="normal"/>
    </style:style>
    <style:style style:name="P169" style:family="paragraph" style:parent-style-name="Standard">
      <loext:graphic-properties draw:fill="none"/>
      <style:paragraph-properties fo:margin-left="0in" fo:margin-right="0in" fo:text-indent="0in" style:auto-text-indent="false" fo:background-color="transparent"/>
      <style:text-properties fo:font-weight="normal" officeooo:rsid="01f954c5" officeooo:paragraph-rsid="0223b083" style:font-name-asian="TakaoPGothic1" style:font-weight-asian="normal" style:font-weight-complex="normal"/>
    </style:style>
    <style:style style:name="P170" style:family="paragraph" style:parent-style-name="Standard">
      <loext:graphic-properties draw:fill="none"/>
      <style:paragraph-properties fo:margin-left="0in" fo:margin-right="0in" fo:text-indent="0in" style:auto-text-indent="false" fo:background-color="transparent"/>
      <style:text-properties fo:font-weight="normal" officeooo:rsid="002ba201" officeooo:paragraph-rsid="02147ee7" style:font-weight-asian="normal" style:font-weight-complex="normal"/>
    </style:style>
    <style:style style:name="P171" style:family="paragraph" style:parent-style-name="Standard">
      <loext:graphic-properties draw:fill="none"/>
      <style:paragraph-properties fo:margin-left="0in" fo:margin-right="0in" fo:text-indent="0in" style:auto-text-indent="false" fo:background-color="transparent"/>
      <style:text-properties fo:font-weight="bold" officeooo:rsid="0003aa5c" officeooo:paragraph-rsid="016324e2" style:font-weight-asian="bold" style:font-weight-complex="bold"/>
    </style:style>
    <style:style style:name="P172" style:family="paragraph" style:parent-style-name="Standard">
      <loext:graphic-properties draw:fill="none"/>
      <style:paragraph-properties fo:margin-left="0in" fo:margin-right="0in" fo:text-indent="0in" style:auto-text-indent="false" fo:background-color="transparent"/>
      <style:text-properties officeooo:rsid="01e1ed9e" officeooo:paragraph-rsid="01fe4507"/>
    </style:style>
    <style:style style:name="P173" style:family="paragraph" style:parent-style-name="Standard">
      <loext:graphic-properties draw:fill="none"/>
      <style:paragraph-properties fo:margin-left="0in" fo:margin-right="0in" fo:text-indent="0in" style:auto-text-indent="false" fo:background-color="transparent"/>
      <style:text-properties style:font-name="DejaVu Sans Mono" fo:font-size="10pt" fo:font-weight="normal" officeooo:rsid="020600f9" officeooo:paragraph-rsid="020600f9" style:font-name-asian="TakaoPGothic1" style:font-size-asian="10pt" style:font-weight-asian="normal" style:font-size-complex="10pt" style:font-weight-complex="normal"/>
    </style:style>
    <style:style style:name="P174" style:family="paragraph" style:parent-style-name="Standard">
      <loext:graphic-properties draw:fill="none"/>
      <style:paragraph-properties fo:margin-left="0in" fo:margin-right="0in" fo:text-indent="0in" style:auto-text-indent="false" fo:background-color="transparent"/>
      <style:text-properties officeooo:paragraph-rsid="02147ee7"/>
    </style:style>
    <style:style style:name="P175" style:family="paragraph" style:parent-style-name="Standard">
      <loext:graphic-properties draw:fill="none"/>
      <style:paragraph-properties fo:margin-left="0in" fo:margin-right="0in" fo:text-indent="0in" style:auto-text-indent="false" fo:background-color="transparent"/>
      <style:text-properties officeooo:rsid="0214e02d" officeooo:paragraph-rsid="0214e02d"/>
    </style:style>
    <style:style style:name="P176" style:family="paragraph" style:parent-style-name="Standard">
      <loext:graphic-properties draw:fill="none"/>
      <style:paragraph-properties fo:margin-left="0in" fo:margin-right="0in" fo:text-indent="0in" style:auto-text-indent="false" fo:break-before="page" fo:background-color="transparent"/>
      <style:text-properties fo:font-weight="normal" officeooo:rsid="02147ee7" officeooo:paragraph-rsid="02147ee7" style:font-name-asian="TakaoPGothic1" style:font-weight-asian="normal" style:font-weight-complex="normal"/>
    </style:style>
    <style:style style:name="P17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1fe4507" style:font-weight-asian="normal" style:font-weight-complex="normal"/>
    </style:style>
    <style:style style:name="P178"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1c4ba5c" style:font-weight-asian="normal" style:font-weight-complex="normal"/>
    </style:style>
    <style:style style:name="P17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20600f9" style:font-weight-asian="normal" style:font-weight-complex="normal"/>
    </style:style>
    <style:style style:name="P18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2147ee7" style:font-weight-asian="normal" style:font-weight-complex="normal"/>
    </style:style>
    <style:style style:name="P18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1b79bd0"/>
    </style:style>
    <style:style style:name="P18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1e1ed9e" officeooo:paragraph-rsid="01e1ed9e"/>
    </style:style>
    <style:style style:name="P183" style:family="paragraph" style:parent-style-name="Standard">
      <loext:graphic-properties draw:fill="none"/>
      <style:paragraph-properties fo:break-before="page" fo:background-color="transparent"/>
      <style:text-properties fo:font-weight="bold" officeooo:rsid="0079153c" officeooo:paragraph-rsid="016324e2" style:font-weight-asian="bold" style:font-weight-complex="bold"/>
    </style:style>
    <style:style style:name="P184" style:family="paragraph" style:parent-style-name="Standard">
      <loext:graphic-properties draw:fill="none"/>
      <style:paragraph-properties fo:break-before="page" fo:background-color="transparent"/>
      <style:text-properties fo:font-weight="bold" officeooo:rsid="00342193" officeooo:paragraph-rsid="016324e2" style:font-weight-asian="bold" style:font-weight-complex="bold"/>
    </style:style>
    <style:style style:name="P185" style:family="paragraph" style:parent-style-name="Standard">
      <style:paragraph-properties fo:break-before="page"/>
      <style:text-properties fo:font-size="16pt" officeooo:rsid="0003aa5c" officeooo:paragraph-rsid="016324e2" style:font-size-asian="16pt" style:font-size-complex="16pt"/>
    </style:style>
    <style:style style:name="P186" style:family="paragraph" style:parent-style-name="Standard">
      <loext:graphic-properties draw:fill="none"/>
      <style:paragraph-properties fo:break-before="page" fo:background-color="transparent"/>
      <style:text-properties fo:font-size="16pt" style:text-underline-style="solid" style:text-underline-width="auto" style:text-underline-color="font-color" fo:font-weight="bold" officeooo:rsid="0138cd36" officeooo:paragraph-rsid="016324e2" style:font-size-asian="16pt" style:font-weight-asian="bold" style:font-size-complex="16pt" style:font-weight-complex="bold"/>
    </style:style>
    <style:style style:name="P187" style:family="paragraph" style:parent-style-name="Standard">
      <loext:graphic-properties draw:fill="none"/>
      <style:paragraph-properties fo:break-before="page" fo:background-color="transparent"/>
      <style:text-properties fo:font-size="18pt" style:text-underline-style="solid" style:text-underline-width="auto" style:text-underline-color="font-color" fo:font-weight="bold" officeooo:rsid="005e9ad5" officeooo:paragraph-rsid="005e9ad5" style:font-size-asian="18pt" style:font-weight-asian="bold" style:font-size-complex="18pt" style:font-weight-complex="bold"/>
    </style:style>
    <style:style style:name="P188" style:family="paragraph" style:parent-style-name="Standard">
      <loext:graphic-properties draw:fill="none"/>
      <style:paragraph-properties fo:margin-top="0.0799in" fo:margin-bottom="0in" loext:contextual-spacing="false" fo:background-color="transparent"/>
      <style:text-properties fo:font-weight="normal" officeooo:rsid="00bd6691" officeooo:paragraph-rsid="014bafb9" style:font-weight-asian="normal" style:font-weight-complex="normal"/>
    </style:style>
    <style:style style:name="P189" style:family="paragraph" style:parent-style-name="Standard">
      <loext:graphic-properties draw:fill="none"/>
      <style:paragraph-properties fo:margin-top="0.0799in" fo:margin-bottom="0in" loext:contextual-spacing="false" fo:background-color="transparent"/>
      <style:text-properties fo:font-weight="normal" officeooo:rsid="014ef7c8" officeooo:paragraph-rsid="014ef7c8" style:font-weight-asian="normal" style:font-weight-complex="normal"/>
    </style:style>
    <style:style style:name="P190" style:family="paragraph" style:parent-style-name="Standard">
      <loext:graphic-properties draw:fill="none"/>
      <style:paragraph-properties fo:margin-top="0.0799in" fo:margin-bottom="0.0799in" loext:contextual-spacing="false" fo:background-color="transparent"/>
      <style:text-properties fo:font-size="12pt" fo:font-weight="bold" officeooo:rsid="01420636" officeooo:paragraph-rsid="01420636" style:font-size-asian="12pt" style:font-weight-asian="bold" style:font-size-complex="12pt" style:font-weight-complex="bold"/>
    </style:style>
    <style:style style:name="P191" style:family="paragraph" style:parent-style-name="Standard">
      <loext:graphic-properties draw:fill="none"/>
      <style:paragraph-properties fo:margin-left="0.4366in" fo:margin-right="0in" fo:text-indent="-0.4366in" style:auto-text-indent="false" fo:background-color="transparent"/>
      <style:text-properties fo:font-weight="bold" officeooo:rsid="0079153c" officeooo:paragraph-rsid="01c340c1" style:font-weight-asian="bold" style:font-weight-complex="bold"/>
    </style:style>
    <style:style style:name="P192" style:family="paragraph" style:parent-style-name="Standard">
      <loext:graphic-properties draw:fill="none"/>
      <style:paragraph-properties fo:margin-left="0.4366in" fo:margin-right="0in" fo:text-indent="-0.4366in" style:auto-text-indent="false" fo:background-color="transparent"/>
      <style:text-properties fo:font-weight="bold" officeooo:rsid="01df6e6f" officeooo:paragraph-rsid="01df6e6f" style:font-weight-asian="bold" style:font-weight-complex="bold"/>
    </style:style>
    <style:style style:name="P193" style:family="paragraph" style:parent-style-name="Standard">
      <loext:graphic-properties draw:fill="none"/>
      <style:paragraph-properties fo:margin-left="0.4366in" fo:margin-right="0in" fo:text-indent="-0.4366in" style:auto-text-indent="false" fo:background-color="transparent"/>
      <style:text-properties fo:font-weight="bold" officeooo:rsid="02223012" officeooo:paragraph-rsid="02223012" style:font-weight-asian="bold" style:font-weight-complex="bold"/>
    </style:style>
    <style:style style:name="P194" style:family="paragraph" style:parent-style-name="Standard">
      <loext:graphic-properties draw:fill="none"/>
      <style:paragraph-properties fo:margin-left="0.4366in" fo:margin-right="0in" fo:text-indent="-0.4366in" style:auto-text-indent="false" fo:background-color="transparent"/>
      <style:text-properties fo:font-weight="normal" officeooo:rsid="01df6e6f" officeooo:paragraph-rsid="01df6e6f" style:font-weight-asian="normal" style:font-weight-complex="normal"/>
    </style:style>
    <style:style style:name="P195" style:family="paragraph" style:parent-style-name="Standard">
      <loext:graphic-properties draw:fill="none"/>
      <style:paragraph-properties fo:margin-left="0.4366in" fo:margin-right="0in" fo:text-indent="-0.4366in" style:auto-text-indent="false" fo:background-color="transparent"/>
      <style:text-properties officeooo:rsid="01df6e6f" officeooo:paragraph-rsid="01df6e6f"/>
    </style:style>
    <style:style style:name="P196" style:family="paragraph" style:parent-style-name="Standard" style:master-page-name="">
      <style:paragraph-properties style:page-number="auto"/>
      <style:text-properties fo:font-weight="bold" officeooo:rsid="0061d958" officeooo:paragraph-rsid="01c1eaef" style:font-weight-asian="bold" style:font-weight-complex="bold"/>
    </style:style>
    <style:style style:name="P197" style:family="paragraph" style:parent-style-name="Table_20_Contents">
      <loext:graphic-properties draw:fill="none"/>
      <style:paragraph-properties fo:background-color="transparent"/>
      <style:text-properties fo:font-weight="normal" officeooo:rsid="00342193" officeooo:paragraph-rsid="016324e2" style:font-weight-asian="normal" style:font-weight-complex="normal"/>
    </style:style>
    <style:style style:name="P198" style:family="paragraph" style:parent-style-name="Horizontal_20_Line">
      <style:text-properties fo:font-weight="normal" officeooo:rsid="00fcb1de" style:font-weight-asian="normal" style:font-weight-complex="normal"/>
    </style:style>
    <style:style style:name="P199" style:family="paragraph" style:parent-style-name="Standard">
      <loext:graphic-properties draw:fill="none"/>
      <style:paragraph-properties fo:margin-top="0in" fo:margin-bottom="0.0799in" loext:contextual-spacing="false" fo:background-color="transparent"/>
      <style:text-properties fo:font-size="10pt" fo:font-weight="bold" officeooo:rsid="000a1e88" officeooo:paragraph-rsid="016324e2" style:font-size-asian="10pt" style:font-weight-asian="bold" style:font-size-complex="10pt" style:font-weight-complex="bold"/>
    </style:style>
    <style:style style:name="P200" style:family="paragraph" style:parent-style-name="Standard">
      <loext:graphic-properties draw:fill="none"/>
      <style:paragraph-properties fo:margin-top="0in" fo:margin-bottom="0.0799in" loext:contextual-spacing="false" fo:background-color="transparent"/>
      <style:text-properties fo:font-size="10pt" fo:font-weight="normal" officeooo:rsid="000a1e88" officeooo:paragraph-rsid="019dd837" style:font-size-asian="10pt" style:font-weight-asian="normal" style:font-size-complex="10pt" style:font-weight-complex="normal"/>
    </style:style>
    <style:style style:name="P201" style:family="paragraph" style:parent-style-name="Standard">
      <loext:graphic-properties draw:fill="none"/>
      <style:paragraph-properties fo:margin-top="0in" fo:margin-bottom="0in" loext:contextual-spacing="false" fo:break-before="page" fo:background-color="transparent">
        <style:tab-stops>
          <style:tab-stop style:position="5.6866in"/>
        </style:tab-stops>
      </style:paragraph-properties>
      <style:text-properties fo:font-size="16pt" style:text-underline-style="solid" style:text-underline-width="auto" style:text-underline-color="font-color" fo:font-weight="bold" officeooo:rsid="0138f195" officeooo:paragraph-rsid="01420636" style:font-size-asian="16pt" style:font-weight-asian="bold" style:font-size-complex="16pt" style:font-weight-complex="bold"/>
    </style:style>
    <style:style style:name="P202"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12c1f58" officeooo:paragraph-rsid="012c1f58" style:font-size-asian="16pt" style:font-weight-asian="normal" style:font-size-complex="16pt" style:font-weight-complex="normal"/>
    </style:style>
    <style:style style:name="P203" style:family="paragraph" style:parent-style-name="Standard">
      <style:text-properties fo:font-size="16pt" style:text-underline-style="solid" style:text-underline-width="auto" style:text-underline-color="font-color" fo:font-weight="bold" officeooo:rsid="016449de" officeooo:paragraph-rsid="016449de" style:font-size-asian="16pt" style:font-weight-asian="bold" style:font-size-complex="16pt" style:font-weight-complex="bold"/>
    </style:style>
    <style:style style:name="P204" style:family="paragraph" style:parent-style-name="Standard" style:list-style-name="L1">
      <loext:graphic-properties draw:fill="none"/>
      <style:paragraph-properties fo:background-color="transparent"/>
      <style:text-properties fo:font-weight="normal" officeooo:rsid="00bd6691" officeooo:paragraph-rsid="015c19db" style:font-weight-asian="normal" style:font-weight-complex="normal"/>
    </style:style>
    <style:style style:name="P205" style:family="paragraph" style:parent-style-name="Standard">
      <loext:graphic-properties draw:fill="none"/>
      <style:paragraph-properties fo:background-color="transparent"/>
      <style:text-properties fo:font-weight="normal" officeooo:rsid="00b9a021" officeooo:paragraph-rsid="01909387" style:font-weight-asian="normal" style:font-weight-complex="normal"/>
    </style:style>
    <style:style style:name="P206" style:family="paragraph" style:parent-style-name="Standard">
      <loext:graphic-properties draw:fill="none"/>
      <style:paragraph-properties fo:background-color="transparent"/>
      <style:text-properties fo:font-weight="normal" officeooo:rsid="004cf235" officeooo:paragraph-rsid="019dd837" style:font-weight-asian="normal" style:font-weight-complex="normal"/>
    </style:style>
    <style:style style:name="P207" style:family="paragraph" style:parent-style-name="Standard">
      <loext:graphic-properties draw:fill="none"/>
      <style:paragraph-properties fo:background-color="transparent"/>
      <style:text-properties fo:font-weight="normal" officeooo:rsid="026963d2" officeooo:paragraph-rsid="026963d2" style:font-weight-asian="normal" style:font-weight-complex="normal"/>
    </style:style>
    <style:style style:name="P208" style:family="paragraph" style:parent-style-name="Standard">
      <loext:graphic-properties draw:fill="none"/>
      <style:paragraph-properties fo:background-color="transparent"/>
      <style:text-properties fo:font-weight="normal" officeooo:rsid="00f15ae5" officeooo:paragraph-rsid="019dd837" style:font-weight-asian="normal" style:font-weight-complex="normal"/>
    </style:style>
    <style:style style:name="P209" style:family="paragraph" style:parent-style-name="Standard">
      <loext:graphic-properties draw:fill="none"/>
      <style:paragraph-properties fo:background-color="transparent"/>
      <style:text-properties fo:font-weight="normal" officeooo:rsid="01f51aa5" officeooo:paragraph-rsid="0223b083" style:font-name-asian="TakaoPGothic1" style:font-weight-asian="normal" style:font-weight-complex="normal"/>
    </style:style>
    <style:style style:name="P210" style:family="paragraph" style:parent-style-name="Standard">
      <loext:graphic-properties draw:fill="none"/>
      <style:paragraph-properties fo:background-color="transparent"/>
      <style:text-properties fo:font-weight="normal" officeooo:rsid="01f954c5" officeooo:paragraph-rsid="0223b083" style:font-name-asian="TakaoPGothic1" style:font-weight-asian="normal" style:font-weight-complex="normal"/>
    </style:style>
    <style:style style:name="P211" style:family="paragraph" style:parent-style-name="Standard">
      <loext:graphic-properties draw:fill="none"/>
      <style:paragraph-properties fo:background-color="transparent"/>
      <style:text-properties fo:font-weight="normal" officeooo:rsid="007fc4ea" officeooo:paragraph-rsid="016324e2" fo:background-color="#ffff00" style:font-weight-asian="normal" style:font-weight-complex="normal"/>
    </style:style>
    <style:style style:name="P212" style:family="paragraph" style:parent-style-name="Standard">
      <style:text-properties fo:font-weight="bold" officeooo:rsid="001b59c3" officeooo:paragraph-rsid="016324e2" style:font-weight-asian="bold" style:font-weight-complex="bold"/>
    </style:style>
    <style:style style:name="P213" style:family="paragraph" style:parent-style-name="Standard" style:list-style-name="L2">
      <style:text-properties officeooo:rsid="0003aa5c" officeooo:paragraph-rsid="016324e2"/>
    </style:style>
    <style:style style:name="P214" style:family="paragraph" style:parent-style-name="Standard" style:list-style-name="L3">
      <style:text-properties officeooo:paragraph-rsid="016324e2"/>
    </style:style>
    <style:style style:name="P215" style:family="paragraph" style:parent-style-name="Standard" style:list-style-name="L4">
      <style:text-properties officeooo:paragraph-rsid="016324e2"/>
    </style:style>
    <style:style style:name="P216" style:family="paragraph" style:parent-style-name="Standard" style:list-style-name="L5"/>
    <style:style style:name="P217" style:family="paragraph" style:parent-style-name="Standard" style:list-style-name="L1">
      <loext:graphic-properties draw:fill="none"/>
      <style:paragraph-properties fo:margin-top="0in" fo:margin-bottom="0.0402in" loext:contextual-spacing="false" fo:background-color="transparent">
        <style:tab-stops>
          <style:tab-stop style:position="5.1874in"/>
        </style:tab-stops>
      </style:paragraph-properties>
      <style:text-properties style:use-window-font-color="true" fo:font-weight="normal" officeooo:rsid="01420636" officeooo:paragraph-rsid="01420636" style:font-weight-asian="normal" style:font-weight-complex="normal"/>
    </style:style>
    <style:style style:name="P218" style:family="paragraph" style:parent-style-name="Standard" style:list-style-name="L1">
      <loext:graphic-properties draw:fill="none"/>
      <style:paragraph-properties fo:margin-top="0in" fo:margin-bottom="0.0402in" loext:contextual-spacing="false" fo:background-color="transparent"/>
      <style:text-properties style:use-window-font-color="true" fo:font-weight="normal" officeooo:rsid="00bebae9" officeooo:paragraph-rsid="0150da6b" style:font-weight-asian="normal" style:font-weight-complex="normal"/>
    </style:style>
    <style:style style:name="P219" style:family="paragraph" style:parent-style-name="Standard" style:list-style-name="L1">
      <loext:graphic-properties draw:fill="none"/>
      <style:paragraph-properties fo:margin-top="0in" fo:margin-bottom="0.0402in" loext:contextual-spacing="false" fo:background-color="transparent"/>
      <style:text-properties style:use-window-font-color="true" fo:font-weight="normal" officeooo:rsid="00bebae9" officeooo:paragraph-rsid="014bafb9" style:font-weight-asian="normal" style:font-weight-complex="normal"/>
    </style:style>
    <style:style style:name="P220" style:family="paragraph" style:parent-style-name="Standard" style:list-style-name="L1">
      <loext:graphic-properties draw:fill="none"/>
      <style:paragraph-properties fo:margin-top="0in" fo:margin-bottom="0.0402in" loext:contextual-spacing="false" fo:background-color="transparent"/>
      <style:text-properties style:use-window-font-color="true" fo:font-weight="normal" officeooo:rsid="017e5eb3" officeooo:paragraph-rsid="017e5eb3" style:font-weight-asian="normal" style:font-weight-complex="normal"/>
    </style:style>
    <style:style style:name="P221" style:family="paragraph" style:parent-style-name="Standard" style:list-style-name="L1">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f4474" officeooo:paragraph-rsid="01507313" style:font-weight-asian="normal" style:font-weight-complex="normal"/>
    </style:style>
    <style:style style:name="P222" style:family="paragraph" style:parent-style-name="Standard" style:list-style-name="L1">
      <loext:graphic-properties draw:fill="none"/>
      <style:paragraph-properties fo:margin-top="0in" fo:margin-bottom="0.0402in" loext:contextual-spacing="false" fo:background-color="transparent">
        <style:tab-stops>
          <style:tab-stop style:position="1.6898in"/>
          <style:tab-stop style:position="5.1874in"/>
        </style:tab-stops>
      </style:paragraph-properties>
      <style:text-properties fo:font-weight="normal" officeooo:rsid="00bf4474" officeooo:paragraph-rsid="016a16c2" style:font-weight-asian="normal" style:font-weight-complex="normal"/>
    </style:style>
    <style:style style:name="P223" style:family="paragraph" style:parent-style-name="Standard" style:list-style-name="L1">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d6691" officeooo:paragraph-rsid="014bafb9" style:font-weight-asian="normal" style:font-weight-complex="normal"/>
    </style:style>
    <style:style style:name="P224" style:family="paragraph" style:parent-style-name="Standard" style:list-style-name="L1">
      <loext:graphic-properties draw:fill="none"/>
      <style:paragraph-properties fo:margin-top="0in" fo:margin-bottom="0.0402in" loext:contextual-spacing="false" fo:background-color="transparent"/>
      <style:text-properties fo:font-weight="normal" officeooo:rsid="00bd6691" officeooo:paragraph-rsid="014bafb9" style:font-weight-asian="normal" style:font-weight-complex="normal"/>
    </style:style>
    <style:style style:name="P225" style:family="paragraph" style:parent-style-name="Standard" style:list-style-name="L1">
      <loext:graphic-properties draw:fill="none"/>
      <style:paragraph-properties fo:margin-top="0in" fo:margin-bottom="0.0402in" loext:contextual-spacing="false" fo:background-color="transparent">
        <style:tab-stops>
          <style:tab-stop style:position="1.3146in"/>
          <style:tab-stop style:position="5.1874in"/>
        </style:tab-stops>
      </style:paragraph-properties>
      <style:text-properties fo:font-weight="normal" officeooo:rsid="00bd6691" officeooo:paragraph-rsid="014cccf8" style:font-weight-asian="normal" style:font-weight-complex="normal"/>
    </style:style>
    <style:style style:name="P226" style:family="paragraph" style:parent-style-name="Standard" style:list-style-name="L1">
      <loext:graphic-properties draw:fill="none"/>
      <style:paragraph-properties fo:margin-top="0in" fo:margin-bottom="0.0402in" loext:contextual-spacing="false" fo:background-color="transparent"/>
      <style:text-properties fo:font-weight="normal" officeooo:rsid="00e8c3ef" officeooo:paragraph-rsid="00e97bb1" style:font-weight-asian="normal" style:font-weight-complex="normal"/>
    </style:style>
    <style:style style:name="P227" style:family="paragraph" style:parent-style-name="Standard" style:list-style-name="L1">
      <loext:graphic-properties draw:fill="none"/>
      <style:paragraph-properties fo:margin-top="0in" fo:margin-bottom="0.0402in" loext:contextual-spacing="false" fo:background-color="transparent"/>
      <style:text-properties fo:font-weight="normal" officeooo:rsid="00e6b135" officeooo:paragraph-rsid="0145eac7" style:font-weight-asian="normal" style:font-weight-complex="normal"/>
    </style:style>
    <style:style style:name="P228" style:family="paragraph" style:parent-style-name="Standard" style:list-style-name="L1">
      <loext:graphic-properties draw:fill="none"/>
      <style:paragraph-properties fo:margin-top="0in" fo:margin-bottom="0.0402in" loext:contextual-spacing="false" fo:background-color="transparent"/>
      <style:text-properties fo:font-weight="normal" officeooo:rsid="00ed324d" officeooo:paragraph-rsid="0105edc4" style:font-weight-asian="normal" style:font-weight-complex="normal"/>
    </style:style>
    <style:style style:name="P229" style:family="paragraph" style:parent-style-name="Standard" style:list-style-name="L1">
      <loext:graphic-properties draw:fill="none"/>
      <style:paragraph-properties fo:margin-top="0in" fo:margin-bottom="0.0402in" loext:contextual-spacing="false" fo:background-color="transparent"/>
      <style:text-properties fo:font-weight="normal" officeooo:rsid="010424c1" officeooo:paragraph-rsid="012c1f58" style:font-weight-asian="normal" style:font-weight-complex="normal"/>
    </style:style>
    <style:style style:name="P230" style:family="paragraph" style:parent-style-name="Standard" style:list-style-name="L1">
      <loext:graphic-properties draw:fill="none"/>
      <style:paragraph-properties fo:margin-top="0in" fo:margin-bottom="0.0201in" loext:contextual-spacing="false" fo:background-color="transparent"/>
      <style:text-properties fo:font-weight="normal" officeooo:rsid="00e6b135" officeooo:paragraph-rsid="00e6b135" style:font-weight-asian="normal" style:font-weight-complex="normal"/>
    </style:style>
    <style:style style:name="P231" style:family="paragraph" style:parent-style-name="Standard" style:list-style-name="L1">
      <loext:graphic-properties draw:fill="none"/>
      <style:paragraph-properties fo:margin-top="0in" fo:margin-bottom="0.1201in" loext:contextual-spacing="false" fo:background-color="transparent">
        <style:tab-stops/>
      </style:paragraph-properties>
      <style:text-properties fo:font-weight="normal" officeooo:rsid="00eb3815" officeooo:paragraph-rsid="00f8f7db" style:font-weight-asian="normal" style:font-weight-complex="normal"/>
    </style:style>
    <style:style style:name="P232" style:family="paragraph" style:parent-style-name="Standard" style:list-style-name="L1">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233" style:family="paragraph" style:parent-style-name="Standard">
      <loext:graphic-properties draw:fill="none"/>
      <style:paragraph-properties fo:margin-left="0.9846in" fo:margin-right="0in" fo:text-indent="0in" style:auto-text-indent="false" fo:background-color="transparent"/>
      <style:text-properties fo:font-size="10pt" fo:font-weight="bold" officeooo:rsid="0006eb84" officeooo:paragraph-rsid="016324e2" fo:background-color="transparent" style:font-size-asian="10pt" style:font-weight-asian="bold" style:font-size-complex="10pt" style:font-weight-complex="bold"/>
    </style:style>
    <style:style style:name="P234" style:family="paragraph" style:parent-style-name="Standard">
      <loext:graphic-properties draw:fill="none"/>
      <style:paragraph-properties fo:margin-left="0in" fo:margin-right="0in" fo:text-indent="0in" style:auto-text-indent="false" fo:break-before="page" fo:background-color="transparent"/>
      <style:text-properties fo:font-weight="bold" officeooo:rsid="00968948" officeooo:paragraph-rsid="0263bad2" style:font-name-asian="TakaoPGothic1" style:font-weight-asian="bold" style:font-weight-complex="bold"/>
    </style:style>
    <style:style style:name="P235" style:family="paragraph" style:parent-style-name="Standard">
      <loext:graphic-properties draw:fill="none"/>
      <style:paragraph-properties fo:margin-left="0in" fo:margin-right="0in" fo:text-indent="0in" style:auto-text-indent="false" fo:background-color="transparent"/>
      <style:text-properties fo:font-weight="normal" officeooo:rsid="0230d2a6" officeooo:paragraph-rsid="0230d2a6" fo:background-color="#ffff00" style:font-name-asian="TakaoPGothic1" style:font-weight-asian="normal" style:font-weight-complex="normal"/>
    </style:style>
    <style:style style:name="P236" style:family="paragraph" style:parent-style-name="Standard">
      <loext:graphic-properties draw:fill="none"/>
      <style:paragraph-properties fo:margin-left="0in" fo:margin-right="0in" fo:text-indent="0in" style:auto-text-indent="false" fo:background-color="transparent"/>
      <style:text-properties fo:font-weight="normal" officeooo:rsid="01f954c5" officeooo:paragraph-rsid="02124f95" style:font-name-asian="TakaoPGothic1" style:font-weight-asian="normal" style:font-weight-complex="normal"/>
    </style:style>
    <style:style style:name="P237" style:family="paragraph" style:parent-style-name="Standard" style:list-style-name="L5">
      <loext:graphic-properties draw:fill="none"/>
      <style:paragraph-properties fo:margin-top="0in" fo:margin-bottom="0.0598in" loext:contextual-spacing="false" fo:background-color="transparent"/>
      <style:text-properties officeooo:paragraph-rsid="0214e02d"/>
    </style:style>
    <style:style style:name="P238" style:family="paragraph" style:parent-style-name="Standard">
      <loext:graphic-properties draw:fill="none"/>
      <style:paragraph-properties fo:margin-left="0.4925in" fo:margin-right="0in" fo:text-indent="0in" style:auto-text-indent="false" fo:background-color="transparent"/>
      <style:text-properties style:font-name="DejaVu Sans Mono" fo:font-size="10pt" fo:font-weight="normal" officeooo:rsid="01fe4507" officeooo:paragraph-rsid="020600f9" fo:background-color="transparent" style:font-name-asian="TakaoPGothic1" style:font-size-asian="10pt" style:font-weight-asian="normal" style:font-size-complex="10pt" style:font-weight-complex="normal"/>
    </style:style>
    <style:style style:name="P239" style:family="paragraph" style:parent-style-name="Standard">
      <loext:graphic-properties draw:fill="none"/>
      <style:paragraph-properties fo:break-before="page" fo:background-color="transparent"/>
      <style:text-properties fo:font-size="16pt" style:text-underline-style="solid" style:text-underline-width="auto" style:text-underline-color="font-color" fo:font-weight="bold" officeooo:rsid="008785ab" officeooo:paragraph-rsid="011091c9" style:font-size-asian="16pt" style:font-weight-asian="bold" style:font-size-complex="16pt" style:font-weight-complex="bold"/>
    </style:style>
    <style:style style:name="P240" style:family="paragraph">
      <loext:graphic-properties draw:fill-color="#e6e6e6"/>
      <style:paragraph-properties fo:text-align="center"/>
    </style:style>
    <style:style style:name="P241" style:family="paragraph">
      <loext:graphic-properties draw:fill-color="#cccccc"/>
      <style:paragraph-properties fo:text-align="center"/>
    </style:style>
    <style:style style:name="T1" style:family="text">
      <style:text-properties fo:font-size="10pt" style:font-size-asian="10pt" style:font-size-complex="10pt"/>
    </style:style>
    <style:style style:name="T2" style:family="text">
      <style:text-properties fo:font-size="10pt" officeooo:rsid="00cb5467" style:font-size-asian="10pt" style:font-size-complex="10pt"/>
    </style:style>
    <style:style style:name="T3" style:family="text">
      <style:text-properties fo:font-size="10pt" officeooo:rsid="00e520b9" style:font-size-asian="10pt" style:font-size-complex="10pt"/>
    </style:style>
    <style:style style:name="T4" style:family="text">
      <style:text-properties fo:font-size="10pt" officeooo:rsid="00e97bb1" style:font-size-asian="10pt" style:font-size-complex="10pt"/>
    </style:style>
    <style:style style:name="T5" style:family="text">
      <style:text-properties fo:font-size="10pt" officeooo:rsid="0105edc4" style:font-size-asian="10pt" style:font-size-complex="10pt"/>
    </style:style>
    <style:style style:name="T6" style:family="text">
      <style:text-properties fo:font-size="10pt" officeooo:rsid="0143de74" style:font-size-asian="10pt" style:font-size-complex="10pt"/>
    </style:style>
    <style:style style:name="T7" style:family="text">
      <style:text-properties fo:font-size="10pt" officeooo:rsid="0145eac7" style:font-size-asian="10pt" style:font-size-complex="10pt"/>
    </style:style>
    <style:style style:name="T8" style:family="text">
      <style:text-properties fo:font-size="10pt" officeooo:rsid="00bf4474" style:font-size-asian="10pt" style:font-size-complex="10pt"/>
    </style:style>
    <style:style style:name="T9" style:family="text">
      <style:text-properties fo:font-size="10pt" officeooo:rsid="0196445a" style:font-size-asian="10pt" style:font-size-complex="10pt"/>
    </style:style>
    <style:style style:name="T10" style:family="text">
      <style:text-properties fo:font-size="10pt" officeooo:rsid="00845b89" style:font-size-asian="10pt" style:font-size-complex="10pt"/>
    </style:style>
    <style:style style:name="T11" style:family="text">
      <style:text-properties fo:font-size="10pt" officeooo:rsid="007b817d" style:font-size-asian="10pt" style:font-size-complex="10pt"/>
    </style:style>
    <style:style style:name="T12" style:family="text">
      <style:text-properties fo:font-size="10pt" officeooo:rsid="01fecc5f" style:font-size-asian="10pt" style:font-size-complex="10pt"/>
    </style:style>
    <style:style style:name="T13" style:family="text">
      <style:text-properties fo:font-size="10pt" officeooo:rsid="020600f9"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bold" officeooo:rsid="0143de74" style:font-size-asian="10pt" style:font-weight-asian="bold" style:font-size-complex="10pt" style:font-weight-complex="bold"/>
    </style:style>
    <style:style style:name="T16" style:family="text">
      <style:text-properties fo:font-size="10pt" fo:font-weight="normal" officeooo:rsid="002ba201" style:font-size-asian="10pt" style:font-weight-asian="normal" style:font-size-complex="10pt" style:font-weight-complex="normal"/>
    </style:style>
    <style:style style:name="T17" style:family="text">
      <style:text-properties fo:font-size="10pt" fo:font-weight="normal" fo:background-color="transparent" loext:char-shading-value="0" style:font-size-asian="10pt" style:font-weight-asian="normal" style:font-size-complex="10pt" style:font-weight-complex="normal"/>
    </style:style>
    <style:style style:name="T18" style:family="text">
      <style:text-properties fo:font-size="10pt" fo:font-weight="normal" officeooo:rsid="007d6813" fo:background-color="transparent" loext:char-shading-value="0" style:font-size-asian="10pt" style:font-weight-asian="normal" style:font-size-complex="10pt" style:font-weight-complex="normal"/>
    </style:style>
    <style:style style:name="T19" style:family="text">
      <style:text-properties fo:font-size="10pt" fo:font-weight="normal" officeooo:rsid="007b817d" fo:background-color="transparent" loext:char-shading-value="0" style:font-size-asian="10pt" style:font-weight-asian="normal" style:font-size-complex="10pt" style:font-weight-complex="normal"/>
    </style:style>
    <style:style style:name="T20" style:family="text">
      <style:text-properties fo:font-size="10pt" fo:font-weight="normal" fo:background-color="transparent" loext:char-shading-value="0" style:font-name-asian="TakaoPGothic1" style:font-size-asian="10pt" style:font-weight-asian="normal" style:font-size-complex="10pt" style:font-weight-complex="normal"/>
    </style:style>
    <style:style style:name="T21" style:family="text">
      <style:text-properties fo:font-size="10pt" fo:font-weight="normal" officeooo:rsid="01fcc213" fo:background-color="transparent" loext:char-shading-value="0" style:font-name-asian="TakaoPGothic1" style:font-size-asian="10pt" style:font-weight-asian="normal" style:font-size-complex="10pt" style:font-weight-complex="normal"/>
    </style:style>
    <style:style style:name="T22" style:family="text">
      <style:text-properties fo:font-size="10pt" fo:font-weight="normal" officeooo:rsid="007b817d" fo:background-color="#ffff00" loext:char-shading-value="0" style:font-size-asian="10pt" style:font-weight-asian="normal" style:font-size-complex="10pt" style:font-weight-complex="normal"/>
    </style:style>
    <style:style style:name="T23" style:family="text">
      <style:text-properties fo:font-size="10pt" fo:font-weight="normal" officeooo:rsid="01fcc213" fo:background-color="#ffff00" loext:char-shading-value="0" style:font-name-asian="TakaoPGothic1" style:font-size-asian="10pt" style:font-weight-asian="normal" style:font-size-complex="10pt" style:font-weight-complex="normal"/>
    </style:style>
    <style:style style:name="T24" style:family="text">
      <style:text-properties fo:font-size="10pt" fo:background-color="transparent" loext:char-shading-value="0" style:font-size-asian="10pt" style:font-size-complex="10pt"/>
    </style:style>
    <style:style style:name="T25" style:family="text">
      <style:text-properties fo:font-size="10pt" officeooo:rsid="000a1e88" fo:background-color="transparent" loext:char-shading-value="0" style:font-size-asian="10pt" style:font-size-complex="10pt"/>
    </style:style>
    <style:style style:name="T26" style:family="text">
      <style:text-properties fo:font-size="10pt" officeooo:rsid="00305fbd" fo:background-color="transparent" loext:char-shading-value="0" style:font-size-asian="10pt" style:font-size-complex="10pt"/>
    </style:style>
    <style:style style:name="T27" style:family="text">
      <style:text-properties fo:font-size="10pt" fo:background-color="#ffff00" loext:char-shading-value="0" style:font-size-asian="10pt" style:font-size-complex="10pt"/>
    </style:style>
    <style:style style:name="T28" style:family="text">
      <style:text-properties fo:font-size="10pt" officeooo:rsid="00305fbd" fo:background-color="#ffff00" loext:char-shading-value="0" style:font-size-asian="10pt" style:font-size-complex="10pt"/>
    </style:style>
    <style:style style:name="T29" style:family="text">
      <style:text-properties fo:font-size="10pt" style:text-underline-style="none" fo:font-weight="normal" style:font-size-asian="10pt" style:font-weight-asian="normal" style:font-size-complex="10pt" style:font-weight-complex="normal"/>
    </style:style>
    <style:style style:name="T30" style:family="text">
      <style:text-properties fo:font-size="10pt" style:text-underline-style="none" fo:font-weight="normal" officeooo:rsid="003075d3" style:font-size-asian="10pt" style:font-weight-asian="normal" style:font-size-complex="10pt" style:font-weight-complex="normal"/>
    </style:style>
    <style:style style:name="T31" style:family="text">
      <style:text-properties fo:font-size="10pt" style:text-underline-style="none" fo:font-weight="normal" officeooo:rsid="01c340c1" style:font-size-asian="10pt" style:font-weight-asian="normal" style:font-size-complex="10pt" style:font-weight-complex="normal"/>
    </style:style>
    <style:style style:name="T32" style:family="text">
      <style:text-properties fo:font-size="10pt" officeooo:rsid="01fcc213" style:font-name-asian="TakaoPGothic1"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19dd837"/>
    </style:style>
    <style:style style:name="T35" style:family="text">
      <style:text-properties officeooo:rsid="001552ba"/>
    </style:style>
    <style:style style:name="T36" style:family="text">
      <style:text-properties style:use-window-font-color="true"/>
    </style:style>
    <style:style style:name="T37"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38" style:family="text">
      <style:text-properties style:use-window-font-color="true" fo:background-color="transparent" loext:char-shading-value="0"/>
    </style:style>
    <style:style style:name="T39" style:family="text">
      <style:text-properties style:use-window-font-color="true" fo:font-size="8pt" officeooo:rsid="0079153c" fo:background-color="transparent" loext:char-shading-value="0" style:font-size-asian="8pt" style:font-size-complex="8pt"/>
    </style:style>
    <style:style style:name="T40" style:family="text">
      <style:text-properties style:use-window-font-color="true" fo:font-size="8pt" officeooo:rsid="0061a15a" fo:background-color="transparent" loext:char-shading-value="0" style:font-size-asian="8pt" style:font-size-complex="8pt"/>
    </style:style>
    <style:style style:name="T41" style:family="text">
      <style:text-properties style:use-window-font-color="true" fo:font-size="8pt" officeooo:rsid="01d0b72b" fo:background-color="transparent" loext:char-shading-value="0" style:font-size-asian="8pt" style:font-size-complex="8pt"/>
    </style:style>
    <style:style style:name="T42" style:family="text">
      <style:text-properties style:use-window-font-color="true" fo:font-size="8pt" officeooo:rsid="01d18a84" fo:background-color="transparent" loext:char-shading-value="0" style:font-size-asian="8pt" style:font-size-complex="8pt"/>
    </style:style>
    <style:style style:name="T43" style:family="text">
      <style:text-properties style:use-window-font-color="true" fo:font-size="8pt" officeooo:rsid="0061a15a" fo:background-color="#ffff00" loext:char-shading-value="0" style:font-size-asian="8pt" style:font-size-complex="8pt"/>
    </style:style>
    <style:style style:name="T44" style:family="text">
      <style:text-properties style:use-window-font-color="true" fo:font-size="8pt" officeooo:rsid="01d18a84" fo:background-color="#ffff00" loext:char-shading-value="0" style:font-size-asian="8pt" style:font-size-complex="8pt"/>
    </style:style>
    <style:style style:name="T45" style:family="text">
      <style:text-properties style:use-window-font-color="true" officeooo:rsid="0127983f"/>
    </style:style>
    <style:style style:name="T46" style:family="text">
      <style:text-properties style:use-window-font-color="true" officeooo:rsid="01290439"/>
    </style:style>
    <style:style style:name="T47" style:family="text">
      <style:text-properties style:use-window-font-color="true" officeooo:rsid="00e520b9"/>
    </style:style>
    <style:style style:name="T48" style:family="text">
      <style:text-properties style:use-window-font-color="true" officeooo:rsid="019f9b6d"/>
    </style:style>
    <style:style style:name="T49" style:family="text">
      <style:text-properties style:use-window-font-color="true" officeooo:rsid="01c7c2e0"/>
    </style:style>
    <style:style style:name="T50" style:family="text">
      <style:text-properties style:use-window-font-color="true" fo:font-weight="bold" style:font-weight-asian="bold" style:font-weight-complex="bold"/>
    </style:style>
    <style:style style:name="T51" style:family="text">
      <style:text-properties officeooo:rsid="00534822"/>
    </style:style>
    <style:style style:name="T52" style:family="text">
      <style:text-properties fo:font-weight="normal" style:font-weight-asian="normal" style:font-weight-complex="normal"/>
    </style:style>
    <style:style style:name="T53" style:family="text">
      <style:text-properties fo:font-weight="normal" officeooo:rsid="001de8c8" style:font-weight-asian="normal" style:font-weight-complex="normal"/>
    </style:style>
    <style:style style:name="T54" style:family="text">
      <style:text-properties fo:font-weight="normal" officeooo:rsid="002312b1" style:font-weight-asian="normal" style:font-weight-complex="normal"/>
    </style:style>
    <style:style style:name="T55" style:family="text">
      <style:text-properties fo:font-weight="normal" officeooo:rsid="001a32bd" style:font-weight-asian="normal" style:font-weight-complex="normal"/>
    </style:style>
    <style:style style:name="T56" style:family="text">
      <style:text-properties fo:font-weight="normal" officeooo:rsid="001f794f" style:font-weight-asian="normal" style:font-weight-complex="normal"/>
    </style:style>
    <style:style style:name="T57" style:family="text">
      <style:text-properties fo:font-weight="normal" officeooo:rsid="003b672a" style:font-weight-asian="normal" style:font-weight-complex="normal"/>
    </style:style>
    <style:style style:name="T58" style:family="text">
      <style:text-properties fo:font-weight="normal" officeooo:rsid="00435b55" style:font-weight-asian="normal" style:font-weight-complex="normal"/>
    </style:style>
    <style:style style:name="T59" style:family="text">
      <style:text-properties fo:font-weight="normal" officeooo:rsid="00c542e8" style:font-weight-asian="normal" style:font-weight-complex="normal"/>
    </style:style>
    <style:style style:name="T60" style:family="text">
      <style:text-properties fo:font-weight="normal" officeooo:rsid="0006eb84" style:font-weight-asian="normal" style:font-weight-complex="normal"/>
    </style:style>
    <style:style style:name="T61" style:family="text">
      <style:text-properties fo:font-weight="normal" officeooo:rsid="002ba201" style:font-weight-asian="normal" style:font-weight-complex="normal"/>
    </style:style>
    <style:style style:name="T62" style:family="text">
      <style:text-properties fo:font-weight="normal" officeooo:rsid="003075d3"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fo:font-weight="normal" officeooo:rsid="0006eb84" fo:background-color="#ffff00" loext:char-shading-value="0" style:font-weight-asian="normal" style:font-weight-complex="normal"/>
    </style:style>
    <style:style style:name="T65" style:family="text">
      <style:text-properties fo:font-weight="normal" style:font-name-asian="TakaoPGothic1" style:font-weight-asian="normal" style:font-weight-complex="normal"/>
    </style:style>
    <style:style style:name="T66" style:family="text">
      <style:text-properties fo:font-weight="normal" officeooo:rsid="01f4a2ff" style:font-name-asian="TakaoPGothic1" style:font-weight-asian="normal" style:font-weight-complex="normal"/>
    </style:style>
    <style:style style:name="T67" style:family="text">
      <style:text-properties fo:font-weight="normal" officeooo:rsid="01f51aa5" style:font-name-asian="TakaoPGothic1" style:font-weight-asian="normal" style:font-weight-complex="normal"/>
    </style:style>
    <style:style style:name="T68" style:family="text">
      <style:text-properties fo:font-weight="normal" officeooo:rsid="01fe4507" style:font-name-asian="TakaoPGothic1" style:font-weight-asian="normal" style:font-weight-complex="normal"/>
    </style:style>
    <style:style style:name="T69" style:family="text">
      <style:text-properties fo:font-weight="normal" officeooo:rsid="02147ee7" style:font-name-asian="TakaoPGothic1" style:font-weight-asian="normal" style:font-weight-complex="normal"/>
    </style:style>
    <style:style style:name="T70" style:family="text">
      <style:text-properties fo:font-weight="normal" officeooo:rsid="023608a3" style:font-name-asian="TakaoPGothic1"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0548fc" style:font-weight-asian="bold" style:font-weight-complex="bold"/>
    </style:style>
    <style:style style:name="T73" style:family="text">
      <style:text-properties fo:font-weight="bold" officeooo:rsid="00214945" style:font-weight-asian="bold" style:font-weight-complex="bold"/>
    </style:style>
    <style:style style:name="T74" style:family="text">
      <style:text-properties fo:font-weight="bold" officeooo:rsid="00d77878" style:font-weight-asian="bold" style:font-weight-complex="bold"/>
    </style:style>
    <style:style style:name="T75" style:family="text">
      <style:text-properties fo:font-weight="bold" officeooo:rsid="00d76124" style:font-weight-asian="bold" style:font-weight-complex="bold"/>
    </style:style>
    <style:style style:name="T76" style:family="text">
      <style:text-properties fo:font-weight="bold" officeooo:rsid="00eb3815" style:font-weight-asian="bold" style:font-weight-complex="bold"/>
    </style:style>
    <style:style style:name="T77" style:family="text">
      <style:text-properties fo:font-weight="bold" officeooo:rsid="00e8c3ef" style:font-weight-asian="bold" style:font-weight-complex="bold"/>
    </style:style>
    <style:style style:name="T78" style:family="text">
      <style:text-properties fo:font-weight="bold" officeooo:rsid="01404f89" style:font-weight-asian="bold" style:font-weight-complex="bold"/>
    </style:style>
    <style:style style:name="T79" style:family="text">
      <style:text-properties fo:font-weight="bold" officeooo:rsid="001b59f4" style:font-weight-asian="bold" style:font-weight-complex="bold"/>
    </style:style>
    <style:style style:name="T80" style:family="text">
      <style:text-properties fo:font-weight="bold" officeooo:rsid="018b06f1" style:font-weight-asian="bold" style:font-weight-complex="bold"/>
    </style:style>
    <style:style style:name="T81" style:family="text">
      <style:text-properties fo:font-weight="bold" officeooo:rsid="00c74cab" fo:background-color="#ffff00" loext:char-shading-value="0" style:font-weight-asian="bold" style:font-weight-complex="bold"/>
    </style:style>
    <style:style style:name="T82" style:family="text">
      <style:text-properties fo:color="#0000ff"/>
    </style:style>
    <style:style style:name="T83" style:family="text">
      <style:text-properties fo:color="#0000ff" fo:font-weight="normal" style:font-weight-asian="normal" style:font-weight-complex="normal"/>
    </style:style>
    <style:style style:name="T84" style:family="text">
      <style:text-properties fo:color="#0000ff" fo:font-weight="normal" officeooo:rsid="00534822" style:font-weight-asian="normal" style:font-weight-complex="normal"/>
    </style:style>
    <style:style style:name="T85" style:family="text">
      <style:text-properties fo:color="#0000ff" fo:font-weight="normal" officeooo:rsid="001f423b" style:font-weight-asian="normal" style:font-weight-complex="normal"/>
    </style:style>
    <style:style style:name="T86" style:family="text">
      <style:text-properties fo:color="#0000ff" fo:font-weight="normal" style:font-name-asian="TakaoPGothic1" style:font-weight-asian="normal" style:font-weight-complex="normal"/>
    </style:style>
    <style:style style:name="T87" style:family="text">
      <style:text-properties fo:color="#0000ff" officeooo:rsid="002ba5ab"/>
    </style:style>
    <style:style style:name="T88" style:family="text">
      <style:text-properties fo:color="#0000ff" officeooo:rsid="002ba5ab" fo:background-color="#ffff00" loext:char-shading-value="0"/>
    </style:style>
    <style:style style:name="T89" style:family="text">
      <style:text-properties officeooo:rsid="001f423b"/>
    </style:style>
    <style:style style:name="T90" style:family="text">
      <style:text-properties officeooo:rsid="001f794f"/>
    </style:style>
    <style:style style:name="T91" style:family="text">
      <style:text-properties fo:background-color="#ffff00" loext:char-shading-value="0"/>
    </style:style>
    <style:style style:name="T92" style:family="text">
      <style:text-properties officeooo:rsid="0021e2bd" fo:background-color="#ffff00" loext:char-shading-value="0"/>
    </style:style>
    <style:style style:name="T93" style:family="text">
      <style:text-properties officeooo:rsid="008195c7" fo:background-color="#ffff00" loext:char-shading-value="0"/>
    </style:style>
    <style:style style:name="T94" style:family="text">
      <style:text-properties officeooo:rsid="0006eb84" fo:background-color="#ffff00" loext:char-shading-value="0"/>
    </style:style>
    <style:style style:name="T95" style:family="text">
      <style:text-properties officeooo:rsid="000a1e88" fo:background-color="#ffff00" loext:char-shading-value="0"/>
    </style:style>
    <style:style style:name="T96" style:family="text">
      <style:text-properties officeooo:rsid="00eb3815" fo:background-color="#ffff00" loext:char-shading-value="0"/>
    </style:style>
    <style:style style:name="T97" style:family="text">
      <style:text-properties officeooo:rsid="0127983f" fo:background-color="#ffff00" loext:char-shading-value="0"/>
    </style:style>
    <style:style style:name="T98" style:family="text">
      <style:text-properties officeooo:rsid="01017b79" fo:background-color="#ffff00" loext:char-shading-value="0"/>
    </style:style>
    <style:style style:name="T99" style:family="text">
      <style:text-properties officeooo:rsid="015f66e0" fo:background-color="#ffff00" loext:char-shading-value="0"/>
    </style:style>
    <style:style style:name="T100" style:family="text">
      <style:text-properties officeooo:rsid="002312b1"/>
    </style:style>
    <style:style style:name="T101" style:family="text">
      <style:text-properties fo:color="#000000" officeooo:rsid="002312b1"/>
    </style:style>
    <style:style style:name="T102" style:family="text">
      <style:text-properties fo:color="#000000" officeooo:rsid="002d81a6"/>
    </style:style>
    <style:style style:name="T103" style:family="text">
      <style:text-properties fo:color="#000000" fo:font-weight="normal" style:font-weight-asian="normal" style:font-weight-complex="normal"/>
    </style:style>
    <style:style style:name="T104" style:family="text">
      <style:text-properties fo:color="#000000" fo:font-weight="normal" officeooo:rsid="002d81a6" style:font-weight-asian="normal" style:font-weight-complex="normal"/>
    </style:style>
    <style:style style:name="T105" style:family="text">
      <style:text-properties fo:color="#000000" fo:font-weight="normal" officeooo:rsid="00435b55" style:font-weight-asian="normal" style:font-weight-complex="normal"/>
    </style:style>
    <style:style style:name="T106" style:family="text">
      <style:text-properties fo:color="#000000" officeooo:rsid="003c693c"/>
    </style:style>
    <style:style style:name="T107" style:family="text">
      <style:text-properties fo:color="#000000" officeooo:rsid="002312b1" fo:background-color="#ffff00" loext:char-shading-value="0"/>
    </style:style>
    <style:style style:name="T108" style:family="text">
      <style:text-properties fo:color="#000000" officeooo:rsid="002d81a6" fo:background-color="#ffff00" loext:char-shading-value="0"/>
    </style:style>
    <style:style style:name="T109" style:family="text">
      <style:text-properties officeooo:rsid="002e4e54"/>
    </style:style>
    <style:style style:name="T110" style:family="text">
      <style:text-properties officeooo:rsid="00367b7f"/>
    </style:style>
    <style:style style:name="T111" style:family="text">
      <style:text-properties officeooo:rsid="003c693c"/>
    </style:style>
    <style:style style:name="T112" style:family="text">
      <style:text-properties officeooo:rsid="0044e9e4"/>
    </style:style>
    <style:style style:name="T113" style:family="text">
      <style:text-properties fo:color="#008000" officeooo:rsid="0044e9e4"/>
    </style:style>
    <style:style style:name="T114" style:family="text">
      <style:text-properties fo:color="#579d1c" officeooo:rsid="0044e9e4"/>
    </style:style>
    <style:style style:name="T115" style:family="text">
      <style:text-properties officeooo:rsid="004b4168"/>
    </style:style>
    <style:style style:name="T116" style:family="text">
      <style:text-properties officeooo:rsid="00655f1a"/>
    </style:style>
    <style:style style:name="T117" style:family="text">
      <style:text-properties officeooo:rsid="007207b8"/>
    </style:style>
    <style:style style:name="T118" style:family="text">
      <style:text-properties style:text-underline-style="none"/>
    </style:style>
    <style:style style:name="T119" style:family="text">
      <style:text-properties style:text-underline-style="none" fo:font-weight="normal" style:font-weight-asian="normal" style:font-weight-complex="normal"/>
    </style:style>
    <style:style style:name="T120" style:family="text">
      <style:text-properties fo:background-color="transparent" loext:char-shading-value="0"/>
    </style:style>
    <style:style style:name="T121" style:family="text">
      <style:text-properties officeooo:rsid="000a1e88" fo:background-color="transparent" loext:char-shading-value="0"/>
    </style:style>
    <style:style style:name="T122" style:family="text">
      <style:text-properties officeooo:rsid="0006eb84" fo:background-color="transparent" loext:char-shading-value="0"/>
    </style:style>
    <style:style style:name="T123" style:family="text">
      <style:text-properties fo:font-size="8pt" fo:font-weight="normal" officeooo:rsid="0079153c" fo:background-color="transparent" loext:char-shading-value="0" style:font-size-asian="8pt" style:font-weight-asian="normal" style:font-size-complex="8pt" style:font-weight-complex="normal"/>
    </style:style>
    <style:style style:name="T124" style:family="text">
      <style:text-properties fo:font-size="8pt" fo:font-weight="normal" officeooo:rsid="007c5d58" fo:background-color="transparent" loext:char-shading-value="0" style:font-size-asian="8pt" style:font-weight-asian="normal" style:font-size-complex="8pt" style:font-weight-complex="normal"/>
    </style:style>
    <style:style style:name="T125" style:family="text">
      <style:text-properties fo:font-size="8pt" fo:font-weight="normal" officeooo:rsid="0061a15a" fo:background-color="transparent" loext:char-shading-value="0" style:font-size-asian="8pt" style:font-weight-asian="normal" style:font-size-complex="8pt" style:font-weight-complex="normal"/>
    </style:style>
    <style:style style:name="T126" style:family="text">
      <style:text-properties fo:font-size="8pt" fo:font-weight="normal" fo:background-color="transparent" loext:char-shading-value="0" style:font-name-asian="TakaoPGothic1" style:font-size-asian="8pt" style:font-weight-asian="normal" style:font-size-complex="8pt" style:font-weight-complex="normal"/>
    </style:style>
    <style:style style:name="T127" style:family="text">
      <style:text-properties fo:font-size="8pt" fo:font-weight="normal" officeooo:rsid="0061a15a" fo:background-color="#ffff00" loext:char-shading-value="0" style:font-size-asian="8pt" style:font-weight-asian="normal" style:font-size-complex="8pt" style:font-weight-complex="normal"/>
    </style:style>
    <style:style style:name="T128" style:family="text">
      <style:text-properties fo:font-size="8pt" officeooo:rsid="0079153c" fo:background-color="transparent" loext:char-shading-value="0" style:font-size-asian="8pt" style:font-size-complex="8pt"/>
    </style:style>
    <style:style style:name="T129" style:family="text">
      <style:text-properties fo:font-size="8pt" officeooo:rsid="007c5d58" fo:background-color="transparent" loext:char-shading-value="0" style:font-size-asian="8pt" style:font-size-complex="8pt"/>
    </style:style>
    <style:style style:name="T130" style:family="text">
      <style:text-properties fo:font-size="8pt" officeooo:rsid="0061a15a" fo:background-color="transparent" loext:char-shading-value="0" style:font-size-asian="8pt" style:font-size-complex="8pt"/>
    </style:style>
    <style:style style:name="T131" style:family="text">
      <style:text-properties fo:font-size="8pt" style:font-size-asian="8pt" style:font-size-complex="8pt"/>
    </style:style>
    <style:style style:name="T132" style:family="text">
      <style:text-properties fo:font-size="8pt" fo:background-color="#ffff00" loext:char-shading-value="0" style:font-size-asian="8pt" style:font-size-complex="8pt"/>
    </style:style>
    <style:style style:name="T133" style:family="text">
      <style:text-properties fo:font-size="8pt" officeooo:rsid="0061a15a" fo:background-color="#ffff00" loext:char-shading-value="0" style:font-size-asian="8pt" style:font-size-complex="8pt"/>
    </style:style>
    <style:style style:name="T134" style:family="text">
      <style:text-properties officeooo:rsid="007a4aa7"/>
    </style:style>
    <style:style style:name="T135" style:family="text">
      <style:text-properties officeooo:rsid="007afe13"/>
    </style:style>
    <style:style style:name="T136" style:family="text">
      <style:text-properties officeooo:rsid="0082be7a"/>
    </style:style>
    <style:style style:name="T137" style:family="text">
      <style:text-properties officeooo:rsid="00854624"/>
    </style:style>
    <style:style style:name="T138" style:family="text">
      <style:text-properties officeooo:rsid="00bbb797"/>
    </style:style>
    <style:style style:name="T139" style:family="text">
      <style:text-properties officeooo:rsid="00bebae9"/>
    </style:style>
    <style:style style:name="T140" style:family="text">
      <style:text-properties officeooo:rsid="00d1e749"/>
    </style:style>
    <style:style style:name="T141" style:family="text">
      <style:text-properties officeooo:rsid="00e8c3ef"/>
    </style:style>
    <style:style style:name="T142" style:family="text">
      <style:text-properties officeooo:rsid="00eb3815"/>
    </style:style>
    <style:style style:name="T143" style:family="text">
      <style:text-properties officeooo:rsid="00ec1dcc"/>
    </style:style>
    <style:style style:name="T144" style:family="text">
      <style:text-properties officeooo:rsid="00ecb939"/>
    </style:style>
    <style:style style:name="T145" style:family="text">
      <style:text-properties officeooo:rsid="00fb5d3a"/>
    </style:style>
    <style:style style:name="T146" style:family="text">
      <style:text-properties officeooo:rsid="01017b79"/>
    </style:style>
    <style:style style:name="T147" style:family="text">
      <style:text-properties officeooo:rsid="0105c952"/>
    </style:style>
    <style:style style:name="T148" style:family="text">
      <style:text-properties officeooo:rsid="0105edc4"/>
    </style:style>
    <style:style style:name="T149" style:family="text">
      <style:text-properties officeooo:rsid="011ffd13"/>
    </style:style>
    <style:style style:name="T150" style:family="text">
      <style:text-properties officeooo:rsid="002104c3"/>
    </style:style>
    <style:style style:name="T151" style:family="text">
      <style:text-properties officeooo:rsid="0006eb84"/>
    </style:style>
    <style:style style:name="T152" style:family="text">
      <style:text-properties fo:color="#999999" officeooo:rsid="000a1e88" fo:background-color="transparent" loext:char-shading-value="0"/>
    </style:style>
    <style:style style:name="T153" style:family="text">
      <style:text-properties fo:color="#999999" officeooo:rsid="001a0336" fo:background-color="transparent" loext:char-shading-value="0"/>
    </style:style>
    <style:style style:name="T154" style:family="text">
      <style:text-properties fo:color="#999999" officeooo:rsid="01d1175e" fo:background-color="transparent" loext:char-shading-value="0"/>
    </style:style>
    <style:style style:name="T155" style:family="text">
      <style:text-properties fo:color="#999999" officeooo:rsid="01d18a84" fo:background-color="transparent" loext:char-shading-value="0"/>
    </style:style>
    <style:style style:name="T156" style:family="text">
      <style:text-properties fo:color="#999999" officeooo:rsid="001a0336"/>
    </style:style>
    <style:style style:name="T157" style:family="text">
      <style:text-properties fo:color="#999999" fo:font-weight="normal" officeooo:rsid="001a0336" fo:background-color="transparent" loext:char-shading-value="0" style:font-weight-asian="normal" style:font-weight-complex="normal"/>
    </style:style>
    <style:style style:name="T158" style:family="text">
      <style:text-properties fo:color="#999999" fo:font-weight="normal" officeooo:rsid="01d1175e" fo:background-color="transparent" loext:char-shading-value="0" style:font-weight-asian="normal" style:font-weight-complex="normal"/>
    </style:style>
    <style:style style:name="T159" style:family="text">
      <style:text-properties fo:color="#999999" fo:font-size="10pt" fo:font-weight="normal" officeooo:rsid="001a0336" fo:background-color="transparent" loext:char-shading-value="0" style:font-size-asian="10pt" style:font-weight-asian="normal" style:font-size-complex="10pt" style:font-weight-complex="normal"/>
    </style:style>
    <style:style style:name="T160" style:family="text">
      <style:text-properties fo:color="#999999" fo:font-size="10pt" fo:font-weight="normal" officeooo:rsid="01fecc5f" fo:background-color="transparent" loext:char-shading-value="0" style:font-size-asian="10pt" style:font-weight-asian="normal" style:font-size-complex="10pt" style:font-weight-complex="normal"/>
    </style:style>
    <style:style style:name="T161" style:family="text">
      <style:text-properties fo:color="#999999" fo:font-size="10pt" fo:font-weight="normal" officeooo:rsid="02012657" fo:background-color="transparent" loext:char-shading-value="0" style:font-size-asian="10pt" style:font-weight-asian="normal" style:font-size-complex="10pt" style:font-weight-complex="normal"/>
    </style:style>
    <style:style style:name="T162" style:family="text">
      <style:text-properties fo:color="#999999" fo:font-size="10pt" fo:font-weight="normal" officeooo:rsid="020600f9" fo:background-color="transparent" loext:char-shading-value="0" style:font-size-asian="10pt" style:font-weight-asian="normal" style:font-size-complex="10pt" style:font-weight-complex="normal"/>
    </style:style>
    <style:style style:name="T163" style:family="text">
      <style:text-properties fo:color="#999999" fo:font-size="10pt" fo:font-weight="normal" officeooo:rsid="01fcc213" fo:background-color="transparent" loext:char-shading-value="0" style:font-name-asian="TakaoPGothic1" style:font-size-asian="10pt" style:font-weight-asian="normal" style:font-size-complex="10pt" style:font-weight-complex="normal"/>
    </style:style>
    <style:style style:name="T164" style:family="text">
      <style:text-properties fo:color="#999999" fo:font-size="10pt" fo:font-weight="normal" officeooo:rsid="001a0336" fo:background-color="transparent" loext:char-shading-value="0" style:font-name-asian="TakaoPGothic1" style:font-size-asian="10pt" style:font-weight-asian="normal" style:font-size-complex="10pt" style:font-weight-complex="normal"/>
    </style:style>
    <style:style style:name="T165" style:family="text">
      <style:text-properties fo:color="#999999" fo:font-size="10pt" fo:font-weight="normal" officeooo:rsid="020600f9" fo:background-color="transparent" loext:char-shading-value="0" style:font-name-asian="TakaoPGothic1" style:font-size-asian="10pt" style:font-weight-asian="normal" style:font-size-complex="10pt" style:font-weight-complex="normal"/>
    </style:style>
    <style:style style:name="T166" style:family="text">
      <style:text-properties fo:color="#999999" fo:font-size="10pt" officeooo:rsid="001a0336" fo:background-color="transparent" loext:char-shading-value="0" style:font-size-asian="10pt" style:font-size-complex="10pt"/>
    </style:style>
    <style:style style:name="T167" style:family="text">
      <style:text-properties fo:color="#999999" fo:font-size="10pt" officeooo:rsid="02012657" fo:background-color="transparent" loext:char-shading-value="0" style:font-size-asian="10pt" style:font-size-complex="10pt"/>
    </style:style>
    <style:style style:name="T168" style:family="text">
      <style:text-properties officeooo:rsid="00943049"/>
    </style:style>
    <style:style style:name="T169" style:family="text">
      <style:text-properties style:font-name="Liberation Serif1" fo:font-size="10pt" style:font-size-asian="10pt" style:font-size-complex="10pt"/>
    </style:style>
    <style:style style:name="T170" style:family="text">
      <style:text-properties style:font-name="Liberation Serif1" fo:font-size="10pt" officeooo:rsid="00943049" style:font-size-asian="10pt" style:font-size-complex="10pt"/>
    </style:style>
    <style:style style:name="T171" style:family="text">
      <style:text-properties style:font-name="Liberation Serif1" fo:font-size="10pt" officeooo:rsid="003358c2" style:font-size-asian="10pt" style:font-size-complex="10pt"/>
    </style:style>
    <style:style style:name="T172" style:family="text">
      <style:text-properties style:font-name="Liberation Serif1" fo:font-size="10pt" officeooo:rsid="00943049" fo:background-color="transparent" loext:char-shading-value="0" style:font-size-asian="10pt" style:font-size-complex="10pt"/>
    </style:style>
    <style:style style:name="T173" style:family="text">
      <style:text-properties officeooo:rsid="001950cc"/>
    </style:style>
    <style:style style:name="T174" style:family="text">
      <style:text-properties fo:font-size="16pt" style:text-underline-style="solid" style:text-underline-width="auto" style:text-underline-color="font-color" style:font-size-asian="16pt" style:font-size-complex="16pt"/>
    </style:style>
    <style:style style:name="T175" style:family="text">
      <style:text-properties fo:font-size="16pt" style:text-underline-style="solid" style:text-underline-width="auto" style:text-underline-color="font-color" officeooo:rsid="0048fac7" style:font-size-asian="16pt" style:font-size-complex="16pt"/>
    </style:style>
    <style:style style:name="T176" style:family="text">
      <style:text-properties fo:color="#b3b3b3"/>
    </style:style>
    <style:style style:name="T177" style:family="text">
      <style:text-properties fo:color="#b3b3b3" officeooo:rsid="010f4450"/>
    </style:style>
    <style:style style:name="T178" style:family="text">
      <style:text-properties fo:color="#b3b3b3" fo:font-size="10pt" officeooo:rsid="0120f922" style:font-size-asian="10pt" style:font-size-complex="10pt"/>
    </style:style>
    <style:style style:name="T179" style:family="text">
      <style:text-properties fo:color="#b3b3b3" officeooo:rsid="01669e64"/>
    </style:style>
    <style:style style:name="T180" style:family="text">
      <style:text-properties fo:color="#b3b3b3" fo:font-size="8pt" style:font-size-asian="8pt" style:font-size-complex="8pt"/>
    </style:style>
    <style:style style:name="T181" style:family="text">
      <style:text-properties fo:color="#b3b3b3" fo:font-size="8pt" officeooo:rsid="00bebae9" style:font-size-asian="8pt" style:font-size-complex="8pt"/>
    </style:style>
    <style:style style:name="T182" style:family="text">
      <style:text-properties fo:color="#b3b3b3" officeooo:rsid="019f9b6d"/>
    </style:style>
    <style:style style:name="T183" style:family="text">
      <style:text-properties fo:color="#b3b3b3" officeooo:rsid="01a27629"/>
    </style:style>
    <style:style style:name="T184" style:family="text">
      <style:text-properties officeooo:rsid="0127983f"/>
    </style:style>
    <style:style style:name="T185" style:family="text">
      <style:text-properties officeooo:rsid="012aa71e"/>
    </style:style>
    <style:style style:name="T186" style:family="text">
      <style:text-properties officeooo:rsid="012afc03"/>
    </style:style>
    <style:style style:name="T187" style:family="text">
      <style:text-properties officeooo:rsid="012c1f58"/>
    </style:style>
    <style:style style:name="T188" style:family="text">
      <style:text-properties officeooo:rsid="0138f195"/>
    </style:style>
    <style:style style:name="T189" style:family="text">
      <style:text-properties officeooo:rsid="01404f89"/>
    </style:style>
    <style:style style:name="T190" style:family="text">
      <style:text-properties fo:font-size="12pt" style:font-size-asian="12pt" style:font-size-complex="12pt"/>
    </style:style>
    <style:style style:name="T191" style:family="text">
      <style:text-properties fo:font-size="12pt" officeooo:rsid="0120f922" style:font-size-asian="12pt" style:font-size-complex="12pt"/>
    </style:style>
    <style:style style:name="T192" style:family="text">
      <style:text-properties fo:font-size="12pt" officeooo:rsid="016324e2" style:font-size-asian="12pt" style:font-size-complex="12pt"/>
    </style:style>
    <style:style style:name="T193" style:family="text">
      <style:text-properties fo:font-size="12pt" officeooo:rsid="00cb5467" style:font-size-asian="12pt" style:font-size-complex="12pt"/>
    </style:style>
    <style:style style:name="T194" style:family="text">
      <style:text-properties fo:font-size="12pt" officeooo:rsid="019f9b6d" style:font-size-asian="12pt" style:font-size-complex="12pt"/>
    </style:style>
    <style:style style:name="T195" style:family="text">
      <style:text-properties fo:font-size="12pt" officeooo:rsid="01a27629" style:font-size-asian="12pt" style:font-size-complex="12pt"/>
    </style:style>
    <style:style style:name="T196" style:family="text">
      <style:text-properties fo:font-size="12pt" style:text-underline-style="none" fo:font-weight="normal" style:font-size-asian="12pt" style:font-weight-asian="normal" style:font-size-complex="12pt" style:font-weight-complex="normal"/>
    </style:style>
    <style:style style:name="T197" style:family="text">
      <style:text-properties fo:font-size="12pt" style:text-underline-style="none" fo:font-weight="normal" officeooo:rsid="003075d3" style:font-size-asian="12pt" style:font-weight-asian="normal" style:font-size-complex="12pt" style:font-weight-complex="normal"/>
    </style:style>
    <style:style style:name="T198" style:family="text">
      <style:text-properties fo:font-size="12pt" style:text-underline-style="none" fo:font-weight="normal" officeooo:rsid="0088b6ab" style:font-size-asian="12pt" style:font-weight-asian="normal" style:font-size-complex="12pt" style:font-weight-complex="normal"/>
    </style:style>
    <style:style style:name="T199" style:family="text">
      <style:text-properties fo:font-size="12pt" style:text-underline-style="none" fo:font-weight="normal" officeooo:rsid="01c340c1" style:font-size-asian="12pt" style:font-weight-asian="normal" style:font-size-complex="12pt" style:font-weight-complex="normal"/>
    </style:style>
    <style:style style:name="T200" style:family="text">
      <style:text-properties fo:font-size="12pt" style:text-underline-style="none" fo:font-weight="normal" officeooo:rsid="01cdc967" style:font-size-asian="12pt" style:font-weight-asian="normal" style:font-size-complex="12pt" style:font-weight-complex="normal"/>
    </style:style>
    <style:style style:name="T201" style:family="text">
      <style:text-properties officeooo:rsid="0145eac7"/>
    </style:style>
    <style:style style:name="T202" style:family="text">
      <style:text-properties officeooo:rsid="01485eba"/>
    </style:style>
    <style:style style:name="T203" style:family="text">
      <style:text-properties officeooo:rsid="01590f8f"/>
    </style:style>
    <style:style style:name="T204" style:family="text">
      <style:text-properties officeooo:rsid="015c19db"/>
    </style:style>
    <style:style style:name="T205" style:family="text">
      <style:text-properties officeooo:rsid="016324e2"/>
    </style:style>
    <style:style style:name="T206" style:family="text">
      <style:text-properties officeooo:rsid="016ba1c1"/>
    </style:style>
    <style:style style:name="T207" style:family="text">
      <style:text-properties officeooo:rsid="01890f8c"/>
    </style:style>
    <style:style style:name="T208" style:family="text">
      <style:text-properties officeooo:rsid="019aaf09"/>
    </style:style>
    <style:style style:name="T209" style:family="text">
      <style:text-properties officeooo:rsid="003358c2"/>
    </style:style>
    <style:style style:name="T210" style:family="text">
      <style:text-properties officeooo:rsid="003075d3"/>
    </style:style>
    <style:style style:name="T211" style:family="text">
      <style:text-properties officeooo:rsid="007d07bf"/>
    </style:style>
    <style:style style:name="T212" style:family="text">
      <style:text-properties officeooo:rsid="0032eb07"/>
    </style:style>
    <style:style style:name="T213" style:family="text">
      <style:text-properties officeooo:rsid="01c7c2e0"/>
    </style:style>
    <style:style style:name="T214" style:family="text">
      <style:text-properties officeooo:rsid="01d960b3"/>
    </style:style>
    <style:style style:name="T215" style:family="text">
      <style:text-properties officeooo:rsid="01e0e0dd"/>
    </style:style>
    <style:style style:name="T216" style:family="text">
      <style:text-properties officeooo:rsid="01e594e0"/>
    </style:style>
    <style:style style:name="T217" style:family="text">
      <style:text-properties officeooo:rsid="01f07c30"/>
    </style:style>
    <style:style style:name="T218" style:family="text">
      <style:text-properties style:font-name="DejaVu Sans Mono" fo:font-size="10pt" fo:font-weight="normal" officeooo:rsid="01fecc5f" fo:background-color="transparent" loext:char-shading-value="0" style:font-name-asian="TakaoPGothic1" style:font-size-asian="10pt" style:font-weight-asian="normal" style:font-size-complex="10pt" style:font-weight-complex="normal"/>
    </style:style>
    <style:style style:name="T219" style:family="text">
      <style:text-properties style:font-name="DejaVu Sans Mono" fo:font-size="10pt" fo:font-weight="normal" officeooo:rsid="020600f9" fo:background-color="transparent" loext:char-shading-value="0" style:font-name-asian="TakaoPGothic1" style:font-size-asian="10pt" style:font-weight-asian="normal" style:font-size-complex="10pt" style:font-weight-complex="normal"/>
    </style:style>
    <style:style style:name="T220" style:family="text">
      <style:text-properties style:font-name="DejaVu Sans Mono" fo:font-size="10pt" fo:font-weight="normal" officeooo:rsid="02147ee7" fo:background-color="transparent" loext:char-shading-value="0" style:font-name-asian="TakaoPGothic1" style:font-size-asian="10pt" style:font-weight-asian="normal" style:font-size-complex="10pt" style:font-weight-complex="normal"/>
    </style:style>
    <style:style style:name="T221" style:family="text">
      <style:text-properties style:font-name="DejaVu Sans Mono" fo:font-size="10pt" fo:font-weight="normal" officeooo:rsid="01fecc5f" fo:background-color="#ffff00" loext:char-shading-value="0" style:font-name-asian="TakaoPGothic1" style:font-size-asian="10pt" style:font-weight-asian="normal" style:font-size-complex="10pt" style:font-weight-complex="normal"/>
    </style:style>
    <style:style style:name="T222" style:family="text">
      <style:text-properties style:font-name="DejaVu Sans Mono" fo:font-size="10pt" officeooo:rsid="01fecc5f" fo:background-color="transparent" loext:char-shading-value="0" style:font-size-asian="10pt" style:font-size-complex="10pt"/>
    </style:style>
    <style:style style:name="T223" style:family="text">
      <style:text-properties officeooo:rsid="02109934"/>
    </style:style>
    <style:style style:name="T224" style:family="text">
      <style:text-properties officeooo:rsid="02147ee7"/>
    </style:style>
    <style:style style:name="T225" style:family="text">
      <style:text-properties officeooo:rsid="02159b70"/>
    </style:style>
    <style:style style:name="T226" style:family="text">
      <style:text-properties officeooo:rsid="02170a3f"/>
    </style:style>
    <style:style style:name="T227" style:family="text">
      <style:text-properties officeooo:rsid="021a0e75"/>
    </style:style>
    <style:style style:name="T228" style:family="text">
      <style:text-properties officeooo:rsid="02393edd"/>
    </style:style>
    <style:style style:name="T229" style:family="text">
      <style:text-properties officeooo:rsid="023984c4"/>
    </style:style>
    <style:style style:name="T230" style:family="text">
      <style:text-properties officeooo:rsid="026b0600"/>
    </style:style>
    <style:style style:name="T231" style:family="text">
      <style:text-properties officeooo:rsid="026b66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Installing OpenFrameworks</text:p>
      <text:p text:style-name="P91">(using the 0.9 series of oF) <text:span text:style-name="T92">NOW USING master BRANCH </text:span><text:span text:style-name="T99">[technically 0.10]</text:span></text:p>
      <text:p text:style-name="P199"/>
      <text:p text:style-name="P199"/>
      <text:p text:style-name="P199"/>
      <text:p text:style-name="P199"/>
      <text:p text:style-name="P199"/>
      <text:p text:style-name="P199"/>
      <text:p text:style-name="P16"><text:span text:style-name="T33">notes / </text:span><text:span text:style-name="T34">todos</text:span></text:p>
      <text:p text:style-name="P42"/>
      <text:p text:style-name="P42"/>
      <text:p text:style-name="P45"><text:span text:style-name="T137">Rake task </text:span>to examine libraries (useful to make sure the symbols you expect are actually there)</text:p>
      <text:p text:style-name="P45"><text:tab/><text:span text:style-name="CODE">rake examine[library_name] <text:s text:c="6"/># Examine compiled libraries (linux)</text:span></text:p>
      <text:p text:style-name="P41"/>
      <text:p text:style-name="P44"><text:span text:style-name="T91">TODO</text:span>: Not clear what the legal values to pass into <text:span text:style-name="CODE">rake examine[]</text:span> are. Maybe if you could print those out some how? That could be great.</text:p>
      <text:p text:style-name="P44"/>
      <text:p text:style-name="P44"/>
      <text:p text:style-name="P45"/>
      <text:p text:style-name="P43">rake -p <text:s/># show rake tasks with their dependencies</text:p>
      <text:p text:style-name="P44"/>
      <text:p text:style-name="P41"/>
      <text:p text:style-name="P41"/>
      <text:p text:style-name="P207">TODO: document how Ruby-level dependencies can be managed with <text:span text:style-name="T231">combination of</text:span> Rake and bundler</text:p>
      <text:p text:style-name="P208"/>
      <text:p text:style-name="P208"/>
      <text:p text:style-name="P33"/>
      <text:p text:style-name="P65"><text:span text:style-name="T91">TODO</text:span>: make sure that exceptions at the ruby-level don’t cause segfaults</text:p>
      <text:p text:style-name="P66"/>
      <text:p text:style-name="P66"/>
      <text:p text:style-name="P66"/>
      <text:p text:style-name="P67"><text:span text:style-name="T91">TODO</text:span>: Update oF dep injection system, to reduce duplication of vendored libraries.</text:p>
      <text:p text:style-name="P67"><text:tab/>Instead of copying everything, only store the altered dependencies under ‘custom’ dir</text:p>
      <text:p text:style-name="P66"/>
      <text:p text:style-name="P68"/>
      <text:p text:style-name="P68"><text:span text:style-name="T91">TODO</text:span>: Rename Ruby/Rice c-extension C++ files, so that when you get a compiler error, the file names will let you clearly see what part of the build is messing up.</text:p>
      <text:p text:style-name="P68"/>
      <text:p text:style-name="P68">For example, the oF core files all start with ‘of’</text:p>
      <text:p text:style-name="P68">I suppose the c-extension stuff should start with “rb_” ?</text:p>
      <text:p text:style-name="P68"/>
      <text:p text:style-name="P68"/>
      <text:p text:style-name="P64"><text:span text:style-name="T91">TODO</text:span>: next thing is to update the names of the app / launcher files, and then bring over the next round of stuff.</text:p>
      <text:p text:style-name="P64"/>
      <text:p text:style-name="P200">→ then hopefully we’ll be about back to where I was on the previous repo?</text:p>
      <text:p text:style-name="P201">Overview of Rakefile build system</text:p>
      <text:p text:style-name="P190"><text:span text:style-name="T188">B</text:span>efore running Rake</text:p>
      <text:list xml:id="list322074058340651888" text:style-name="L1">
        <text:list-item>
          <text:p text:style-name="P217">Pull down OpenFrameworks git submodules<text:tab/><text:span text:style-name="T205">[page 4]</text:span></text:p>
        </text:list-item>
        <text:list-item>
          <text:p text:style-name="P217"><text:span text:style-name="T190">Run OpenFrameworks setup script<text:tab/></text:span><text:span text:style-name="T192">[</text:span><text:span text:style-name="T194">page </text:span><text:span text:style-name="T195">4</text:span><text:span text:style-name="T192">]</text:span></text:p>
        </text:list-item>
        <text:list-item>
          <text:p text:style-name="P221"><text:span text:style-name="T176">Build the project generator<text:tab/></text:span><text:span text:style-name="T179">[</text:span><text:span text:style-name="T182">page </text:span><text:span text:style-name="T183">4</text:span><text:span text:style-name="T179">]</text:span></text:p>
        </text:list-item>
        <text:list-item>
          <text:p text:style-name="P222"><text:span text:style-name="T177">Generate a sketch<text:tab/></text:span><text:span text:style-name="CODE"><text:span text:style-name="T180">rake oF:project_generator[</text:span></text:span><text:span text:style-name="CODE"><text:span text:style-name="T181">ofProjectName</text:span></text:span><text:span text:style-name="CODE"><text:span text:style-name="T180">]</text:span></text:span><text:span text:style-name="T177"><text:tab/></text:span><text:span text:style-name="T179">[page </text:span><text:span text:style-name="T183">4</text:span><text:span text:style-name="T179">]</text:span><text:span text:style-name="CODE"><text:span text:style-name="T176"> </text:span></text:span></text:p>
        </text:list-item>
        <text:list-item>
          <text:p text:style-name="P218">Specify platform, <text:span text:style-name="T176">oF sketch name,</text:span> debug mode, etc in <text:span text:style-name="CODE"><text:span text:style-name="T91">common.rb</text:span></text:span> to configure the build<text:line-break/><text:span text:style-name="T2">(there are some other options in that file that might be work exploring too)</text:span></text:p>
        </text:list-item>
        <text:list-item>
          <text:p text:style-name="P220"><text:span text:style-name="T193">S</text:span><text:span text:style-name="T190">pecify OpenFrameworks addons in </text:span><text:span text:style-name="CODE"><text:span text:style-name="T27">addons.make</text:span></text:span></text:p>
        </text:list-item>
      </text:list>
      <text:p text:style-name="P188"><text:span text:style-name="CODE"><text:span text:style-name="T71">rake setup</text:span></text:span></text:p>
      <text:p text:style-name="P78">(just run the command and the following will be taken care of)</text:p>
      <text:list xml:id="list174655991714190" text:continue-numbering="true" text:style-name="L1">
        <text:list-item>
          <text:p text:style-name="P223">Build dependencies with custom settings (<text:span text:style-name="CODE">-fPIC</text:span> flag)<text:tab/><text:span text:style-name="T213">[page 5]</text:span></text:p>
        </text:list-item>
        <text:list-item>
          <text:p text:style-name="P224">Inject those dependencies into build of the OpenFrameworks core<text:line-break/><text:span text:style-name="T178">(place them where the OpenFrameworks build system expects to find them)</text:span></text:p>
        </text:list-item>
        <text:list-item>
          <text:p text:style-name="P225">Build oF core<text:tab/><text:span text:style-name="T202">(build files edited to use </text:span><text:span text:style-name="CODE">-fPIC</text:span><text:span text:style-name="T202"> here again)<text:tab/>[page 6]<text:line-break/></text:span><text:span text:style-name="T191">=&gt; </text:span><text:span text:style-name="CODE"><text:span text:style-name="T91">libopenFrameworks.a</text:span></text:span><text:span text:style-name="T191"><text:line-break/>=&gt; </text:span><text:span text:style-name="CODE">libopenFrameworksDebug.a</text:span></text:p>
        </text:list-item>
        <text:list-item>
          <text:p text:style-name="P225">Build <text:span text:style-name="T139">oF sketch<text:tab/>(again, using </text:span><text:span text:style-name="CODE">-fPIC</text:span><text:span text:style-name="T139">) </text:span><text:span text:style-name="T47">(also builds add-on libraries (ofx)</text:span><text:span text:style-name="T49">)<text:tab/></text:span><text:span text:style-name="T48">[p.</text:span><text:span text:style-name="T49">5;</text:span><text:span text:style-name="T48"> </text:span><text:span text:style-name="T49">p.6 </text:span><text:span text:style-name="T48">addons]</text:span><text:span text:style-name="T139"><text:line-break/>=&gt; </text:span><text:span text:style-name="CODE"><text:span text:style-name="T91">libOFSketch.a</text:span></text:span></text:p>
        </text:list-item>
        <text:list-item>
          <text:p text:style-name="P219">various directories will then be set up (can’t commit an empty directory into git)</text:p>
        </text:list-item>
      </text:list>
      <text:p text:style-name="P189"><text:span text:style-name="CODE"><text:span text:style-name="T50">rake build_cpp_wrapper</text:span></text:span></text:p>
      <text:list xml:id="list174657523562007" text:continue-numbering="true" text:style-name="L1">
        <text:list-item>
          <text:p text:style-name="P226">Export variables from openFrameworks build system for later use<text:line-break/>=&gt; <text:span text:style-name="CODE"><text:span text:style-name="T91">oF_build_variables.yaml</text:span></text:span><text:span text:style-name="CODE"><text:line-break/></text:span><text:span text:style-name="T3">(</text:span><text:span text:style-name="T4">same makefile that generated the static library</text:span><text:span text:style-name="T3">)</text:span></text:p>
        </text:list-item>
        <text:list-item>
          <text:p text:style-name="P227">Use <text:span text:style-name="T76">those three generated files</text:span> to generate c extension in <text:span text:style-name="T143">two</text:span> phases:<text:line-break/><text:span text:style-name="T6">(both phases link against the </text:span><text:span text:style-name="CODE"><text:span text:style-name="T14">.a</text:span></text:span><text:span text:style-name="T15"> for core</text:span><text:span text:style-name="T6">, and the </text:span><text:span text:style-name="CODE"><text:span text:style-name="T14">.a</text:span></text:span><text:span text:style-name="T15"> for the project </text:span><text:span text:style-name="T7">using data from </text:span><text:span text:style-name="CODE"><text:span text:style-name="T131">oF_build_variables.yaml</text:span></text:span><text:span text:style-name="T7">)</text:span></text:p>
          <text:list>
            <text:list-item>
              <text:p text:style-name="P230">Phase 1:<text:tab/><text:span text:style-name="T149">(build core Rice c++ wrapper for oF)</text:span></text:p>
              <text:list>
                <text:list-item>
                  <text:p text:style-name="P231"><text:span text:style-name="T201">Build wrapper code for basic OpenFrameworks functionality</text:span><text:line-break/>=&gt; <text:span text:style-name="T97">r</text:span><text:span text:style-name="CODE"><text:span text:style-name="T91">ubyOF.so </text:span></text:span><text:span text:style-name="T91"><text:s/>(wrapper)</text:span><text:span text:style-name="T142"><text:tab/><text:tab/> <text:s text:c="5"/><text:tab/>[no rbApp class implementation]<text:line-break/>=&gt; raw obj files (</text:span><text:span text:style-name="CODE">.o</text:span><text:span text:style-name="T142">)<text:tab/><text:tab/><text:tab/><text:tab/></text:span>[this is the contents of the <text:span text:style-name="CODE">.so</text:span>]<text:span text:style-name="T143"><text:line-break/>=&gt; </text:span><text:span text:style-name="CODE">extconf_variables.yaml </text:span><text:span text:style-name="T141">(main)<text:tab/>[</text:span><text:span text:style-name="T77">used in Phase 2</text:span><text:span text:style-name="T141">, also good for debugging]</text:span></text:p>
                </text:list-item>
              </text:list>
            </text:list-item>
            <text:list-item>
              <text:p text:style-name="P230">Phase 2:<text:tab/><text:span text:style-name="T149">(specific project specific C++ code and data dir [</text:span><text:span text:style-name="CODE">constants/data_path.h</text:span><text:span text:style-name="T149">])</text:span></text:p>
              <text:list>
                <text:list-item>
                  <text:p text:style-name="P232">Build <text:span text:style-name="T144">C++ code specific to one RubyOF project</text:span><text:line-break/>=&gt; <text:span text:style-name="T97">r</text:span><text:span text:style-name="CODE"><text:span text:style-name="T91">ubyOF.so </text:span></text:span><text:span text:style-name="T96"><text:s/>(project)</text:span><text:span text:style-name="T142"><text:tab/><text:tab/><text:tab/>[includes rbApp implementation]<text:line-break/>=&gt; raw obj files (</text:span><text:span text:style-name="CODE">.o</text:span><text:span text:style-name="T142">) <text:tab/><text:tab/><text:tab/><text:tab/>[this is the contents of the </text:span><text:span text:style-name="CODE">.so</text:span><text:span text:style-name="T142">]</text:span><text:line-break/>=&gt; <text:s/><text:span text:style-name="CODE">extconf_variables.yaml </text:span><text:span text:style-name="T141"><text:s/></text:span>(project)<text:tab/><text:span text:style-name="T189">[</text:span><text:span text:style-name="T78">used for final link</text:span><text:span text:style-name="T189">]</text:span></text:p>
                </text:list-item>
                <text:list-item>
                  <text:p text:style-name="P228"><text:span text:style-name="T148">Link </text:span>the <text:span text:style-name="T33">obj files from Phase 1</text:span> and the <text:span text:style-name="T33">obj files from Phase 2</text:span> into a single library <text:span text:style-name="T145">(</text:span><text:span text:style-name="CODE">.so</text:span><text:span text:style-name="T145">)</text:span>.<text:line-break/><text:span text:style-name="T5">(uses both </text:span><text:span text:style-name="CODE"><text:span text:style-name="T131">extconf_variables.yaml</text:span></text:span><text:span text:style-name="T1"> </text:span><text:span text:style-name="T5">files)</text:span><text:line-break/><text:span text:style-name="T146">=&gt; </text:span><text:span text:style-name="T98">r</text:span><text:span text:style-name="CODE"><text:span text:style-name="T91">ubyOF.so </text:span></text:span><text:span text:style-name="T96"><text:s/>(final)</text:span></text:p>
                </text:list-item>
                <text:list-item>
                  <text:p text:style-name="P229"><text:span text:style-name="T187">Run tests on r</text:span><text:span text:style-name="CODE">ubyOF.so </text:span><text:span text:style-name="T142">(final) to ensure that all expected symbols are present in the final dynamic library. (should prevent any glaring linker errors)</text:span></text:p>
                </text:list-item>
                <text:list-item>
                  <text:p text:style-name="P229">Move <text:span text:style-name="T184">r</text:span><text:span text:style-name="CODE">ubyOF.so </text:span><text:span text:style-name="T142">(final)</text:span><text:span text:style-name="CODE"> </text:span>into the location <text:span text:style-name="T147">expected</text:span> by the Ruby extension.</text:p>
                </text:list-item>
              </text:list>
            </text:list-item>
          </text:list>
        </text:list-item>
      </text:list>
      <text:p text:style-name="P202"><text:soft-page-break/>NOTES</text:p>
      <text:p text:style-name="P39"/>
      <text:p text:style-name="P149"><text:span text:style-name="T184">The build system culminates in the creation of <text:s/>r</text:span><text:span text:style-name="CODE">ubyOF.so </text:span><text:span text:style-name="T185">(Ruby c-extension library).</text:span> <text:span text:style-name="T186">Some parts of OpenFrameworks need to be built with the gcc flag</text:span><text:span text:style-name="T45"> </text:span><text:span text:style-name="CODE"><text:span text:style-name="T36">-fPIC</text:span></text:span><text:span text:style-name="T36"> </text:span><text:span text:style-name="T45">in order to </text:span><text:span text:style-name="T46">be part of a dynamic library.</text:span></text:p>
      <text:p text:style-name="Horizontal_20_Line"/>
      <text:p text:style-name="P49">Greyed out <text:span text:style-name="T216">parts of the outline </text:span>are things that I had to do in order to set up this build system (things you need to know about if you want to edit / maintain RubyOF) but which the user of this framework does not have to do for themselves.</text:p>
      <text:p text:style-name="P49"/>
      <text:p text:style-name="P48"><text:span text:style-name="T204">Some other s</text:span>tuff that has already been done by RubyOF:</text:p>
      <text:list xml:id="list174656748338244" text:continue-numbering="true" text:style-name="L1">
        <text:list-item>
          <text:p text:style-name="P204">Place dependencies in correct places <text:span text:style-name="T140">(dependencies are vendored)</text:span></text:p>
        </text:list-item>
        <text:list-item>
          <text:p text:style-name="P204">Instruct rake on how to patch dependencies / manually patch as necessary<text:line-break/><text:span text:style-name="T8">(done by </text:span><text:span text:style-name="T9">code </text:span><text:span text:style-name="T8">main git repo / the fork of OpenFrameworks pulled in via git submodules)</text:span></text:p>
        </text:list-item>
      </text:list>
      <text:p text:style-name="P198"/>
      <text:p text:style-name="P40"><text:span text:style-name="T136">The c-extension links against</text:span><text:span text:style-name="CODE">.a</text:span><text:span text:style-name="T110"> archives of OpenFrameworks symbols instead of raw </text:span><text:span text:style-name="CODE">.o</text:span><text:span text:style-name="T110">, because apparently that tells the linker to only include symbols as necessary. When using raw </text:span><text:span text:style-name="CODE">.o</text:span><text:span text:style-name="T110"> files, the linker will instead use all provided symbols, regardless of whether they are necessary or not.</text:span></text:p>
      <text:p text:style-name="Horizontal_20_Line"/>
      <text:p text:style-name="P205">Touching any header in the build system controlled by extconf.rb forces the entire build to be rebuilt. The system is not smart enough to figure out what headers are related to what source files. As such, separating the c-extension build into Phase 1 and Phase 2 prevents the build system from having to unnecessarily rebuild large chunks of the system.</text:p>
      <text:p text:style-name="Horizontal_20_Line"/>
      <text:p text:style-name="P26"><text:span text:style-name="T208">B</text:span>e careful about the way that addons are spelled <text:span text:style-name="T115">in the </text:span><text:span text:style-name="CODE">addons.make</text:span><text:span text:style-name="T115"> file</text:span>. System will not alert that a misspelling has occurred, and will just let you know that it can’t find the ‘.o’ file that the linker needs.</text:p>
      <text:p text:style-name="P39"/>
      <text:p text:style-name="P39"/>
      <text:p text:style-name="P4">Comparison of high-level <text:span text:style-name="T203">rakefile </text:span>build tasks</text:p>
      <text:p text:style-name="P32"><text:span text:style-name="CODE"/></text:p>
      <text:p text:style-name="P47"><text:span text:style-name="CODE">rake build_cpp<text:tab/><text:tab/><text:tab/><text:tab/></text:span><text:span text:style-name="T74">baseline test</text:span></text:p>
      <text:p text:style-name="P79">(Build a normal OpenFrameworks project in pure C++)</text:p>
      <text:p text:style-name="P32"><text:span text:style-name="CODE"/></text:p>
      <text:p text:style-name="P47"><text:span text:style-name="CODE">rake build_cpp_wrapper<text:tab/><text:tab/><text:tab/></text:span><text:span text:style-name="T81">DEFAULT</text:span></text:p>
      <text:p text:style-name="P79">(For updating Rice code, and testing with current RubyOF project)</text:p>
      <text:p text:style-name="P32"><text:span text:style-name="CODE"/></text:p>
      <text:p text:style-name="P47"><text:span text:style-name="CODE">rake build_project<text:tab/><text:tab/><text:tab/></text:span><text:span text:style-name="T75">slight optimization of :build_cpp_wrapper</text:span></text:p>
      <text:p text:style-name="P79">(For using stable bindings with a custom blend of C++ and Ruby)</text:p>
      <text:p text:style-name="P31"/>
      <text:p text:style-name="P39"/>
      <text:p text:style-name="P98"><text:span text:style-name="T59">After building</text:span><text:span text:style-name="T52"> use</text:span></text:p>
      <text:p text:style-name="P98"><text:span text:style-name="CODE"><text:span text:style-name="T52">rake run</text:span></text:span></text:p>
      <text:p text:style-name="P36">to run the active RubyOF project through the Ruby level.</text:p>
      <text:p text:style-name="P36"/>
      <text:p text:style-name="P36"/>
      <text:p text:style-name="P37">Check the <text:span text:style-name="CODE"><text:span text:style-name="T82">example</text:span></text:span> project for some code that will hopefully explain how some of the bound OpenFrameworks functions can be used.</text:p>
      <text:p text:style-name="P37"/>
      <text:p text:style-name="P203"><text:soft-page-break/>Details of build system</text:p>
      <text:p text:style-name="P212"/>
      <text:p text:style-name="P106"><text:span text:style-name="T71">Setting up openFrameworks git submodules </text:span><text:span text:style-name="T79">(extra code)</text:span></text:p>
      <text:p text:style-name="P51"/>
      <text:p text:style-name="P51">navigate to inside the openFrameworks directory, and make sure the git submodules are set up</text:p>
      <text:p text:style-name="P51">this will get the files you need for the project generator.</text:p>
      <text:p text:style-name="P52"><text:span text:style-name="CODE"/></text:p>
      <text:p text:style-name="P150"><text:span text:style-name="CODE"><text:span text:style-name="T51">cd etc/openFrameworks</text:span></text:span></text:p>
      <text:p text:style-name="P150"><text:span text:style-name="CODE"/></text:p>
      <text:p text:style-name="P150"><text:span text:style-name="CODE"><text:span text:style-name="T51">git submodule init</text:span></text:span></text:p>
      <text:p text:style-name="P150"><text:span text:style-name="CODE"><text:span text:style-name="T51">git submodule update</text:span></text:span></text:p>
      <text:p text:style-name="P91"/>
      <text:p text:style-name="P6"><text:span text:style-name="T35">D</text:span>ependency installation scripts</text:p>
      <text:p text:style-name="P136"><text:span text:style-name="T33">Requires Ubuntu 16.04 or newer.</text:span><text:line-break/></text:p>
      <text:p text:style-name="P136"><text:span text:style-name="T73">First, run t</text:span><text:span text:style-name="T71">wo scripts to run to get basic </text:span><text:span text:style-name="T73">runtime</text:span><text:span text:style-name="T71"> </text:span><text:span text:style-name="T72">dependencies.</text:span><text:line-break/></text:p>
      <text:p text:style-name="P136"><text:span text:style-name="T89">ext/openFrameworks</text:span>/scripts/linux/ubuntu/</text:p>
      <text:list xml:id="list7704302998666595769" text:style-name="L2">
        <text:list-item>
          <text:p text:style-name="P213">install_codecs.sh</text:p>
        </text:list-item>
        <text:list-item>
          <text:p text:style-name="P213">install_dependencies.sh</text:p>
        </text:list-item>
      </text:list>
      <text:p text:style-name="P136"/>
      <text:p text:style-name="P138">Then get additional build libs, and build all the stuff</text:p>
      <text:p text:style-name="P136"/>
      <text:p text:style-name="P136"><text:span text:style-name="T89">ext/openFrameworks</text:span>/scripts/linux/</text:p>
      <text:list xml:id="list174656623791545" text:continue-numbering="true" text:style-name="L2">
        <text:list-item>
          <text:p text:style-name="P213"><text:span text:style-name="T89">download_libs</text:span>.sh</text:p>
        </text:list-item>
        <text:list-item>
          <text:p text:style-name="P213"><text:span text:style-name="T90">compileOF</text:span>.sh</text:p>
        </text:list-item>
      </text:list>
      <text:p text:style-name="P3"><text:span text:style-name="CODE"><text:span text:style-name="T37"/></text:span></text:p>
      <text:p text:style-name="P13">Setting up a openFrameworks app</text:p>
      <text:p text:style-name="P13"/>
      <text:p text:style-name="P101">build project generator</text:p>
      <text:p text:style-name="P102"><text:span text:style-name="CODE"/></text:p>
      <text:p text:style-name="P139"><text:span text:style-name="CODE"><text:span text:style-name="T85">ext/openFrameworks</text:span></text:span><text:span text:style-name="CODE">/scripts/linux/</text:span><text:span text:style-name="CODE"><text:span text:style-name="T53">$ </text:span></text:span><text:span text:style-name="CODE"><text:span text:style-name="T56">compilePG.sh</text:span></text:span></text:p>
      <text:p text:style-name="P139"/>
      <text:p text:style-name="P103"/>
      <text:p text:style-name="P104">create a new project using the generator</text:p>
      <text:p text:style-name="P105"><text:span text:style-name="CODE"><text:span text:style-name="T55"/></text:span></text:p>
      <text:p text:style-name="P140"><text:span text:style-name="CODE"><text:span text:style-name="T84">ext/openFrameworks/apps/projectGenerator/commandLine/bin</text:span></text:span><text:span text:style-name="CODE"><text:span text:style-name="T54">$ ./projectGenerator -o"../../../../../openFrameworks" ../../../../../of_apps/test</text:span></text:span></text:p>
      <text:p text:style-name="P53"/>
      <text:p text:style-name="P53"/>
      <text:p text:style-name="P54">or just use the rakefile task<text:span text:style-name="T109">s</text:span> established for this purpose</text:p>
      <text:p text:style-name="P54"><text:tab/><text:span text:style-name="CODE"><text:span text:style-name="T87">build</text:span></text:span><text:span text:style-name="CODE"><text:span text:style-name="T101">$ rake oF:</text:span></text:span><text:span text:style-name="CODE"><text:span text:style-name="T106">compilePG</text:span></text:span></text:p>
      <text:p text:style-name="P54"><text:span text:style-name="CODE"><text:span text:style-name="T87"><text:tab/></text:span></text:span><text:span text:style-name="CODE"><text:span text:style-name="T88">build</text:span></text:span><text:span text:style-name="CODE"><text:span text:style-name="T107">$ rake oF:</text:span></text:span><text:span text:style-name="CODE"><text:span text:style-name="T108">project_generator[testApp]</text:span></text:span></text:p>
      <text:p text:style-name="P54"><text:span text:style-name="CODE"><text:span text:style-name="T87"><text:tab/>build</text:span></text:span><text:span text:style-name="CODE"><text:span text:style-name="T100">$ rake oF_project:build</text:span></text:span></text:p>
      <text:p text:style-name="P54"><text:span text:style-name="CODE"><text:span text:style-name="T87"><text:tab/>build</text:span></text:span><text:span text:style-name="CODE"><text:span text:style-name="T100">$ rake oF_project:run</text:span></text:span></text:p>
      <text:p text:style-name="P54"/>
      <text:p text:style-name="P55"/>
      <text:p text:style-name="P184">Rebuild dependencies</text:p>
      <text:p text:style-name="P14">(add the -fPIC flag, so OpenFrameworks loads in a dynamic library)</text:p>
      <text:p text:style-name="P19"/>
      <text:p text:style-name="P19">build kiss using apothecary script (already included in rubyOF repo)</text:p>
      <text:p text:style-name="P19"/>
      <text:p text:style-name="P117">Created a makefile based on the OpenFrameworks apothecary script for linux.</text:p>
      <text:p text:style-name="P117">This makefile has been manually patched to add the <text:span text:style-name="CODE"><text:span text:style-name="T102">-fPIC</text:span></text:span> flag, so all you have to do is <text:span text:style-name="T111">run make.</text:span></text:p>
      <text:p text:style-name="P118"><text:tab/>(see README.txt in the <text:span text:style-name="CODE">kiss/custom_build/</text:span> directory for details)</text:p>
      <text:p text:style-name="P117"/>
      <text:p text:style-name="P144"><text:span text:style-name="T58">This is controlled by the rake task </text:span><text:span text:style-name="CODE"><text:span text:style-name="T104">oF_deps:</text:span></text:span><text:span text:style-name="CODE"><text:span text:style-name="T105">kiss</text:span></text:span><text:span text:style-name="CODE"><text:span text:style-name="T104">:</text:span></text:span><text:span text:style-name="CODE">build</text:span><text:span text:style-name="T105">, but normally you would want to run </text:span><text:span text:style-name="CODE"><text:span text:style-name="T104">oF_deps:</text:span></text:span><text:span text:style-name="CODE"><text:span text:style-name="T105">kiss</text:span></text:span><text:span text:style-name="CODE"><text:span text:style-name="T104">:</text:span></text:span><text:span text:style-name="CODE"><text:span text:style-name="T105">package</text:span></text:span><text:span text:style-name="CODE"><text:span text:style-name="T103"> </text:span></text:span><text:span text:style-name="T105">instead. (The :</text:span><text:span text:style-name="CODE"><text:span text:style-name="T105">package</text:span></text:span><text:span text:style-name="T105"> task will be explained in more detail later.)</text:span></text:p>
      <text:p text:style-name="P19"/>
      <text:p text:style-name="P19">build tess2 with custom patched build process (patch is part of the Rakefile)</text:p>
      <text:p text:style-name="P19"/>
      <text:p text:style-name="P119"><text:span text:style-name="CODE"><text:span text:style-name="T102">oF_deps:tess2:package</text:span></text:span> → <text:span text:style-name="CODE"><text:span text:style-name="T102">:build</text:span></text:span> → code to patch the makefile</text:p>
      <text:p text:style-name="P119"/>
      <text:p text:style-name="P119">inside the build task, there is a section of code which performs the patching,</text:p>
      <text:p text:style-name="P119">finding every line in the makefile where <text:span text:style-name="CODE"><text:span text:style-name="T102">CFLAGS</text:span></text:span> is altered, and adding the -fPIC flag.</text:p>
      <text:p text:style-name="P119"/>
      <text:p text:style-name="P119"/>
      <text:p text:style-name="P141">Why Automate Patching?</text:p>
      <text:p text:style-name="P119">The tess2 makefile is automatically generated by premake4.</text:p>
      <text:p text:style-name="P119">In this way, the entire pathway of</text:p>
      <text:p text:style-name="P119"/>
      <text:p text:style-name="P119"><text:tab/>premake4 → GNU makefile → patched makefile</text:p>
      <text:p text:style-name="P119"/>
      <text:p text:style-name="P119">can be automated, and only the premake4 configuration needs to be committed to the repository.</text:p>
      <text:p text:style-name="P56"/>
      <text:p text:style-name="P57">For both kiss and tess2 (all new oF dependencies)</text:p>
      <text:p text:style-name="P57"/>
      <text:p text:style-name="P144"><text:span text:style-name="T57">The </text:span><text:span text:style-name="CODE"><text:span text:style-name="T104">oF_deps:kiss:package</text:span></text:span><text:span text:style-name="T57"> an</text:span>d<text:span text:style-name="CODE"> </text:span><text:span text:style-name="CODE"><text:span text:style-name="T104">oF_deps:tess2:package</text:span></text:span><text:span text:style-name="T57"> tasks reorganize dependency files into the directory structure expected by OpenFrameworks. Then, the </text:span><text:span text:style-name="CODE"><text:span text:style-name="T104">oF_deps:inject</text:span></text:span><text:span text:style-name="T57"> task moves those dependency directories into the </text:span><text:span text:style-name="CODE"><text:span text:style-name="T104">ext/openFrameworks/libs/</text:span></text:span><text:span text:style-name="T57"> directory, where OpenFrameworks can actually access them.</text:span></text:p>
      <text:p text:style-name="P117"/>
      <text:p text:style-name="P142"><text:span text:style-name="T57">T</text:span><text:span text:style-name="T52">here is also a </text:span><text:span text:style-name="CODE"><text:span text:style-name="T104">oF_deps:revert</text:span></text:span><text:span text:style-name="T52"> rake task, if you need to roll back to the default libraries.</text:span></text:p>
      <text:p text:style-name="P19"/>
      <text:p text:style-name="P58">NOTE:</text:p>
      <text:p text:style-name="P58">In addition to having the <text:span text:style-name="CODE"><text:span text:style-name="T102">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58"/>
      <text:p text:style-name="P58"><text:tab/><text:span text:style-name="T33">Example</text:span></text:p>
      <text:p text:style-name="P58"><text:tab/><text:span text:style-name="CODE"><text:span text:style-name="T102">-rpath=./libs:./bin/libs</text:span></text:span></text:p>
      <text:p text:style-name="P58"/>
      <text:p text:style-name="P58">As such, the oF core build was patched to move dynamic libraries into <text:span text:style-name="CODE">./bin/libs</text:span>.</text:p>
      <text:p text:style-name="P197"><text:span text:style-name="T113">Patche</text:span><text:span text:style-name="T114">d file:</text:span><text:span text:style-name="T112"> </text:span><text:span text:style-name="CODE">libs/openFrameworksCompiled/project/makefileCommon/compile.project.mk</text:span></text:p>
      <text:p text:style-name="P34"/>
      <text:p text:style-name="P6"><text:soft-page-break/><text:span text:style-name="T207">N</text:span>ecessary alterations to <text:span text:style-name="T150">oF build system </text:span>files</text:p>
      <text:p text:style-name="P9">(adding<text:span text:style-name="CODE"> -fPIC</text:span> to oF core)</text:p>
      <text:p text:style-name="P93"/>
      <text:list xml:id="list1802935552646839389" text:style-name="L3">
        <text:list-item>
          <text:p text:style-name="P214"><text:span text:style-name="T151">add </text:span><text:span text:style-name="CODE"><text:span text:style-name="T121">SHAREDCORE=1</text:span></text:span><text:span text:style-name="T151"> to </text:span><text:span text:style-name="CODE"><text:span text:style-name="T121">compileOF.sh</text:span></text:span><text:span text:style-name="T151"> in the appropriate places</text:span></text:p>
        </text:list-item>
      </text:list>
      <text:p text:style-name="P81"/>
      <text:p text:style-name="P151"><text:span text:style-name="CODE"><text:span text:style-name="T172">ext/OpenFrameworks</text:span></text:span><text:span text:style-name="T122">/scripts/linux/</text:span><text:span text:style-name="T94">compileOF.sh</text:span></text:p>
      <text:p text:style-name="P125"><text:span text:style-name="CODE"><text:span text:style-name="T152">31</text:span></text:span><text:span text:style-name="CODE"><text:span text:style-name="T120"><text:tab/></text:span></text:span><text:span text:style-name="CODE"><text:span text:style-name="T121">make -j$JOBS Debug </text:span></text:span><text:span text:style-name="CODE"><text:span text:style-name="T95">SHAREDCORE=1</text:span></text:span></text:p>
      <text:p text:style-name="P125"><text:span text:style-name="CODE"><text:span text:style-name="T153">...</text:span></text:span></text:p>
      <text:p text:style-name="P125"><text:span text:style-name="CODE"><text:span text:style-name="T152">41</text:span></text:span><text:span text:style-name="CODE"><text:span text:style-name="T120"><text:tab/></text:span></text:span><text:span text:style-name="CODE"><text:span text:style-name="T121"> <text:s text:c="3"/>make -j$JOBS Release </text:span></text:span><text:span text:style-name="CODE"><text:span text:style-name="T95">SHAREDCORE=1</text:span></text:span></text:p>
      <text:p text:style-name="P143"/>
      <text:p text:style-name="P143"/>
      <text:p text:style-name="P135">(check this file if you want a better idea of what this flag does.)</text:p>
      <text:p text:style-name="P147"><text:span text:style-name="T168">ext/OpenFrameworks</text:span>/<text:span text:style-name="T60">libs/openFrameworksCompiled/project/makefileCommon/</text:span><text:span text:style-name="T64">compile.core.mk</text:span></text:p>
      <text:p text:style-name="P233">line 256 or search for "SHAREDCORE"</text:p>
      <text:p text:style-name="P93"/>
      <text:p text:style-name="P93"/>
      <text:list xml:id="list952877866873528562" text:style-name="L4">
        <text:list-item>
          <text:p text:style-name="P215"><text:span text:style-name="T151">add the </text:span><text:span text:style-name="CODE">-fPIC</text:span><text:span text:style-name="T151"> flag to make everything with shared libraries work out.</text:span></text:p>
        </text:list-item>
      </text:list>
      <text:p text:style-name="P105"/>
      <text:p text:style-name="P152"><text:span text:style-name="CODE"><text:span text:style-name="T170">ext/OpenFrameworks</text:span></text:span><text:span text:style-name="CODE"><text:span text:style-name="T169">/libs/openFrameworksCompiled/project/makefileCommon/compile.core.mk</text:span></text:span></text:p>
      <text:p text:style-name="P143"><text:span text:style-name="CODE"><text:span text:style-name="T156">44</text:span></text:span><text:span text:style-name="CODE"><text:tab/>ALL_CFLAGS = </text:span><text:span text:style-name="CODE"><text:span text:style-name="T91">-fPIC</text:span></text:span></text:p>
      <text:p text:style-name="P143"/>
      <text:p text:style-name="P143"/>
      <text:p text:style-name="P143">this value <text:span text:style-name="CODE"><text:span text:style-name="T91">ALL_CFLAGS</text:span></text:span> goes through some processing,</text:p>
      <text:p text:style-name="P143"><text:span text:style-name="T173">a</text:span>nd then eventually becomes the <text:span text:style-name="CODE"><text:span text:style-name="T91">CFLAGS</text:span></text:span> variable</text:p>
      <text:p text:style-name="P116">this allows you to set build flags for the base oF system</text:p>
      <text:p text:style-name="P171"/>
      <text:p text:style-name="P7">building a sketch (testing the C++ layer alone)</text:p>
      <text:p text:style-name="P69"/>
      <text:p text:style-name="P109"><text:span text:style-name="T52">set </text:span><text:span text:style-name="CODE"><text:span text:style-name="T52">-fPIC</text:span></text:span><text:span text:style-name="T52"> </text:span><text:span text:style-name="T62">flag </text:span><text:span text:style-name="T52">here again</text:span></text:p>
      <text:p text:style-name="P70"/>
      <text:p text:style-name="P181"><text:span text:style-name="T61"><text:tab/></text:span><text:span text:style-name="T16">etc/oF_apps/testApp/config.make</text:span></text:p>
      <text:p text:style-name="P134"><text:span text:style-name="CODE"><text:span text:style-name="T153">1</text:span></text:span><text:span text:style-name="CODE"><text:span text:style-name="T156">07</text:span></text:span><text:span text:style-name="CODE"><text:span text:style-name="T24"><text:tab/></text:span></text:span><text:span text:style-name="CODE"><text:span text:style-name="T25"> <text:s text:c="3"/></text:span></text:span><text:span text:style-name="CODE"><text:span text:style-name="T26">PROJECT_CFLAGS = </text:span></text:span><text:span text:style-name="CODE"><text:span text:style-name="T28">-fPIC</text:span></text:span></text:p>
      <text:p text:style-name="P92"/>
      <text:p text:style-name="P72"><text:span text:style-name="T211">Most likely this is fine</text:span>, but if there is a problem, set <text:span text:style-name="CODE">OF_ROO</text:span><text:span text:style-name="CODE"><text:span text:style-name="T210">T</text:span></text:span> here again<text:line-break/><text:span text:style-name="T10">(see later section on configuring Ruby-level build variables)</text:span></text:p>
      <text:p text:style-name="P71"/>
      <text:p text:style-name="P178"><text:tab/><text:span text:style-name="T1">etc/oF_apps/testApp/</text:span><text:span text:style-name="T11">Makefile</text:span><text:span text:style-name="T1">.</text:span><text:span text:style-name="T11">static_lib</text:span></text:p>
      <text:p text:style-name="P127"><text:span text:style-name="CODE"><text:span text:style-name="T159"><text:s text:c="2"/>3</text:span></text:span><text:span text:style-name="CODE"><text:span text:style-name="T24"><text:tab/></text:span></text:span><text:span text:style-name="CODE"><text:span text:style-name="T18">ifneq ($(wildcard config.make),)</text:span></text:span></text:p>
      <text:p text:style-name="P127"><text:span text:style-name="CODE"><text:span text:style-name="T159"><text:s text:c="2"/>4</text:span></text:span><text:span text:style-name="CODE"><text:span text:style-name="T24"><text:tab/></text:span></text:span><text:span text:style-name="CODE"><text:span text:style-name="T18"><text:tab/>include config.make</text:span></text:span></text:p>
      <text:p text:style-name="P127"><text:span text:style-name="CODE"><text:span text:style-name="T159"><text:s text:c="2"/>5</text:span></text:span><text:span text:style-name="CODE"><text:span text:style-name="T24"><text:tab/></text:span></text:span><text:span text:style-name="CODE"><text:span text:style-name="T18">endif</text:span></text:span></text:p>
      <text:p text:style-name="P127"><text:span text:style-name="CODE"><text:span text:style-name="T159"><text:s text:c="2"/>6</text:span></text:span><text:span text:style-name="CODE"><text:span text:style-name="T24"><text:tab/></text:span></text:span></text:p>
      <text:p text:style-name="P127"><text:span text:style-name="CODE"><text:span text:style-name="T159"><text:s text:c="2"/>7</text:span></text:span><text:span text:style-name="CODE"><text:span text:style-name="T24"><text:tab/></text:span></text:span><text:span text:style-name="CODE"><text:span text:style-name="T19"># make sure the the OF_ROOT location is defined</text:span></text:span></text:p>
      <text:p text:style-name="P127"><text:span text:style-name="CODE"><text:span text:style-name="T159"><text:s text:c="2"/>8</text:span></text:span><text:span text:style-name="CODE"><text:span text:style-name="T17"><text:tab/></text:span></text:span><text:span text:style-name="CODE"><text:span text:style-name="T19">ifndef OF_ROOT</text:span></text:span></text:p>
      <text:p text:style-name="P127"><text:span text:style-name="CODE"><text:span text:style-name="T159"><text:s text:c="2"/>9</text:span></text:span><text:span text:style-name="CODE"><text:span text:style-name="T17"><text:tab/></text:span></text:span><text:span text:style-name="CODE"><text:span text:style-name="T19"> <text:s text:c="3"/>OF_ROOT=$(realpath ../..</text:span></text:span><text:span text:style-name="CODE"><text:span text:style-name="T22">/OpenFrameworks/of_v0.9.3_linux64_release</text:span></text:span><text:span text:style-name="CODE"><text:span text:style-name="T19">)</text:span></text:span></text:p>
      <text:p text:style-name="P137"><text:span text:style-name="CODE"><text:span text:style-name="T159"><text:s/>10</text:span></text:span><text:span text:style-name="CODE"><text:span text:style-name="T17"><text:tab/></text:span></text:span><text:span text:style-name="CODE"><text:span text:style-name="T19">endif</text:span></text:span></text:p>
      <text:p text:style-name="P82"/>
      <text:p text:style-name="P107">use the rakefile to build the sketch</text:p>
      <text:p text:style-name="P107"><text:tab/><text:span text:style-name="CODE">rake </text:span><text:span text:style-name="CODE"><text:span text:style-name="T212">oF_sketch</text:span></text:span><text:span text:style-name="CODE">:build</text:span></text:p>
      <text:p text:style-name="P108"/>
      <text:p text:style-name="P108">and then run the sketch (only the oF C++ code will execute here)</text:p>
      <text:p text:style-name="P108"><text:tab/><text:span text:style-name="CODE">rake </text:span><text:span text:style-name="CODE"><text:span text:style-name="T212">oF_sketch</text:span></text:span><text:span text:style-name="CODE">:</text:span><text:span text:style-name="CODE"><text:span text:style-name="T209">run</text:span></text:span></text:p>
      <text:p text:style-name="P108"><text:span text:style-name="CODE"><text:tab/></text:span><text:span text:style-name="CODE"><text:span text:style-name="T171">(this also executes the build task)</text:span></text:span></text:p>
      <text:p text:style-name="P110"><text:soft-page-break/><text:span text:style-name="T80">I</text:span><text:span text:style-name="T71">nstalling oF addons</text:span></text:p>
      <text:p text:style-name="P95"><text:line-break/>Install oF addons into the following folder:<text:line-break/><text:tab/><text:span text:style-name="CODE">ext/OpenFrameworks/addons/</text:span></text:p>
      <text:p text:style-name="P94"/>
      <text:p text:style-name="P96">then add the addons that you want to use, by name, into the following file:</text:p>
      <text:p text:style-name="P97"><text:tab/><text:span text:style-name="CODE">ext/oF_apps/testApp/addons.make</text:span></text:p>
      <text:p text:style-name="P97"><text:span text:style-name="CODE"/></text:p>
      <text:p text:style-name="P97"><text:span text:style-name="CODE"/></text:p>
      <text:p text:style-name="P196">Configure Ruby-level build variables</text:p>
      <text:p text:style-name="P17"/>
      <text:p text:style-name="P148">RubyCPP/Oni/build_libs/common.rb</text:p>
      <text:p text:style-name="P126"><text:span text:style-name="CODE"><text:span text:style-name="T157"><text:s/></text:span></text:span><text:span text:style-name="CODE"><text:span text:style-name="T158">2</text:span></text:span><text:span text:style-name="CODE"><text:span text:style-name="T157">3</text:span></text:span><text:span text:style-name="CODE"><text:span text:style-name="T120"><text:tab/></text:span></text:span><text:span text:style-name="CODE"><text:span text:style-name="T127">PLATFORM</text:span></text:span><text:span text:style-name="CODE"><text:span text:style-name="T125"> <text:s text:c="10"/>= "linux64"</text:span></text:span></text:p>
      <text:p text:style-name="P132"><text:span text:style-name="CODE"><text:span text:style-name="T153"><text:s/></text:span></text:span><text:span text:style-name="CODE"><text:span text:style-name="T154">2</text:span></text:span><text:span text:style-name="CODE"><text:span text:style-name="T153">4</text:span></text:span><text:span text:style-name="CODE"><text:span text:style-name="T120"><text:tab/></text:span></text:span><text:span text:style-name="CODE"><text:span text:style-name="T133">TARGET</text:span></text:span><text:span text:style-name="CODE"><text:span text:style-name="T130"> <text:s text:c="12"/>= "Release"</text:span></text:span></text:p>
      <text:p text:style-name="P132"><text:span text:style-name="CODE"><text:span text:style-name="T153"><text:s/></text:span></text:span><text:span text:style-name="CODE"><text:span text:style-name="T154">2</text:span></text:span><text:span text:style-name="CODE"><text:span text:style-name="T153">5</text:span></text:span><text:span text:style-name="CODE"><text:span text:style-name="T120"><text:tab/></text:span></text:span><text:span text:style-name="CODE"><text:span text:style-name="T133">NUMBER_OF_CORES</text:span></text:span><text:span text:style-name="CODE"><text:span text:style-name="T130"> <text:s text:c="3"/>= 4</text:span></text:span></text:p>
      <text:p text:style-name="P145"><text:span text:style-name="CODE"><text:span text:style-name="T153">...</text:span></text:span></text:p>
      <text:p text:style-name="P122"><text:span text:style-name="CODE"><text:span text:style-name="T153"><text:s/></text:span></text:span><text:span text:style-name="CODE"><text:span text:style-name="T155">3</text:span></text:span><text:span text:style-name="CODE"><text:span text:style-name="T153">7</text:span></text:span><text:span text:style-name="CODE"><text:span text:style-name="T38"><text:tab/></text:span></text:span><text:span text:style-name="CODE"><text:span text:style-name="T44">GEM_ROOT</text:span></text:span><text:span text:style-name="CODE"><text:span text:style-name="T42"> = File.expand_path('./', path_to_file)</text:span></text:span></text:p>
      <text:p text:style-name="P122"><text:span text:style-name="CODE"><text:span text:style-name="T153">...</text:span></text:span></text:p>
      <text:p text:style-name="P122"><text:span text:style-name="CODE"><text:span text:style-name="T153"><text:s/>57</text:span></text:span><text:span text:style-name="CODE"><text:span text:style-name="T38"><text:tab/></text:span></text:span><text:span text:style-name="CODE"><text:span text:style-name="T43">OF_ROOT</text:span></text:span><text:span text:style-name="CODE"><text:span text:style-name="T40"> = </text:span></text:span><text:span text:style-name="CODE"><text:span text:style-name="T41">File.join(GEM_ROOT, "ext", "openFrameworks")<text:tab/></text:span></text:span></text:p>
      <text:p text:style-name="P8"/>
      <text:p text:style-name="P191"><text:span text:style-name="T196">Note: Many of the build variables / paths established by OpenFrameworks will be reused by ruby’s </text:span><text:span text:style-name="CODE"><text:span text:style-name="T119">extconf.rb</text:span></text:span><text:span text:style-name="T196">. The rakefile will extract this information from the OpenFrameworks makefile-based build system automatically, and put it in a </text:span><text:span text:style-name="T199">file</text:span><text:span text:style-name="T196"> specified by the </text:span><text:span text:style-name="CODE"><text:span text:style-name="T31">OF_BUILD_VARIABLE_FILE</text:span></text:span><text:span text:style-name="T29"> </text:span><text:span text:style-name="T196">constant in </text:span><text:span text:style-name="CODE"><text:span text:style-name="T30">common.rb</text:span></text:span><text:span text:style-name="CODE"><text:span text:style-name="T197"><text:line-break/><text:line-break/></text:span></text:span><text:span text:style-name="T196">The rakefile only processes the information extracted from the build system. The actual extraction is performed by </text:span><text:span text:style-name="CODE"><text:span text:style-name="T29">Makefile.static_lib</text:span></text:span><text:span text:style-name="CODE"><text:span text:style-name="T196"> </text:span></text:span><text:span text:style-name="T198">(mentioned above).</text:span><text:span text:style-name="T196"><text:line-break/><text:line-break/></text:span><text:span text:style-name="T200">The main purpose of this makefile is to generate the static library </text:span><text:span text:style-name="T196">called </text:span><text:span text:style-name="CODE"><text:span text:style-name="T29">libOFSketch.a</text:span></text:span><text:span text:style-name="T196">. This file </text:span><text:span text:style-name="T200">compiles all of the obj files (</text:span><text:span text:style-name="CODE"><text:span text:style-name="T119">.o</text:span></text:span><text:span text:style-name="T200">) used to create the sketch into a static lib, which is used by later phases in the build system</text:span><text:span text:style-name="T196">.</text:span></text:p>
      <text:p text:style-name="P191"/>
      <text:p text:style-name="P193">Code organization for <text:span text:style-name="CODE">extconf.rb</text:span> build system</text:p>
      <text:p text:style-name="P193"/>
      <text:p text:style-name="P159">There is one <text:span text:style-name="CODE">extconf.rb</text:span> for the <text:span text:style-name="T214">Phase 1 wrapper code, and another </text:span><text:span text:style-name="CODE">extconf.rb</text:span><text:span text:style-name="T214"> to build Phase 2 for each project.</text:span></text:p>
      <text:p text:style-name="P161"/>
      <text:p text:style-name="P161">As there is substantial overlap between these two files, a <text:span text:style-name="CODE">extconf_common.rb</text:span> file has been created, which comprises most of the overlapping code. This file is then loaded into each <text:span text:style-name="CODE">extconf.rb</text:span>, substantially reducing code duplication, and improving maintainability.</text:p>
      <text:p text:style-name="P161"/>
      <text:p text:style-name="P162">Care has been taken to ensure that each <text:span text:style-name="CODE">extconf.rb</text:span> figures out where the root of the gem repository is, as well as where to dump the <text:span text:style-name="CODE">extconf_variables.yaml</text:span> file. The data dump should always be in the same directly as the <text:span text:style-name="CODE">extconf.rb</text:span> file, but figuring out the exact path takes care, because of the existance of <text:span text:style-name="CODE">extconf_common.rb</text:span>. You don’t want that code to be completely shared, otherwise all files might dump to the same location.</text:p>
      <text:p text:style-name="P161"/>
      <text:p text:style-name="P161"><text:span text:style-name="T91">NOTE</text:span>: May eventually change the Phase 2 build system to something else entirely.</text:p>
      <text:p text:style-name="P234">Code Organization: Separating the oF wrapper (glue code) and project-specific code</text:p>
      <text:p text:style-name="P192"/>
      <text:p text:style-name="P194">All project-specific C++ code should go into</text:p>
      <text:p text:style-name="P194"><text:span text:style-name="CODE">bin/projects/#{PROJECT_NAME}/ext</text:span></text:p>
      <text:p text:style-name="P195">(exact path may change if absolute paths to projects are used, <text:span text:style-name="T215">rather than the default behavior</text:span>)</text:p>
      <text:p text:style-name="P195"/>
      <text:p text:style-name="P182">At minimum, this C++ code must implement the <text:span text:style-name="CODE">rbApp</text:span> class, in accordance with the <text:span text:style-name="CODE">app.h</text:span> interface</text:p>
      <text:p text:style-name="P172">(see <text:span text:style-name="CODE"><text:span text:style-name="T83">boilerplate</text:span></text:span> project for details)</text:p>
      <text:p text:style-name="P172"/>
      <text:p text:style-name="P172"><text:line-break/></text:p>
      <text:p text:style-name="P75"/>
      <text:p text:style-name="P75"><text:span text:style-name="CODE">bin/projects/boilerplate/ext/app.cpp</text:span></text:p>
      <text:p text:style-name="P73">=&gt; <text:span text:style-name="CODE">rbApp</text:span> (c++ class)</text:p>
      <text:p text:style-name="P73"/>
      <text:p text:style-name="P73"><text:span text:style-name="CODE">rbApp</text:span> is used by <text:span text:style-name="CODE">Launcher</text:span>, which forms the backbone of <text:span text:style-name="CODE">RubyOF::Window</text:span></text:p>
      <text:p text:style-name="P80">(c++ class) <text:s text:c="15"/>(c++ class) <text:s text:c="59"/>(ruby class)</text:p>
      <text:p text:style-name="P73"/>
      <text:p text:style-name="P74">thus, all projects must implement <text:span text:style-name="CODE">rbApp</text:span>.</text:p>
      <text:p text:style-name="P74"/>
      <text:p text:style-name="P165">Each project must have an analogous class, but because <text:span text:style-name="CODE">appFactor_create</text:span> is defined part of the project as well, you could <text:span text:style-name="T228">actually</text:span> change the name <text:span text:style-name="CODE">rbApp</text:span><text:span text:style-name="T228"> to something else if you want or need to.</text:span></text:p>
      <text:p text:style-name="P166"><text:tab/>(If you don’t know, it’s perfectly fine to just stick with the default.)</text:p>
      <text:p text:style-name="P155"><text:line-break/><text:span text:style-name="T229">The </text:span><text:span text:style-name="CODE">rbApp</text:span><text:span text:style-name="T229"> o</text:span>bject is eventually freed by mechanisms triggered by <text:span text:style-name="CODE">ofRunApp</text:span>.</text:p>
      <text:p text:style-name="P157"><text:span text:style-name="T229"><text:tab/>(</text:span>See “memory management in C++.odt” for details)</text:p>
      <text:p text:style-name="P235"/>
      <text:p text:style-name="P235"><text:tab/><text:tab/>(more detailed version of this same explanation on the opposite page)<text:tab/><text:tab/><text:tab/><text:tab/></text:p>
      <text:p text:style-name="P155"/>
      <text:p text:style-name="P155"/>
      <text:p text:style-name="P74"/>
      <text:p text:style-name="P74"/>
      <text:p text:style-name="P74">NOTE: Need to create two baseline projects – an example, and a boilerplate file</text:p>
      <text:p text:style-name="P123"><text:span text:style-name="T71">boilerplate</text:span><text:tab/>doesn’t draw anything; just the bare essentials (all appropriate Ruby callbacks)</text:p>
      <text:p text:style-name="P123"><text:span text:style-name="T71">example</text:span><text:tab/>reliant on both c++ and ruby code to test out all RubyOF bindings.</text:p>
      <text:p text:style-name="P158"/>
      <text:p text:style-name="P158"/>
      <text:p text:style-name="P156"/>
      <text:p text:style-name="P163"/>
      <text:p text:style-name="P163"/>
      <text:p text:style-name="P113"><text:span text:style-name="T70">TODO</text:span><text:span text:style-name="T66">: consider </text:span><text:span text:style-name="T67">adding additional formatting to code examples, similar to the ‘shell commands’ notes, in order to improve readability / how skim-able this document is. (currently very dense)</text:span></text:p>
      <text:p text:style-name="P114"><text:span text:style-name="T67">(</text:span><text:span text:style-name="T65">need one style for shell commands, and another for code snippets)</text:span></text:p>
      <text:p text:style-name="P209"/>
      <text:p text:style-name="P111"><text:span text:style-name="T70">TODO</text:span><text:span text:style-name="T65">: create new sublime project, and consider renaming the current one</text:span></text:p>
      <text:p text:style-name="P210"><text:tab/>what is the point of the current project?</text:p>
      <text:p text:style-name="P210"><text:tab/><text:tab/>Need to develop / debug the build system, to make sure the final .so is linked correctly</text:p>
      <text:p text:style-name="P169"><text:tab/>Need a new one to work on developing a particular RubyOF project</text:p>
      <text:p text:style-name="P176">Each project’s custom c++code must define at least two things:</text:p>
      <text:list xml:id="list1425734493089660387" text:style-name="L5">
        <text:list-item>
          <text:p text:style-name="P237"><text:span text:style-name="CODE"><text:span text:style-name="T220">o</text:span></text:span><text:span text:style-name="CODE"><text:span text:style-name="T219">fBaseApp* appFactory_create(Rice::Object self)<text:line-break/></text:span></text:span><text:span text:style-name="T1">(verified by code in </text:span><text:span text:style-name="CODE"><text:span text:style-name="T126">RubyOF::Build::ExtensionBuilder#test_app_factory_link</text:span></text:span><text:span text:style-name="T1">)</text:span></text:p>
        </text:list-item>
        <text:list-item>
          <text:p text:style-name="P216"><text:span text:style-name="T224">S</text:span>ome subclass of <text:span text:style-name="CODE">ofBaseApp</text:span> which is <text:span text:style-name="T224">instantiated in <text:s/></text:span><text:span text:style-name="CODE"><text:span text:style-name="T219">appFactory_create</text:span></text:span></text:p>
        </text:list-item>
      </text:list>
      <text:p text:style-name="P167"/>
      <text:p text:style-name="P174"><text:span text:style-name="T69">Let’s check out </text:span><text:span text:style-name="CODE"><text:span text:style-name="T219">appFactory_create</text:span></text:span> first.</text:p>
      <text:p text:style-name="P175">The C++ class <text:span text:style-name="CODE">Launcher</text:span> uses this function to create the oF app to be run.</text:p>
      <text:p text:style-name="P175"><draw:rect text:anchor-type="paragraph" draw:z-index="6" draw:name="Shape1" draw:style-name="gr2" draw:text-style-name="P241" svg:width="6.2925in" svg:height="0.1571in" svg:x="-0.0319in" svg:y="0.1772in"><text:p/></draw:rect></text:p>
      <text:p text:style-name="P170"><draw:rect text:anchor-type="paragraph" draw:z-index="0" draw:name="Shape1" draw:style-name="gr1" draw:text-style-name="P240" svg:width="6.2925in" svg:height="0.4016in" svg:x="-0.0319in" svg:y="0.1425in"><text:p/></draw:rect><text:span text:style-name="T1"><text:tab/></text:span><text:span text:style-name="T12">ext/rubyOF/launcher.h</text:span></text:p>
      <text:p text:style-name="P129"><text:span text:style-name="CODE"><text:span text:style-name="T159"><text:s/></text:span></text:span><text:span text:style-name="CODE"><text:span text:style-name="T160">52</text:span></text:span><text:span text:style-name="CODE"><text:span text:style-name="T24"><text:tab/></text:span></text:span><text:span text:style-name="CODE"><text:span text:style-name="T218">protected:<text:tab/></text:span></text:span></text:p>
      <text:p text:style-name="P129"><text:span text:style-name="CODE"><text:span text:style-name="T159"><text:s/></text:span></text:span><text:span text:style-name="CODE"><text:span text:style-name="T160">53</text:span></text:span><text:span text:style-name="CODE"><text:span text:style-name="T24"><text:tab/></text:span></text:span><text:span text:style-name="CODE"><text:span text:style-name="T218"><text:tab/>ofBaseApp* <text:s text:c="6"/>mApp <text:s text:c="3"/>= NULL;</text:span></text:span></text:p>
      <text:p text:style-name="P153"><draw:rect text:anchor-type="paragraph" draw:z-index="5" draw:name="Shape1" draw:style-name="gr2" draw:text-style-name="P241" svg:width="6.2925in" svg:height="0.1571in" svg:x="-0.0319in" svg:y="0.172in"><text:p/></draw:rect></text:p>
      <text:p text:style-name="P180"><draw:rect text:anchor-type="paragraph" draw:z-index="1" draw:name="Shape1" draw:style-name="gr1" draw:text-style-name="P240" svg:width="6.2925in" svg:height="1.7358in" svg:x="-0.0319in" svg:y="0.1374in"><text:p/></draw:rect><text:span text:style-name="T1"><text:tab/></text:span><text:span text:style-name="T12">ext/rubyOF/launcher.cpp</text:span></text:p>
      <text:p text:style-name="P129"><text:span text:style-name="CODE"><text:span text:style-name="T159"><text:s/></text:span></text:span><text:span text:style-name="CODE"><text:span text:style-name="T161">10</text:span></text:span><text:span text:style-name="CODE"><text:span text:style-name="T24"><text:tab/></text:span></text:span><text:span text:style-name="CODE"><text:span text:style-name="T218">Launcher::Launcher(Rice::Object self, int width, int height){</text:span></text:span></text:p>
      <text:p text:style-name="P129"><text:span text:style-name="CODE"><text:span text:style-name="T157">...</text:span></text:span><text:span text:style-name="CODE"><text:span text:style-name="T24"><text:tab/></text:span></text:span><text:span text:style-name="CODE"><text:span text:style-name="T218"><text:tab/></text:span></text:span></text:p>
      <text:p text:style-name="P129"><text:span text:style-name="CODE"><text:span text:style-name="T159"><text:s/></text:span></text:span><text:span text:style-name="CODE"><text:span text:style-name="T161">23</text:span></text:span><text:span text:style-name="CODE"><text:span text:style-name="T24"><text:tab/></text:span></text:span><text:span text:style-name="CODE"><text:span text:style-name="T218"><text:tab/>mApp = </text:span></text:span><text:span text:style-name="CODE"><text:span text:style-name="T221">appFactory_create</text:span></text:span><text:span text:style-name="CODE"><text:span text:style-name="T218">(self);</text:span></text:span></text:p>
      <text:p text:style-name="P129"><text:span text:style-name="CODE"><text:span text:style-name="T157">...</text:span></text:span><text:span text:style-name="CODE"><text:span text:style-name="T24"><text:tab/></text:span></text:span><text:span text:style-name="CODE"><text:span text:style-name="T218"><text:tab/></text:span></text:span></text:p>
      <text:p text:style-name="P129"><text:span text:style-name="CODE"><text:span text:style-name="T159"><text:s/></text:span></text:span><text:span text:style-name="CODE"><text:span text:style-name="T161">42</text:span></text:span><text:span text:style-name="CODE"><text:span text:style-name="T17"><text:tab/></text:span></text:span><text:span text:style-name="CODE"><text:span text:style-name="T218">}</text:span></text:span></text:p>
      <text:p text:style-name="P129"><text:span text:style-name="CODE"><text:span text:style-name="T157">...</text:span></text:span><text:span text:style-name="CODE"><text:span text:style-name="T17"><text:tab/></text:span></text:span></text:p>
      <text:p text:style-name="P129"><text:span text:style-name="CODE"><text:span text:style-name="T159"><text:s/></text:span></text:span><text:span text:style-name="CODE"><text:span text:style-name="T161">74</text:span></text:span><text:span text:style-name="CODE"><text:span text:style-name="T17"><text:tab/></text:span></text:span><text:span text:style-name="CODE"><text:span text:style-name="T218">void Launcher::show(){</text:span></text:span></text:p>
      <text:p text:style-name="P129"><text:span text:style-name="CODE"><text:span text:style-name="T157">...</text:span></text:span></text:p>
      <text:p text:style-name="P129"><text:span text:style-name="CODE"><text:span text:style-name="T159"><text:s/></text:span></text:span><text:span text:style-name="CODE"><text:span text:style-name="T161">79</text:span></text:span><text:span text:style-name="CODE"><text:span text:style-name="T17"><text:tab/></text:span></text:span><text:span text:style-name="CODE"><text:span text:style-name="T218"><text:tab/>ofRunApp(mApp);</text:span></text:span></text:p>
      <text:p text:style-name="P124"><text:span text:style-name="CODE"><text:span text:style-name="T166"><text:s/></text:span></text:span><text:span text:style-name="CODE"><text:span text:style-name="T167">80</text:span></text:span><text:span text:style-name="CODE"><text:span text:style-name="T24"><text:tab/></text:span></text:span><text:span text:style-name="CODE"><text:span text:style-name="T222">}</text:span></text:span></text:p>
      <text:p text:style-name="P160"/>
      <text:p text:style-name="P168">(If you use the app’s constructor <text:span text:style-name="T226">instead of this function</text:span>, <text:span text:style-name="CODE">Launcher</text:span> would have to be re-built with every project. <text:span text:style-name="T226">The function provides a level of indirection (Gang of Four factory pattern)</text:span>)</text:p>
      <text:p text:style-name="P160"/>
      <text:p text:style-name="P164"><text:span text:style-name="CODE">app_factory.h</text:span> has the declaration of the function, but there is no function <text:span text:style-name="T33">definition</text:span><text:span text:style-name="T118"> in</text:span> this folder.<text:line-break/><text:span text:style-name="T227">The core wrapper build is fine with this, because it assumes the missing symbol will be linked in later.</text:span></text:p>
      <text:p text:style-name="P164"/>
      <text:p text:style-name="P177"><draw:rect text:anchor-type="paragraph" draw:z-index="2" draw:name="Shape1" draw:style-name="gr1" draw:text-style-name="P240" svg:width="6.2925in" svg:height="0.2441in" svg:x="-0.0319in" svg:y="0.1598in"><text:p/></draw:rect><draw:rect text:anchor-type="paragraph" draw:z-index="4" draw:name="Shape1" draw:style-name="gr2" draw:text-style-name="P241" svg:width="6.2925in" svg:height="0.1571in" svg:x="-0.0319in" svg:y="0.0283in"><text:p/></draw:rect><text:tab/><text:span text:style-name="T32">ext/rubyOF/app_factory.h</text:span></text:p>
      <text:p text:style-name="P146"><text:span text:style-name="CODE"><text:span text:style-name="T159"><text:s/></text:span></text:span><text:span text:style-name="CODE"><text:span text:style-name="T163">12</text:span></text:span><text:span text:style-name="CODE"><text:span text:style-name="T24"><text:tab/></text:span></text:span><text:span text:style-name="CODE"><text:span text:style-name="T21">ofBaseApp* </text:span></text:span><text:span text:style-name="CODE"><text:span text:style-name="T23">appFactory_create</text:span></text:span><text:span text:style-name="CODE"><text:span text:style-name="T21">(Rice::Object self);</text:span></text:span></text:p>
      <text:p text:style-name="P164"/>
      <text:p text:style-name="P154"><text:span text:style-name="T225">L</text:span>et’s take a look at the <text:span text:style-name="CODE"><text:span text:style-name="T82">boilerplate</text:span></text:span> project <text:span text:style-name="T225">for a particular implementation of this function.</text:span></text:p>
      <text:p text:style-name="P173"><draw:rect text:anchor-type="paragraph" draw:z-index="7" draw:name="Shape1" draw:style-name="gr2" draw:text-style-name="P241" svg:width="6.2925in" svg:height="0.1571in" svg:x="-0.0319in" svg:y="0.1602in"><text:p/></draw:rect></text:p>
      <text:p text:style-name="P179"><draw:rect text:anchor-type="paragraph" draw:z-index="3" draw:name="Shape1" draw:style-name="gr1" draw:text-style-name="P240" svg:width="6.2925in" svg:height="1.3677in" svg:x="-0.0319in" svg:y="0.1291in"><text:p/></draw:rect><text:span text:style-name="T1"><text:tab/></text:span><text:span text:style-name="T13">bin/projects/boilerplate/ext/app_factory.cpp</text:span></text:p>
      <text:p text:style-name="P128"><text:span text:style-name="CODE"><text:span text:style-name="T159"><text:s text:c="2"/></text:span></text:span><text:span text:style-name="CODE"><text:span text:style-name="T161">1</text:span></text:span><text:span text:style-name="CODE"><text:span text:style-name="T24"><text:tab/></text:span></text:span><text:span text:style-name="CODE"><text:span text:style-name="T219">#include "app_factory.h"</text:span></text:span><text:span text:style-name="CODE"><text:span text:style-name="T218"><text:tab/></text:span></text:span></text:p>
      <text:p text:style-name="P128"><text:span text:style-name="CODE"><text:span text:style-name="T159"><text:s text:c="2"/></text:span></text:span><text:span text:style-name="CODE"><text:span text:style-name="T161">2</text:span></text:span><text:span text:style-name="CODE"><text:span text:style-name="T24"><text:tab/></text:span></text:span><text:span text:style-name="CODE"><text:span text:style-name="T219">#include "app.h"</text:span></text:span></text:p>
      <text:p text:style-name="P128"><text:span text:style-name="CODE"><text:span text:style-name="T164"><text:s text:c="2"/></text:span></text:span><text:span text:style-name="CODE"><text:span text:style-name="T165">3</text:span></text:span><text:span text:style-name="CODE"><text:span text:style-name="T20"><text:tab/></text:span></text:span></text:p>
      <text:p text:style-name="P128"><text:span text:style-name="CODE"><text:span text:style-name="T159"><text:s/></text:span></text:span><text:span text:style-name="CODE"><text:span text:style-name="T161"><text:s/></text:span></text:span><text:span text:style-name="CODE"><text:span text:style-name="T162">4</text:span></text:span><text:span text:style-name="CODE"><text:span text:style-name="T17"><text:tab/></text:span></text:span><text:span text:style-name="CODE"><text:span text:style-name="T219">ofBaseApp* appFactory_create(Rice::Object self){</text:span></text:span></text:p>
      <text:p text:style-name="P128"><text:span text:style-name="CODE"><text:span text:style-name="T159"><text:s/></text:span></text:span><text:span text:style-name="CODE"><text:span text:style-name="T161"><text:s/></text:span></text:span><text:span text:style-name="CODE"><text:span text:style-name="T162">5</text:span></text:span><text:span text:style-name="CODE"><text:span text:style-name="T17"><text:tab/></text:span></text:span><text:span text:style-name="CODE"><text:span text:style-name="T219"><text:tab/>rbApp* app = new rbApp(self);</text:span></text:span></text:p>
      <text:p text:style-name="P128"><text:span text:style-name="CODE"><text:span text:style-name="T159"><text:s/></text:span></text:span><text:span text:style-name="CODE"><text:span text:style-name="T161"><text:s/></text:span></text:span><text:span text:style-name="CODE"><text:span text:style-name="T162">6</text:span></text:span><text:span text:style-name="CODE"><text:span text:style-name="T17"><text:tab/></text:span></text:span></text:p>
      <text:p text:style-name="P128"><text:span text:style-name="CODE"><text:span text:style-name="T159"><text:s/></text:span></text:span><text:span text:style-name="CODE"><text:span text:style-name="T161"><text:s/></text:span></text:span><text:span text:style-name="CODE"><text:span text:style-name="T162">7</text:span></text:span><text:span text:style-name="CODE"><text:span text:style-name="T17"><text:tab/></text:span></text:span><text:span text:style-name="CODE"><text:span text:style-name="T219"><text:tab/>return app;</text:span></text:span></text:p>
      <text:p text:style-name="P128"><text:span text:style-name="CODE"><text:span text:style-name="T159"><text:s/></text:span></text:span><text:span text:style-name="CODE"><text:span text:style-name="T161"><text:s/></text:span></text:span><text:span text:style-name="CODE"><text:span text:style-name="T162">8</text:span></text:span><text:span text:style-name="CODE"><text:span text:style-name="T17"><text:tab/></text:span></text:span><text:span text:style-name="CODE"><text:span text:style-name="T218">}</text:span></text:span></text:p>
      <text:p text:style-name="P238"/>
      <text:p text:style-name="P83">NOTE: As <text:span text:style-name="CODE">rbApp</text:span> is a subclass of <text:span text:style-name="CODE">ofBaseApp</text:span>, the pointer is automatically cast.</text:p>
      <text:p text:style-name="P83"/>
      <text:p text:style-name="P112">The <text:span text:style-name="CODE">rbApp</text:span> class <text:span text:style-name="T223">for </text:span><text:span text:style-name="T68">the </text:span><text:span text:style-name="CODE"><text:span text:style-name="T86">boilerplate</text:span></text:span><text:span text:style-name="T68"> project </text:span>is defined in the following file:</text:p>
      <text:p text:style-name="Standard"><text:span text:style-name="CODE"><text:tab/>bin/projects/boilerplate/ext/app.cpp</text:span></text:p>
      <text:p text:style-name="P83"/>
      <text:p text:style-name="P83">You can put your custom C++ code for the project into the <text:span text:style-name="CODE">app.cpp</text:span> file.</text:p>
      <text:p text:style-name="P236"/>
      <text:p text:style-name="P183"><text:span text:style-name="T174">Autocomplete Setup </text:span><text:span text:style-name="T175">(similar to VisualStudio intellisense)</text:span></text:p>
      <text:p text:style-name="P38"/>
      <text:p text:style-name="P38">Sublime Text 3 Plugin: EasyClangComplete</text:p>
      <text:p text:style-name="P55"/>
      <text:p text:style-name="P59">See “<text:span text:style-name="T91">cpp sublime text 3.odt</text:span>” for details. <text:span text:style-name="T116">Really only need to read the “Synthesis” section, everything else is just to show the work I did to reach those conclusions.</text:span></text:p>
      <text:p text:style-name="P59"/>
      <text:p text:style-name="P120">Basically, you need to install clang and bear</text:p>
      <text:p text:style-name="P120"><text:tab/><text:span text:style-name="CODE">sudo apt install clang bear</text:span></text:p>
      <text:p text:style-name="P120"/>
      <text:p text:style-name="P120">and install the EasyClangComplete Sublime3 package (use package control)</text:p>
      <text:p text:style-name="P120"/>
      <text:p text:style-name="P120">and then generate the Clang symbol DB</text:p>
      <text:p text:style-name="P120">(rakefile build system automatically builds this up for you)</text:p>
      <text:p text:style-name="P59"/>
      <text:p text:style-name="P60">May have to play with the EasyClangComplete auto-complete trigger settings in Sublime before things work out.</text:p>
      <text:p text:style-name="P60"/>
      <text:p text:style-name="P60"/>
      <text:p text:style-name="P46">May have to use ctrl+space to manually trigger auto complete.</text:p>
      <text:p text:style-name="P46">Or may need to <text:span text:style-name="T117">put the ‘.’ (dot operator) down, and then space and backspace before the correct menu shows up.</text:span></text:p>
      <text:p text:style-name="P46">(triggering sublime’s default auto complete on accident)</text:p>
      <text:p text:style-name="P46"/>
      <text:p text:style-name="P61">Currently, the clang DB is regenerated automatically when the c-extension is built.</text:p>
      <text:p text:style-name="P61">(determining whether or not the DB actually needs to be regenerated is controlled by the function <text:span text:style-name="CODE">regenerate_clang_db?</text:span>)</text:p>
      <text:p text:style-name="P61"/>
      <text:p text:style-name="P61"><text:span text:style-name="T91">NOTE</text:span>: This approach has side effects: Auto-complete is only useful for files in the ruby c-extension. When editing oF app or oF core, the DB is not correct, and the information provided by Clang is often wrong.</text:p>
      <text:p text:style-name="P61"/>
      <text:p text:style-name="P61"><text:span text:style-name="T91">TODO</text:span>: need autocomplete for those files as well</text:p>
      <text:p text:style-name="P61"/>
      <text:p text:style-name="P61"><text:span text:style-name="T93">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38"/>
      <text:p text:style-name="P38"/>
      <text:p text:style-name="P38"/>
      <text:p text:style-name="P38"/>
      <text:p text:style-name="P38"/>
      <text:p text:style-name="P38"/>
      <text:p text:style-name="P38"/>
      <text:p text:style-name="P38"/>
      <text:p text:style-name="P186">Debugging</text:p>
      <text:p text:style-name="P12"/>
      <text:p text:style-name="P12">Creating Debug Build</text:p>
      <text:p text:style-name="P38"/>
      <text:p text:style-name="P38">Need to build OpenFrameworks with debug symbols in order to use GDB.</text:p>
      <text:p text:style-name="P38"/>
      <text:p text:style-name="P130">common.rb</text:p>
      <text:p text:style-name="P125"><text:span text:style-name="CODE"><text:span text:style-name="T157"><text:s/>10</text:span></text:span><text:span text:style-name="CODE"><text:span text:style-name="T120"><text:tab/></text:span></text:span><text:span text:style-name="CODE"><text:span text:style-name="T123"># this constant controlls whether or not the oF project</text:span></text:span></text:p>
      <text:p text:style-name="P131"><text:span text:style-name="CODE"><text:span text:style-name="T153"><text:s/>11</text:span></text:span><text:span text:style-name="CODE"><text:span text:style-name="T120"><text:tab/></text:span></text:span><text:span text:style-name="CODE"><text:span text:style-name="T128"># will be built with debugging symbols or not.</text:span></text:span></text:p>
      <text:p text:style-name="P125"><text:span text:style-name="CODE"><text:span text:style-name="T157"><text:s/>12</text:span></text:span><text:span text:style-name="CODE"><text:span text:style-name="T63"><text:tab/></text:span></text:span><text:span text:style-name="CODE"><text:span text:style-name="T123"># (you need this for GDB support, etc.)</text:span></text:span></text:p>
      <text:p text:style-name="P121"><text:span text:style-name="CODE"><text:span text:style-name="T153"><text:s/>13</text:span></text:span><text:span text:style-name="CODE"><text:span text:style-name="T38"><text:tab/></text:span></text:span><text:span text:style-name="CODE"><text:span text:style-name="T39">OF_DEBUG = true</text:span></text:span></text:p>
      <text:p text:style-name="P121"><text:span text:style-name="CODE"><text:span text:style-name="T153">...</text:span></text:span></text:p>
      <text:p text:style-name="P121"><text:span text:style-name="CODE"><text:span text:style-name="T153"><text:s/>24</text:span></text:span><text:span text:style-name="CODE"><text:span text:style-name="T38"><text:tab/></text:span></text:span><text:span text:style-name="CODE"><text:span text:style-name="T39">TARGET <text:s text:c="12"/>= OF_DEBUG ? "Debug" : "Release"</text:span></text:span></text:p>
      <text:p text:style-name="P121"><text:span text:style-name="CODE"><text:span text:style-name="T39"/></text:span></text:p>
      <text:p text:style-name="P38"/>
      <text:p text:style-name="P38">This will switch the system <text:span text:style-name="T134">between the Release and Debug builds.</text:span><text:line-break/>(see rakefile for details)</text:p>
      <text:p text:style-name="P38"/>
      <text:p text:style-name="P133">Rakefile</text:p>
      <text:p text:style-name="P125"><text:span text:style-name="CODE"><text:span text:style-name="T157"><text:s/>477</text:span></text:span><text:span text:style-name="CODE"><text:span text:style-name="T120"><text:tab/></text:span></text:span><text:span text:style-name="CODE"><text:span text:style-name="T124">run_i "make Run#{TARGET}"</text:span></text:span></text:p>
      <text:p text:style-name="P125"><text:span text:style-name="CODE"><text:span text:style-name="T157">...</text:span></text:span></text:p>
      <text:p text:style-name="P131"><text:span text:style-name="CODE"><text:span text:style-name="T153"><text:s/>555</text:span></text:span><text:span text:style-name="CODE"><text:span text:style-name="T120"><text:tab/></text:span></text:span><text:span text:style-name="CODE"><text:span text:style-name="T129">out = `make printvars TARGET_NAME=#{TARGET}`</text:span></text:span></text:p>
      <text:p text:style-name="P131"><text:span text:style-name="CODE"><text:span text:style-name="T153">...</text:span></text:span></text:p>
      <text:p text:style-name="P144"><text:span text:style-name="CODE"><text:span text:style-name="T157"><text:s/>629</text:span></text:span><text:span text:style-name="CODE"><text:span text:style-name="T63"><text:tab/></text:span></text:span><text:span text:style-name="CODE"><text:span text:style-name="T124">run_i "make static_lib TARGET_NAME=#{TARGET}" do</text:span></text:span></text:p>
      <text:p text:style-name="P62"><text:tab/><text:tab/><text:tab/></text:p>
      <text:p text:style-name="P62"/>
      <text:p text:style-name="P62">The way things are currently set up, changing the build target effects what things will be built, what things will be run, and what .o files get linked into the .a for the OpenFrameworks project.</text:p>
      <text:p text:style-name="P62"/>
      <text:p text:style-name="P63">NOTE: Building the core always builds both release and debug versions of oF core.</text:p>
      <text:p text:style-name="P63">NOTE: The ‘debug’ tasks in the rakefile assume that the Debug versions of things have been built.</text:p>
      <text:p text:style-name="P63"/>
      <text:p text:style-name="P62"><text:span text:style-name="T91">TODO</text:span>: create configuration file with key user-editable variables for the build system. Should not expose the editing of a bunch of constants in a ruby file when exposing only a key-value store will be sufficient.</text:p>
      <text:p text:style-name="P38"/>
      <text:p text:style-name="P38"/>
      <text:p text:style-name="P15"><text:span text:style-name="T135">Using the </text:span>Debugging System</text:p>
      <text:p text:style-name="P50">rakefile establishes some task that help with debugging, using GDB to inspect a ruby process.</text:p>
      <text:p text:style-name="P50"/>
      <text:p text:style-name="P50">NOTE: Currently these task often require you to type some commands into GDB when it starts up; not everything will load up automatically, which is a pain.</text:p>
      <text:p text:style-name="P50"/>
      <text:p text:style-name="P50"><text:span text:style-name="T91">TODO</text:span>: figure out how to use a GDB gui instead of using the normal command-line interface</text:p>
      <text:p text:style-name="P50">(consider eventually writing my own frontend)</text:p>
      <text:p text:style-name="P50"/>
      <text:p text:style-name="P50"/>
      <text:p text:style-name="P50">ruby debug_project</text:p>
      <text:p text:style-name="P211">ruby debug</text:p>
      <text:p text:style-name="P239">Loading Fonts for Unicode Strings</text:p>
      <text:p text:style-name="P28">may have to handle this from the ruby-level for linux, as the current linux ‘get font by name’ system is broken. Can easily access available fonts through the shell:</text:p>
      <text:p text:style-name="P28"><text:tab/><text:span text:style-name="CODE">fc-list</text:span></text:p>
      <text:p text:style-name="P90">and just need to parse that out to figure out what the absolute paths to fonts are.</text:p>
      <text:p text:style-name="P90"/>
      <text:p text:style-name="P90">If absolute paths are passed to the font system, things work fine. However, if the system needs to resolve the paths on its own, you get problems.</text:p>
      <text:p text:style-name="P76">(trying to use GDB to debug this problem)</text:p>
      <text:p text:style-name="P76"/>
      <text:p text:style-name="P76"/>
      <text:p text:style-name="P29"/>
      <text:p text:style-name="P29">Notice that oF’s diagnostic for whether or not fonts have loaded correctly can (essentially) lie to you:</text:p>
      <text:p text:style-name="P30"><text:tab/></text:p>
      <text:p text:style-name="P30"><text:span text:style-name="CODE"><text:span text:style-name="T1"><text:tab/>// NOTE: These two fonts should display differently</text:span></text:span></text:p>
      <text:p text:style-name="P30"><text:span text:style-name="CODE"><text:span text:style-name="T1"><text:tab/>// If they don't, then it means the font face is not loading properly.</text:span></text:span></text:p>
      <text:p text:style-name="P30"><text:span text:style-name="CODE"><text:span text:style-name="T1"><text:tab/>bool flag;</text:span></text:span></text:p>
      <text:p text:style-name="P30"><text:span text:style-name="CODE"><text:span text:style-name="T1"><text:tab/></text:span></text:span></text:p>
      <text:p text:style-name="P30"><text:span text:style-name="CODE"><text:span text:style-name="T1"><text:tab/>// ofTtfSettings settings1("DejaVu Sans", 50);</text:span></text:span></text:p>
      <text:p text:style-name="P30"><text:span text:style-name="CODE"><text:span text:style-name="T1"><text:tab/>// settings1.antialiased = true;</text:span></text:span></text:p>
      <text:p text:style-name="P30"><text:span text:style-name="CODE"><text:span text:style-name="T1"><text:tab/>// flag = mFont1.load(settings1);</text:span></text:span></text:p>
      <text:p text:style-name="P30"><text:span text:style-name="CODE"><text:span text:style-name="T1"><text:tab/>// if(flag){</text:span></text:span></text:p>
      <text:p text:style-name="P30"><text:span text:style-name="CODE"><text:span text:style-name="T1"><text:tab/>// <text:tab/>cout &lt;&lt; "font 1 loaded correctly\n";</text:span></text:span></text:p>
      <text:p text:style-name="P30"><text:span text:style-name="CODE"><text:span text:style-name="T1"><text:tab/>// }</text:span></text:span></text:p>
      <text:p text:style-name="P30"><text:span text:style-name="CODE"><text:span text:style-name="T1"><text:tab/></text:span></text:span></text:p>
      <text:p text:style-name="P30"><text:span text:style-name="CODE"><text:span text:style-name="T1"><text:tab/>// ofTtfSettings settings2("Liberation Serif", 50);</text:span></text:span></text:p>
      <text:p text:style-name="P30"><text:span text:style-name="CODE"><text:span text:style-name="T1"><text:tab/>// settings2.antialiased = true;</text:span></text:span></text:p>
      <text:p text:style-name="P30"><text:span text:style-name="CODE"><text:span text:style-name="T1"><text:tab/>// flag = mFont2.load(settings2);</text:span></text:span></text:p>
      <text:p text:style-name="P30"><text:span text:style-name="CODE"><text:span text:style-name="T1"><text:tab/>// if(flag){</text:span></text:span></text:p>
      <text:p text:style-name="P30"><text:span text:style-name="CODE"><text:span text:style-name="T1"><text:tab/>// <text:tab/>cout &lt;&lt; "font 2 loaded correctly\n";</text:span></text:span></text:p>
      <text:p text:style-name="P30"><text:span text:style-name="CODE"><text:span text:style-name="T1"><text:tab/>// }</text:span></text:span></text:p>
      <text:p text:style-name="P30"><text:span text:style-name="CODE"><text:span text:style-name="T1"><text:tab/></text:span></text:span></text:p>
      <text:p text:style-name="P30"><text:span text:style-name="CODE"><text:span text:style-name="T1"><text:tab/></text:span></text:span></text:p>
      <text:p text:style-name="P30"><text:span text:style-name="CODE"><text:span text:style-name="T1"><text:tab/>// The flag is beilg set correctly, but the system is lying.</text:span></text:span></text:p>
      <text:p text:style-name="P30"><text:span text:style-name="CODE"><text:span text:style-name="T1"><text:tab/>// The font face is not, in fact, loading correctly, </text:span></text:span></text:p>
      <text:p text:style-name="P30"><text:span text:style-name="CODE"><text:span text:style-name="T1"><text:tab/>// as two faces that look quite different (sans serif v. roman)</text:span></text:span></text:p>
      <text:p text:style-name="P30"><text:span text:style-name="CODE"><text:span text:style-name="T1"><text:tab/>// appear exactly the same.</text:span></text:span></text:p>
      <text:p text:style-name="P30"><text:span text:style-name="CODE"><text:span text:style-name="T1"><text:tab/>// </text:span></text:span></text:p>
      <text:p text:style-name="P30"><text:span text:style-name="CODE"><text:span text:style-name="T1"><text:tab/>// Need to figure out why the font is not being loaded properly.</text:span></text:span></text:p>
      <text:p text:style-name="P30"><text:span text:style-name="CODE"><text:span text:style-name="T1"><text:tab/>// The older version of ofTrueTypeFont I was using did work as I expected,</text:span></text:span></text:p>
      <text:p text:style-name="P30"><text:span text:style-name="CODE"><text:span text:style-name="T1"><text:tab/>// and the current version does not.</text:span></text:span></text:p>
      <text:p text:style-name="P30"><text:span text:style-name="CODE"><text:span text:style-name="T1"><text:tab/>// </text:span></text:span></text:p>
      <text:p text:style-name="P30"><text:span text:style-name="CODE"><text:span text:style-name="T1"><text:tab/>// Have the assumptions around font load paths changed?</text:span></text:span></text:p>
      <text:p text:style-name="P30"><text:span text:style-name="CODE"><text:span text:style-name="T1"><text:tab/>// Do fonts have to be in the data dir?</text:span></text:span></text:p>
      <text:p text:style-name="P30"><text:span text:style-name="CODE"><text:span text:style-name="T1"><text:tab/>// That used to be the case, but then it changed (maybe it changed back?)</text:span></text:span></text:p>
      <text:p text:style-name="P30"><text:span text:style-name="CODE"><text:span text:style-name="T1"><text:tab/></text:span></text:span></text:p>
      <text:p text:style-name="P30"><text:span text:style-name="CODE"><text:span text:style-name="T1"><text:tab/>// of particular note:</text:span></text:span></text:p>
      <text:p text:style-name="P30"><text:span text:style-name="CODE"><text:span text:style-name="T1"><text:tab/>// ofTrueTypeFont::load(settings) =&gt; loadFontFace() =&gt; ofToDataPath()</text:span></text:span></text:p>
      <text:p text:style-name="P30"><text:span text:style-name="CODE"><text:span text:style-name="T1"><text:tab/>// </text:span></text:span></text:p>
      <text:p text:style-name="P30"><text:span text:style-name="CODE"><text:span text:style-name="T1"><text:tab/>// the inclusion of ofToDataPath() is something that has changed from </text:span></text:span></text:p>
      <text:p text:style-name="P30"><text:span text:style-name="CODE"><text:span text:style-name="T1"><text:tab/>// the commit on the OpenFrameworks master branch I was previously using.</text:span></text:span></text:p>
      <text:p text:style-name="P30"><text:span text:style-name="CODE"><text:span text:style-name="T1"><text:tab/>// see the diff: https://github.com/openframeworks/openFrameworks/compare/a27821f5287b2430c6368f5a249f...RavensKrag:master</text:span></text:span></text:p>
      <text:p text:style-name="P77"/>
      <text:p text:style-name="P187">Notes / <text:span text:style-name="T217">Errata</text:span></text:p>
      <text:p text:style-name="P99"/>
      <text:p text:style-name="P100">Building with -fPIC</text:p>
      <text:p text:style-name="P100"/>
      <text:p text:style-name="P35">Now have it set up such that the main OpenFrameworks build system is using dependencies <text:span text:style-name="T110">built</text:span> with the <text:span text:style-name="CODE">-fPIC</text:span> flag. <text:span text:style-name="T206">Used to use one set of libraries for the sketch build and another for the Ruby c-extension build. That was a massive headache and a very bad idea in general...</text:span></text:p>
      <text:p text:style-name="P35"/>
      <text:p text:style-name="P10">Where are the Test images from?</text:p>
      <text:p text:style-name="P25"/>
      <text:p text:style-name="P27"><text:span text:style-name="CODE">bin/data</text:span></text:p>
      <text:p text:style-name="P27"><text:span text:style-name="CODE">ext/oF_apps/testApp/bin/data</text:span></text:p>
      <text:p text:style-name="P27"/>
      <text:p text:style-name="P27">both <text:span text:style-name="T138">directories</text:span> are pulling images from the openFrameworks repository:</text:p>
      <text:p text:style-name="P27"><text:span text:style-name="CODE"><text:tab/>ext/openFrameworks/docs/images</text:span></text:p>
      <text:p text:style-name="P83">(just needed some free images that I can use to test image loading.)</text:p>
      <text:p text:style-name="P1"/>
      <text:p text:style-name="P2">ERROR: couldn’t init GLFW</text:p>
      <text:p text:style-name="P84"><text:span text:style-name="CODE"/></text:p>
      <text:p text:style-name="P87"><text:span text:style-name="CODE"><text:span text:style-name="T131">ravenskrag@ravensnest:~/Desktop/gem_structure$ rake oF_project:run</text:span></text:span></text:p>
      <text:p text:style-name="P87"><text:span text:style-name="CODE"><text:span text:style-name="T131">HOST_OS=Linux</text:span></text:span></text:p>
      <text:p text:style-name="P87"><text:span text:style-name="CODE"><text:span text:style-name="T131">checking pkg-config libraries: <text:s text:c="2"/>cairo zlib gstreamer-app-1.0 gstreamer-1.0 gstreamer-video-1.0 gstreamer-base-1.0 libudev freetype2 fontconfig sndfile openal openssl libcurl glfw3 libpulse-simple alsa gl glu glew gtk+-3.0 libmpg123 </text:span></text:span></text:p>
      <text:p text:style-name="P87"><text:span text:style-name="CODE"><text:span text:style-name="T131">with PKG_CONFIG_LIBDIR=</text:span></text:span></text:p>
      <text:p text:style-name="P87"><text:span text:style-name="CODE"><text:span text:style-name="T131">[ error ] ofAppGLFWWindow: 65544: Linux: Failed to initialize inotify: Too many open files</text:span></text:span></text:p>
      <text:p text:style-name="P87"><text:span text:style-name="CODE"><text:span text:style-name="T131">[ error ] ofAppGLFWWindow: </text:span></text:span><text:span text:style-name="CODE"><text:span text:style-name="T132">couldn't init GLFW</text:span></text:span></text:p>
      <text:p text:style-name="P87"><text:span text:style-name="CODE"><text:span text:style-name="T131">[ error ] ofAppGLFWWindow: 65537: The GLFW library is not initialized</text:span></text:span></text:p>
      <text:p text:style-name="P87"><text:span text:style-name="CODE"><text:span text:style-name="T131">[notice ] font name in settings:"/usr/share/fonts/truetype/fonts-japanese-gothic.ttf"</text:span></text:span></text:p>
      <text:p text:style-name="P87"><text:span text:style-name="CODE"><text:span text:style-name="T131"><text:s/></text:span></text:span></text:p>
      <text:p text:style-name="P87"><text:span text:style-name="CODE"><text:span text:style-name="T131">[notice ] filename:"/usr/share/fonts/truetype/takao-gothic/TakaoPGothic.ttf"</text:span></text:span></text:p>
      <text:p text:style-name="P87"><text:span text:style-name="CODE"><text:span text:style-name="T131"/></text:span></text:p>
      <text:p text:style-name="P87"><text:span text:style-name="CODE"><text:span text:style-name="T131">[notice ] fontFile:1</text:span></text:span></text:p>
      <text:p text:style-name="P87"><text:span text:style-name="CODE"><text:span text:style-name="T131"/></text:span></text:p>
      <text:p text:style-name="P87"><text:span text:style-name="CODE"><text:span text:style-name="T131">[notice ] final filename:/usr/share/fonts/truetype/takao-gothic/TakaoPGothic.ttf</text:span></text:span></text:p>
      <text:p text:style-name="P87"><text:span text:style-name="CODE"><text:span text:style-name="T131"/></text:span></text:p>
      <text:p text:style-name="P87"><text:span text:style-name="CODE"><text:span text:style-name="T131">[notice ] font successfully loaded</text:span></text:span></text:p>
      <text:p text:style-name="P87"><text:span text:style-name="CODE"><text:span text:style-name="T131"/></text:span></text:p>
      <text:p text:style-name="P87"><text:span text:style-name="CODE"><text:span text:style-name="T132">[ error ] ofAppGLFWWindow: 65537: The GLFW library is not initialized</text:span></text:span></text:p>
      <text:p text:style-name="P87"><text:span text:style-name="CODE"><text:span text:style-name="T132">[ error ] ofAppGLFWWindow: 65537: The GLFW library is not initialized</text:span></text:span></text:p>
      <text:p text:style-name="P87"><text:span text:style-name="CODE"><text:span text:style-name="T131">Segmentation fault (core dumped)</text:span></text:span></text:p>
      <text:p text:style-name="P87"><text:span text:style-name="CODE"><text:span text:style-name="T131">/home/ravenskrag/Desktop/gem_structure/ext/openFrameworks/libs/openFrameworksCompiled/project/makefileCommon/compile.project.mk:204: recipe for target 'RunDebug' failed</text:span></text:span></text:p>
      <text:p text:style-name="P87"><text:span text:style-name="CODE"><text:span text:style-name="T131">make: *** [RunDebug] Error 139</text:span></text:span></text:p>
      <text:p text:style-name="P87"><text:span text:style-name="CODE"/></text:p>
      <text:p text:style-name="P88">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89"/>
      <text:p text:style-name="P85">Program seems to be dying on the #draw step</text:p>
      <text:p text:style-name="P86"/>
      <text:p text:style-name="P23"/>
      <text:p text:style-name="P23"/>
      <text:p text:style-name="P23"/>
      <text:p text:style-name="P23"/>
      <text:p text:style-name="P22"/>
      <text:p text:style-name="P11"><text:soft-page-break/>OpenFrameworks sketch build system</text:p>
      <text:p text:style-name="P22"/>
      <text:p text:style-name="P24">SIDENOTE:</text:p>
      <text:p text:style-name="P115">Look at these other cool variables:</text:p>
      <text:p text:style-name="P115"/>
      <text:p text:style-name="P115"><text:span text:style-name="CODE">- 'OF_CORE_THIRDPARTY_SHARED_LIBS = /home/ravenskrag/Desktop/gem_structure/ext/openFrameworks/libs/fmodex/lib/linux64/libfmodex.so</text:span></text:p>
      <text:p text:style-name="P115"><text:span text:style-name="CODE"/></text:p>
      <text:p text:style-name="P115"><text:span text:style-name="CODE">'</text:span></text:p>
      <text:p text:style-name="P115"><text:span text:style-name="CODE">- 'XCURSOR_THEME = breeze_cursors</text:span></text:p>
      <text:p text:style-name="P18"/>
      <text:p text:style-name="P18"/>
      <text:p text:style-name="P20">~/.profile file held declaration for PG_OF_PATH</text:p>
      <text:p text:style-name="P20">that has been removed, but variable seems to persist.</text:p>
      <text:p text:style-name="P20">Hopefully will be gone after next system restart.</text:p>
      <text:p text:style-name="P20"/>
      <text:p text:style-name="P20"/>
      <text:p text:style-name="P5">Problems mixing GLM and Rice</text:p>
      <text:p text:style-name="P20"/>
      <text:p text:style-name="P21">Seems to be a symbol collision between GLM and Rice.</text:p>
      <text:p text:style-name="P21">When Rice is disabled, the system has no problem building GLM-headers.</text:p>
      <text:p text:style-name="P18"/>
      <text:p text:style-name="P21">Ok, the symbol ‘isfinite’ is the problem on the GLM side (template thing)</text:p>
      <text:p text:style-name="P21">but that symbol does not exist anywhere in Rice.</text:p>
      <text:p text:style-name="P21"/>
      <text:p text:style-name="P21">It seems that <text:span text:style-name="T91">if the Rice header is included later, then the problems go away</text:span>?</text:p>
      <text:p text:style-name="P21">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30T17:46:55.649410473</dc:date>
    <dc:creator>Jason Ko</dc:creator>
    <meta:editing-duration>P2DT13H4M42S</meta:editing-duration>
    <meta:editing-cycles>423</meta:editing-cycles>
    <meta:generator>LibreOffice/5.1.6.2$Linux_X86_64 LibreOffice_project/10m0$Build-2</meta:generator>
    <meta:document-statistic meta:table-count="0" meta:image-count="0" meta:object-count="0" meta:page-count="14" meta:paragraph-count="368" meta:word-count="3638" meta:character-count="24057" meta:non-whitespace-character-count="20468"/>
  </office:meta>
</office:document-meta>
</file>